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1.309cm"/>
    </style:style>
    <style:style style:name="Table6.B" style:family="table-column">
      <style:table-column-properties style:column-width="2.415cm"/>
    </style:style>
    <style:style style:name="Table6.C" style:family="table-column">
      <style:table-column-properties style:column-width="4.602cm"/>
    </style:style>
    <style:style style:name="Table6.D" style:family="table-column">
      <style:table-column-properties style:column-width="2.171cm"/>
    </style:style>
    <style:style style:name="Table6.F" style:family="table-column">
      <style:table-column-properties style:column-width="2.17cm"/>
    </style:style>
    <style:style style:name="Table6.G" style:family="table-column">
      <style:table-column-properties style:column-width="2.175cm"/>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2.267cm" style:rel-column-width="8737*"/>
    </style:style>
    <style:style style:name="Table7.B" style:family="table-column">
      <style:table-column-properties style:column-width="3.401cm" style:rel-column-width="13107*"/>
    </style:style>
    <style:style style:name="Table7.D" style:family="table-column">
      <style:table-column-properties style:column-width="3.399cm" style:rel-column-width="13106*"/>
    </style:style>
    <style:style style:name="Table7.E" style:family="table-column">
      <style:table-column-properties style:column-width="4.533cm" style:rel-column-width="17478*"/>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013cm" fo:margin-left="0cm" table:align="left"/>
    </style:style>
    <style:style style:name="Table2.A" style:family="table-column">
      <style:table-column-properties style:column-width="1.501cm"/>
    </style:style>
    <style:style style:name="Table2.B" style:family="table-column">
      <style:table-column-properties style:column-width="2.768cm"/>
    </style:style>
    <style:style style:name="Table2.C" style:family="table-column">
      <style:table-column-properties style:column-width="5.274cm"/>
    </style:style>
    <style:style style:name="Table2.D" style:family="table-column">
      <style:table-column-properties style:column-width="2.489cm"/>
    </style:style>
    <style:style style:name="Table2.F" style:family="table-column">
      <style:table-column-properties style:column-width="2.49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125cm" style:rel-column-width="8191*"/>
    </style:style>
    <style:style style:name="Table3.B" style:family="table-column">
      <style:table-column-properties style:column-width="3.187cm" style:rel-column-width="12287*"/>
    </style:style>
    <style:style style:name="Table3.D" style:family="table-column">
      <style:table-column-properties style:column-width="4.251cm" style:rel-column-width="16384*"/>
    </style:style>
    <style:style style:name="Table3.E"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8" style:family="table">
      <style:table-properties style:width="17.013cm" fo:margin-left="0cm" table:align="left"/>
    </style:style>
    <style:style style:name="Table18.A" style:family="table-column">
      <style:table-column-properties style:column-width="1.501cm"/>
    </style:style>
    <style:style style:name="Table18.B" style:family="table-column">
      <style:table-column-properties style:column-width="2.768cm"/>
    </style:style>
    <style:style style:name="Table18.C" style:family="table-column">
      <style:table-column-properties style:column-width="5.274cm"/>
    </style:style>
    <style:style style:name="Table18.D" style:family="table-column">
      <style:table-column-properties style:column-width="2.489cm"/>
    </style:style>
    <style:style style:name="Table18.F" style:family="table-column">
      <style:table-column-properties style:column-width="2.492cm"/>
    </style:style>
    <style:style style:name="Table18.A1" style:family="table-cell">
      <style:table-cell-properties fo:padding="0.097cm" fo:border-left="0.05pt solid #000000" fo:border-right="none" fo:border-top="0.05pt solid #000000" fo:border-bottom="0.05pt solid #000000"/>
    </style:style>
    <style:style style:name="Table18.F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F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125cm" style:rel-column-width="8191*"/>
    </style:style>
    <style:style style:name="Table19.B" style:family="table-column">
      <style:table-column-properties style:column-width="3.187cm" style:rel-column-width="12287*"/>
    </style:style>
    <style:style style:name="Table19.D" style:family="table-column">
      <style:table-column-properties style:column-width="4.251cm" style:rel-column-width="16384*"/>
    </style:style>
    <style:style style:name="Table19.E" style:family="table-column">
      <style:table-column-properties style:column-width="4.251cm" style:rel-column-width="16386*"/>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5" style:family="table">
      <style:table-properties style:width="17.013cm" fo:margin-left="0cm" table:align="left"/>
    </style:style>
    <style:style style:name="Table5.A" style:family="table-column">
      <style:table-column-properties style:column-width="1.501cm"/>
    </style:style>
    <style:style style:name="Table5.B" style:family="table-column">
      <style:table-column-properties style:column-width="2.768cm"/>
    </style:style>
    <style:style style:name="Table5.C" style:family="table-column">
      <style:table-column-properties style:column-width="5.274cm"/>
    </style:style>
    <style:style style:name="Table5.D" style:family="table-column">
      <style:table-column-properties style:column-width="2.489cm"/>
    </style:style>
    <style:style style:name="Table5.F" style:family="table-column">
      <style:table-column-properties style:column-width="2.492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2.125cm" style:rel-column-width="8191*"/>
    </style:style>
    <style:style style:name="Table8.B" style:family="table-column">
      <style:table-column-properties style:column-width="3.187cm" style:rel-column-width="12287*"/>
    </style:style>
    <style:style style:name="Table8.D" style:family="table-column">
      <style:table-column-properties style:column-width="4.251cm" style:rel-column-width="16384*"/>
    </style:style>
    <style:style style:name="Table8.E" style:family="table-column">
      <style:table-column-properties style:column-width="4.251cm" style:rel-column-width="16386*"/>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24" style:family="table">
      <style:table-properties style:width="17.013cm" fo:margin-left="0cm" table:align="left"/>
    </style:style>
    <style:style style:name="Table24.A" style:family="table-column">
      <style:table-column-properties style:column-width="1.501cm"/>
    </style:style>
    <style:style style:name="Table24.B" style:family="table-column">
      <style:table-column-properties style:column-width="2.768cm"/>
    </style:style>
    <style:style style:name="Table24.C" style:family="table-column">
      <style:table-column-properties style:column-width="5.274cm"/>
    </style:style>
    <style:style style:name="Table24.D" style:family="table-column">
      <style:table-column-properties style:column-width="2.489cm"/>
    </style:style>
    <style:style style:name="Table24.F" style:family="table-column">
      <style:table-column-properties style:column-width="2.492cm"/>
    </style:style>
    <style:style style:name="Table24.A1" style:family="table-cell">
      <style:table-cell-properties fo:padding="0.097cm" fo:border-left="0.05pt solid #000000" fo:border-right="none" fo:border-top="0.05pt solid #000000" fo:border-bottom="0.05pt solid #000000"/>
    </style:style>
    <style:style style:name="Table24.F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125cm" style:rel-column-width="8191*"/>
    </style:style>
    <style:style style:name="Table25.B" style:family="table-column">
      <style:table-column-properties style:column-width="3.187cm" style:rel-column-width="12287*"/>
    </style:style>
    <style:style style:name="Table25.D" style:family="table-column">
      <style:table-column-properties style:column-width="4.251cm" style:rel-column-width="16384*"/>
    </style:style>
    <style:style style:name="Table25.E" style:family="table-column">
      <style:table-column-properties style:column-width="4.251cm" style:rel-column-width="16386*"/>
    </style:style>
    <style:style style:name="Table25.A1" style:family="table-cell">
      <style:table-cell-properties fo:padding="0.097cm" fo:border-left="0.05pt solid #000000" fo:border-right="none" fo:border-top="0.05pt solid #000000" fo:border-bottom="0.05pt solid #000000"/>
    </style:style>
    <style:style style:name="Table25.E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27" style:family="table">
      <style:table-properties style:width="17.013cm" fo:margin-left="0cm" table:align="left"/>
    </style:style>
    <style:style style:name="Table27.A" style:family="table-column">
      <style:table-column-properties style:column-width="1.501cm"/>
    </style:style>
    <style:style style:name="Table27.B" style:family="table-column">
      <style:table-column-properties style:column-width="2.768cm"/>
    </style:style>
    <style:style style:name="Table27.C" style:family="table-column">
      <style:table-column-properties style:column-width="5.274cm"/>
    </style:style>
    <style:style style:name="Table27.D" style:family="table-column">
      <style:table-column-properties style:column-width="2.489cm"/>
    </style:style>
    <style:style style:name="Table27.F" style:family="table-column">
      <style:table-column-properties style:column-width="2.492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125cm" style:rel-column-width="8191*"/>
    </style:style>
    <style:style style:name="Table28.B" style:family="table-column">
      <style:table-column-properties style:column-width="3.187cm" style:rel-column-width="12287*"/>
    </style:style>
    <style:style style:name="Table28.D" style:family="table-column">
      <style:table-column-properties style:column-width="4.251cm" style:rel-column-width="16384*"/>
    </style:style>
    <style:style style:name="Table28.E" style:family="table-column">
      <style:table-column-properties style:column-width="4.251cm" style:rel-column-width="16386*"/>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E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30" style:family="table">
      <style:table-properties style:width="17.013cm" fo:margin-left="0cm" table:align="left"/>
    </style:style>
    <style:style style:name="Table30.A" style:family="table-column">
      <style:table-column-properties style:column-width="1.501cm"/>
    </style:style>
    <style:style style:name="Table30.B" style:family="table-column">
      <style:table-column-properties style:column-width="2.768cm"/>
    </style:style>
    <style:style style:name="Table30.C" style:family="table-column">
      <style:table-column-properties style:column-width="5.274cm"/>
    </style:style>
    <style:style style:name="Table30.D" style:family="table-column">
      <style:table-column-properties style:column-width="2.489cm"/>
    </style:style>
    <style:style style:name="Table30.F" style:family="table-column">
      <style:table-column-properties style:column-width="2.492cm"/>
    </style:style>
    <style:style style:name="Table30.A1" style:family="table-cell">
      <style:table-cell-properties fo:padding="0.097cm" fo:border-left="0.05pt solid #000000" fo:border-right="none" fo:border-top="0.05pt solid #000000" fo:border-bottom="0.05pt solid #000000"/>
    </style:style>
    <style:style style:name="Table30.F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125cm" style:rel-column-width="8191*"/>
    </style:style>
    <style:style style:name="Table31.B" style:family="table-column">
      <style:table-column-properties style:column-width="3.187cm" style:rel-column-width="12287*"/>
    </style:style>
    <style:style style:name="Table31.D" style:family="table-column">
      <style:table-column-properties style:column-width="4.251cm" style:rel-column-width="16384*"/>
    </style:style>
    <style:style style:name="Table31.E" style:family="table-column">
      <style:table-column-properties style:column-width="4.251cm" style:rel-column-width="16386*"/>
    </style:style>
    <style:style style:name="Table31.A1" style:family="table-cell">
      <style:table-cell-properties fo:padding="0.097cm" fo:border-left="0.05pt solid #000000" fo:border-right="none" fo:border-top="0.05pt solid #000000" fo:border-bottom="0.05pt solid #000000"/>
    </style:style>
    <style:style style:name="Table31.E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E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3" style:family="table">
      <style:table-properties style:width="17.013cm" fo:margin-left="0cm" table:align="left"/>
    </style:style>
    <style:style style:name="Table33.A" style:family="table-column">
      <style:table-column-properties style:column-width="1.501cm"/>
    </style:style>
    <style:style style:name="Table33.B" style:family="table-column">
      <style:table-column-properties style:column-width="2.768cm"/>
    </style:style>
    <style:style style:name="Table33.C" style:family="table-column">
      <style:table-column-properties style:column-width="5.274cm"/>
    </style:style>
    <style:style style:name="Table33.D" style:family="table-column">
      <style:table-column-properties style:column-width="2.489cm"/>
    </style:style>
    <style:style style:name="Table33.F" style:family="table-column">
      <style:table-column-properties style:column-width="2.492cm"/>
    </style:style>
    <style:style style:name="Table33.A1" style:family="table-cell">
      <style:table-cell-properties fo:padding="0.097cm" fo:border-left="0.05pt solid #000000" fo:border-right="none" fo:border-top="0.05pt solid #000000" fo:border-bottom="0.05pt solid #000000"/>
    </style:style>
    <style:style style:name="Table33.F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F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2.124cm" style:rel-column-width="8186*"/>
    </style:style>
    <style:style style:name="Table34.B" style:family="table-column">
      <style:table-column-properties style:column-width="3.187cm" style:rel-column-width="12286*"/>
    </style:style>
    <style:style style:name="Table34.C" style:family="table-column">
      <style:table-column-properties style:column-width="1.693cm" style:rel-column-width="6527*"/>
    </style:style>
    <style:style style:name="Table34.D" style:family="table-column">
      <style:table-column-properties style:column-width="5.745cm" style:rel-column-width="22146*"/>
    </style:style>
    <style:style style:name="Table34.E" style:family="table-column">
      <style:table-column-properties style:column-width="4.251cm" style:rel-column-width="16390*"/>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36" style:family="table">
      <style:table-properties style:width="17.013cm" fo:margin-left="0cm" table:align="left"/>
    </style:style>
    <style:style style:name="Table36.A" style:family="table-column">
      <style:table-column-properties style:column-width="1.501cm"/>
    </style:style>
    <style:style style:name="Table36.B" style:family="table-column">
      <style:table-column-properties style:column-width="2.768cm"/>
    </style:style>
    <style:style style:name="Table36.C" style:family="table-column">
      <style:table-column-properties style:column-width="5.274cm"/>
    </style:style>
    <style:style style:name="Table36.D" style:family="table-column">
      <style:table-column-properties style:column-width="2.489cm"/>
    </style:style>
    <style:style style:name="Table36.F" style:family="table-column">
      <style:table-column-properties style:column-width="2.492cm"/>
    </style:style>
    <style:style style:name="Table36.A1" style:family="table-cell">
      <style:table-cell-properties fo:padding="0.097cm" fo:border-left="0.05pt solid #000000" fo:border-right="none" fo:border-top="0.05pt solid #000000" fo:border-bottom="0.05pt solid #000000"/>
    </style:style>
    <style:style style:name="Table36.F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2.125cm" style:rel-column-width="8191*"/>
    </style:style>
    <style:style style:name="Table37.B" style:family="table-column">
      <style:table-column-properties style:column-width="3.187cm" style:rel-column-width="12287*"/>
    </style:style>
    <style:style style:name="Table37.D" style:family="table-column">
      <style:table-column-properties style:column-width="4.251cm" style:rel-column-width="16384*"/>
    </style:style>
    <style:style style:name="Table37.E" style:family="table-column">
      <style:table-column-properties style:column-width="4.251cm" style:rel-column-width="16386*"/>
    </style:style>
    <style:style style:name="Table37.A1" style:family="table-cell">
      <style:table-cell-properties fo:padding="0.097cm" fo:border-left="0.05pt solid #000000" fo:border-right="none" fo:border-top="0.05pt solid #000000" fo:border-bottom="0.05pt solid #000000"/>
    </style:style>
    <style:style style:name="Table37.E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671ae" officeooo:paragraph-rsid="001671ae"/>
    </style:style>
    <style:style style:name="P2" style:family="paragraph" style:parent-style-name="Standard">
      <style:paragraph-properties fo:text-align="center" style:justify-single-word="false"/>
      <style:text-properties fo:font-size="15pt" fo:font-weight="bold" officeooo:rsid="001215b3" officeooo:paragraph-rsid="001215b3"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22pt" fo:font-weight="bold" officeooo:rsid="001215b3" officeooo:paragraph-rsid="001215b3" style:font-size-asian="22pt" style:font-weight-asian="bold" style:font-size-complex="22pt" style:font-weight-complex="bold"/>
    </style:style>
    <style:style style:name="P4" style:family="paragraph" style:parent-style-name="Standard">
      <style:text-properties style:font-name="Liberation Serif" fo:font-size="13pt" officeooo:rsid="001338fe" officeooo:paragraph-rsid="001215b3" style:font-size-asian="13pt" style:font-size-complex="13pt"/>
    </style:style>
    <style:style style:name="P5" style:family="paragraph" style:parent-style-name="Standard">
      <style:text-properties style:font-name="Liberation Serif" fo:font-size="13pt" officeooo:rsid="001338fe" officeooo:paragraph-rsid="00354b60" style:font-size-asian="13pt" style:font-size-complex="13pt"/>
    </style:style>
    <style:style style:name="P6" style:family="paragraph" style:parent-style-name="Standard">
      <style:text-properties style:font-name="Liberation Serif" fo:font-size="13pt" officeooo:rsid="001338fe" officeooo:paragraph-rsid="004814a1" style:font-size-asian="13pt" style:font-size-complex="13pt"/>
    </style:style>
    <style:style style:name="P7" style:family="paragraph" style:parent-style-name="Standard">
      <style:text-properties style:font-name="Liberation Serif" fo:font-size="13pt" officeooo:paragraph-rsid="0022fb4f" style:font-size-asian="13pt" style:font-size-complex="13pt"/>
    </style:style>
    <style:style style:name="P8" style:family="paragraph" style:parent-style-name="Standard">
      <style:text-properties style:font-name="Liberation Serif" fo:font-size="13pt" officeooo:rsid="002308df" officeooo:paragraph-rsid="0022fb4f" style:font-size-asian="13pt" style:font-size-complex="13pt"/>
    </style:style>
    <style:style style:name="P9" style:family="paragraph" style:parent-style-name="Standard">
      <style:text-properties style:font-name="Liberation Serif" fo:font-size="13pt" officeooo:rsid="002308df" officeooo:paragraph-rsid="003158e7" style:font-size-asian="13pt" style:font-size-complex="13pt"/>
    </style:style>
    <style:style style:name="P10" style:family="paragraph" style:parent-style-name="Standard">
      <style:text-properties style:font-name="Liberation Serif" fo:font-size="13pt" officeooo:rsid="002308df" officeooo:paragraph-rsid="0031f9e3" style:font-size-asian="13pt" style:font-size-complex="13pt"/>
    </style:style>
    <style:style style:name="P11" style:family="paragraph" style:parent-style-name="Standard">
      <style:text-properties style:font-name="Liberation Serif" fo:font-size="13pt" officeooo:rsid="002308df" officeooo:paragraph-rsid="00568de0" style:font-size-asian="13pt" style:font-size-complex="13pt"/>
    </style:style>
    <style:style style:name="P12" style:family="paragraph" style:parent-style-name="Standard">
      <style:text-properties style:font-name="Liberation Serif" fo:font-size="13pt" officeooo:rsid="002308df" officeooo:paragraph-rsid="005945a2" style:font-size-asian="13pt" style:font-size-complex="13pt"/>
    </style:style>
    <style:style style:name="P13" style:family="paragraph" style:parent-style-name="Standard">
      <style:text-properties style:font-name="Liberation Serif" fo:font-size="13pt" officeooo:paragraph-rsid="001215b3" style:font-size-asian="13pt" style:font-size-complex="13pt"/>
    </style:style>
    <style:style style:name="P14" style:family="paragraph" style:parent-style-name="Standard">
      <style:text-properties style:font-name="Liberation Serif" fo:font-size="13pt" officeooo:rsid="0022fb4f" officeooo:paragraph-rsid="002e0160" style:font-size-asian="13pt" style:font-size-complex="13pt"/>
    </style:style>
    <style:style style:name="P15" style:family="paragraph" style:parent-style-name="Standard">
      <style:text-properties style:font-name="Liberation Serif" fo:font-size="13pt" officeooo:rsid="0022fb4f" officeooo:paragraph-rsid="0033d1a7" style:font-size-asian="13pt" style:font-size-complex="13pt"/>
    </style:style>
    <style:style style:name="P16" style:family="paragraph" style:parent-style-name="Standard">
      <style:text-properties style:font-name="Liberation Serif" fo:font-size="13pt" officeooo:rsid="0022fb4f" officeooo:paragraph-rsid="002692ed" style:font-size-asian="13pt" style:font-size-complex="13pt"/>
    </style:style>
    <style:style style:name="P17" style:family="paragraph" style:parent-style-name="Standard">
      <style:text-properties style:font-name="Liberation Serif" fo:font-size="13pt" officeooo:rsid="001671ae" officeooo:paragraph-rsid="001215b3" style:font-size-asian="13pt" style:font-size-complex="13pt"/>
    </style:style>
    <style:style style:name="P18" style:family="paragraph" style:parent-style-name="Standard">
      <style:text-properties style:font-name="Liberation Serif" fo:font-size="13pt" officeooo:rsid="001671ae" officeooo:paragraph-rsid="002c6ccd" style:font-size-asian="13pt" style:font-size-complex="13pt"/>
    </style:style>
    <style:style style:name="P19" style:family="paragraph" style:parent-style-name="Standard">
      <style:text-properties style:font-name="Liberation Serif" fo:font-size="13pt" officeooo:rsid="002c6ccd" officeooo:paragraph-rsid="002c6ccd" style:font-size-asian="13pt" style:font-size-complex="13pt"/>
    </style:style>
    <style:style style:name="P20" style:family="paragraph" style:parent-style-name="Standard">
      <style:text-properties style:font-name="Liberation Serif" fo:font-size="13pt" officeooo:rsid="002e56a6" officeooo:paragraph-rsid="002e56a6" style:font-size-asian="13pt" style:font-size-complex="13pt"/>
    </style:style>
    <style:style style:name="P21" style:family="paragraph" style:parent-style-name="Standard">
      <style:text-properties style:font-name="Liberation Serif" fo:font-size="13pt" officeooo:rsid="002e56a6" officeooo:paragraph-rsid="002f42c1" style:font-size-asian="13pt" style:font-size-complex="13pt"/>
    </style:style>
    <style:style style:name="P22" style:family="paragraph" style:parent-style-name="Standard">
      <style:text-properties style:font-name="Liberation Serif" fo:font-size="13pt" officeooo:rsid="002e56a6" officeooo:paragraph-rsid="00354b60" style:font-size-asian="13pt" style:font-size-complex="13pt"/>
    </style:style>
    <style:style style:name="P23" style:family="paragraph" style:parent-style-name="Standard">
      <style:text-properties style:font-name="Liberation Serif" fo:font-size="13pt" officeooo:rsid="002e56a6" officeooo:paragraph-rsid="004814a1" style:font-size-asian="13pt" style:font-size-complex="13pt"/>
    </style:style>
    <style:style style:name="P24" style:family="paragraph" style:parent-style-name="Standard">
      <style:text-properties style:font-name="Liberation Serif" fo:font-size="13pt" officeooo:paragraph-rsid="003158e7" style:font-size-asian="13pt" style:font-size-complex="13pt"/>
    </style:style>
    <style:style style:name="P25" style:family="paragraph" style:parent-style-name="Standard">
      <style:text-properties style:font-name="Liberation Serif" fo:font-size="13pt" officeooo:paragraph-rsid="002e0160" style:font-size-asian="13pt" style:font-size-complex="13pt"/>
    </style:style>
    <style:style style:name="P26" style:family="paragraph" style:parent-style-name="Standard">
      <style:text-properties style:font-name="Liberation Serif" fo:font-size="13pt" officeooo:paragraph-rsid="0031f9e3" style:font-size-asian="13pt" style:font-size-complex="13pt"/>
    </style:style>
    <style:style style:name="P27" style:family="paragraph" style:parent-style-name="Standard">
      <style:text-properties style:font-name="Liberation Serif" fo:font-size="13pt" officeooo:paragraph-rsid="0033d1a7" style:font-size-asian="13pt" style:font-size-complex="13pt"/>
    </style:style>
    <style:style style:name="P28" style:family="paragraph" style:parent-style-name="Standard">
      <style:text-properties style:font-name="Liberation Serif" fo:font-size="13pt" officeooo:paragraph-rsid="001b64e6" style:font-size-asian="13pt" style:font-size-complex="13pt"/>
    </style:style>
    <style:style style:name="P29" style:family="paragraph" style:parent-style-name="Standard">
      <style:text-properties style:font-name="Liberation Serif" fo:font-size="13pt" officeooo:paragraph-rsid="002c6ccd" style:font-size-asian="13pt" style:font-size-complex="13pt"/>
    </style:style>
    <style:style style:name="P30" style:family="paragraph" style:parent-style-name="Standard">
      <style:text-properties style:font-name="Liberation Serif" fo:font-size="13pt" officeooo:paragraph-rsid="0015360c" style:font-size-asian="13pt" style:font-size-complex="13pt"/>
    </style:style>
    <style:style style:name="P31" style:family="paragraph" style:parent-style-name="Standard">
      <style:text-properties style:font-name="Liberation Serif" fo:font-size="13pt" officeooo:paragraph-rsid="00354b60" style:font-size-asian="13pt" style:font-size-complex="13pt"/>
    </style:style>
    <style:style style:name="P32" style:family="paragraph" style:parent-style-name="Standard">
      <style:text-properties style:font-name="Liberation Serif" fo:font-size="13pt" officeooo:paragraph-rsid="00568de0" style:font-size-asian="13pt" style:font-size-complex="13pt"/>
    </style:style>
    <style:style style:name="P33" style:family="paragraph" style:parent-style-name="Standard">
      <style:text-properties style:font-name="Liberation Serif" fo:font-size="13pt" officeooo:rsid="00568de0" officeooo:paragraph-rsid="00568de0" style:font-size-asian="13pt" style:font-size-complex="13pt"/>
    </style:style>
    <style:style style:name="P34" style:family="paragraph" style:parent-style-name="Standard">
      <style:text-properties style:font-name="Liberation Serif" fo:font-size="13pt" officeooo:paragraph-rsid="0057fc76" style:font-size-asian="13pt" style:font-size-complex="13pt"/>
    </style:style>
    <style:style style:name="P35" style:family="paragraph" style:parent-style-name="Standard">
      <style:text-properties style:font-name="Liberation Serif" fo:font-size="13pt" officeooo:paragraph-rsid="005945a2" style:font-size-asian="13pt" style:font-size-complex="13pt"/>
    </style:style>
    <style:style style:name="P36" style:family="paragraph" style:parent-style-name="Standard">
      <style:text-properties style:font-name="Liberation Serif" fo:font-size="13pt" officeooo:rsid="0059cfec" officeooo:paragraph-rsid="0059cfec" style:font-size-asian="13pt" style:font-size-complex="13pt"/>
    </style:style>
    <style:style style:name="P37" style:family="paragraph" style:parent-style-name="Standard">
      <style:text-properties style:font-name="Liberation Serif" fo:font-size="13pt" fo:font-weight="bold" officeooo:rsid="002308df" officeooo:paragraph-rsid="0022fb4f" style:font-size-asian="13pt" style:font-weight-asian="bold" style:font-size-complex="13pt" style:font-weight-complex="bold"/>
    </style:style>
    <style:style style:name="P38" style:family="paragraph" style:parent-style-name="Standard">
      <style:text-properties style:font-name="Liberation Serif" fo:font-size="13pt" fo:font-weight="bold" officeooo:rsid="00409f61" officeooo:paragraph-rsid="00409f61" style:font-size-asian="13pt" style:font-weight-asian="bold" style:font-size-complex="13pt" style:font-weight-complex="bold"/>
    </style:style>
    <style:style style:name="P39" style:family="paragraph" style:parent-style-name="Standard">
      <style:text-properties style:font-name="Liberation Serif" fo:font-size="13pt" fo:font-weight="bold" officeooo:paragraph-rsid="0022fb4f" style:font-size-asian="13pt" style:font-weight-asian="bold" style:font-size-complex="13pt" style:font-weight-complex="bold"/>
    </style:style>
    <style:style style:name="P40" style:family="paragraph" style:parent-style-name="Standard">
      <style:text-properties style:font-name="Liberation Serif" fo:font-size="13pt" fo:font-weight="normal" officeooo:rsid="002308df" officeooo:paragraph-rsid="0031f9e3" style:font-size-asian="13pt" style:font-weight-asian="normal" style:font-size-complex="13pt" style:font-weight-complex="normal"/>
    </style:style>
    <style:style style:name="P41" style:family="paragraph" style:parent-style-name="Standard">
      <style:text-properties style:font-name="Liberation Serif" fo:font-size="13pt" fo:font-weight="normal" officeooo:paragraph-rsid="0022fb4f" style:font-size-asian="13pt" style:font-weight-asian="normal" style:font-size-complex="13pt" style:font-weight-complex="normal"/>
    </style:style>
    <style:style style:name="P42" style:family="paragraph" style:parent-style-name="Standard">
      <style:text-properties style:font-name="Liberation Serif" fo:font-size="13pt" fo:font-weight="normal" officeooo:rsid="00568de0" officeooo:paragraph-rsid="00568de0" style:font-size-asian="13pt" style:font-weight-asian="normal" style:font-size-complex="13pt" style:font-weight-complex="normal"/>
    </style:style>
    <style:style style:name="P43" style:family="paragraph" style:parent-style-name="Standard">
      <style:text-properties style:font-name="Liberation Serif" fo:font-size="15pt" officeooo:paragraph-rsid="0022fb4f"/>
    </style:style>
    <style:style style:name="P44" style:family="paragraph" style:parent-style-name="Standard">
      <style:text-properties style:font-name="Liberation Serif" fo:font-size="15pt" officeooo:paragraph-rsid="001215b3"/>
    </style:style>
    <style:style style:name="P45" style:family="paragraph" style:parent-style-name="Standard">
      <style:paragraph-properties fo:text-align="start" style:justify-single-word="false"/>
      <style:text-properties style:font-name="Liberation Serif" fo:font-size="15pt" fo:font-weight="normal" officeooo:rsid="00354b60" officeooo:paragraph-rsid="00354b6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5pt" fo:font-weight="normal" officeooo:rsid="001215b3" officeooo:paragraph-rsid="00354b6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5pt" fo:font-weight="normal" officeooo:rsid="001215b3" officeooo:paragraph-rsid="004814a1" style:font-size-asian="10.5pt" style:font-weight-asian="normal" style:font-size-complex="12pt" style:font-weight-complex="normal"/>
    </style:style>
    <style:style style:name="P48" style:family="paragraph" style:parent-style-name="Standard">
      <style:text-properties style:font-name="Liberation Serif" fo:font-size="15pt" style:text-underline-style="none" officeooo:paragraph-rsid="001215b3" style:font-size-asian="15pt" style:font-size-complex="15pt"/>
    </style:style>
    <style:style style:name="P49" style:family="paragraph" style:parent-style-name="Standard">
      <style:text-properties style:font-name="Liberation Serif" fo:font-size="15pt" style:text-underline-style="none" fo:font-weight="bold" officeooo:rsid="002135ef" officeooo:paragraph-rsid="00428a4b" style:font-size-asian="15pt" style:font-weight-asian="bold" style:font-size-complex="15pt" style:font-weight-complex="bold"/>
    </style:style>
    <style:style style:name="P50" style:family="paragraph" style:parent-style-name="Standard">
      <style:text-properties style:font-name="Liberation Serif" fo:font-size="15pt" officeooo:paragraph-rsid="001215b3" style:font-size-asian="15pt" style:font-size-complex="15pt"/>
    </style:style>
    <style:style style:name="P51" style:family="paragraph" style:parent-style-name="Standard">
      <style:text-properties style:font-name="Liberation Serif" officeooo:paragraph-rsid="001215b3"/>
    </style:style>
    <style:style style:name="P52" style:family="paragraph" style:parent-style-name="Standard">
      <style:paragraph-properties fo:text-align="start" style:justify-single-word="false"/>
      <style:text-properties style:font-name="Liberation Serif" fo:font-size="12pt" fo:font-weight="normal" officeooo:rsid="001215b3" officeooo:paragraph-rsid="001215b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1215b3" officeooo:paragraph-rsid="00354b6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354b60" officeooo:paragraph-rsid="00354b60" style:font-size-asian="10.5pt" style:font-weight-asian="normal" style:font-size-complex="12pt" style:font-weight-complex="normal"/>
    </style:style>
    <style:style style:name="P55" style:family="paragraph" style:parent-style-name="Standard">
      <style:text-properties style:font-name="Liberation Serif" fo:font-size="12pt" officeooo:rsid="0015360c" officeooo:paragraph-rsid="0015360c" style:font-size-asian="12pt" style:font-size-complex="12pt"/>
    </style:style>
    <style:style style:name="P56" style:family="paragraph" style:parent-style-name="Standard">
      <style:text-properties style:font-name="Liberation Serif" fo:font-size="12pt" officeooo:rsid="0015360c" officeooo:paragraph-rsid="002c6ccd" style:font-size-asian="12pt" style:font-size-complex="12pt"/>
    </style:style>
    <style:style style:name="P57" style:family="paragraph" style:parent-style-name="Standard">
      <style:text-properties style:font-name="Liberation Serif" fo:font-size="12pt" officeooo:rsid="0015360c" officeooo:paragraph-rsid="00354b60" style:font-size-asian="12pt" style:font-size-complex="12pt"/>
    </style:style>
    <style:style style:name="P58" style:family="paragraph" style:parent-style-name="Standard">
      <style:text-properties style:font-name="Liberation Serif" fo:font-size="12pt" officeooo:rsid="0015360c" officeooo:paragraph-rsid="004814a1" style:font-size-asian="12pt" style:font-size-complex="12pt"/>
    </style:style>
    <style:style style:name="P59" style:family="paragraph" style:parent-style-name="Standard">
      <style:text-properties style:font-name="Liberation Serif" fo:font-size="12pt" officeooo:rsid="00417d71" officeooo:paragraph-rsid="00420178" style:font-size-asian="12pt" style:font-size-complex="12pt"/>
    </style:style>
    <style:style style:name="P60" style:family="paragraph" style:parent-style-name="Standard">
      <style:text-properties style:font-name="Liberation Serif" fo:font-size="12pt" officeooo:rsid="00417d71" officeooo:paragraph-rsid="00417d71" style:font-size-asian="12pt" style:font-size-complex="12pt"/>
    </style:style>
    <style:style style:name="P61" style:family="paragraph" style:parent-style-name="Standard">
      <style:text-properties style:font-name="Liberation Serif" fo:font-size="12pt" officeooo:paragraph-rsid="001215b3" style:font-size-asian="12pt" style:font-size-complex="12pt"/>
    </style:style>
    <style:style style:name="P62" style:family="paragraph" style:parent-style-name="Standard">
      <style:text-properties style:font-name="Liberation Serif" fo:font-size="12pt" officeooo:rsid="001215b3" officeooo:paragraph-rsid="001215b3" style:font-size-asian="12pt" style:font-size-complex="12pt"/>
    </style:style>
    <style:style style:name="P63" style:family="paragraph" style:parent-style-name="Standard">
      <style:text-properties style:font-name="Liberation Serif" fo:font-size="12pt" officeooo:paragraph-rsid="001b64e6" style:font-size-asian="12pt" style:font-size-complex="12pt"/>
    </style:style>
    <style:style style:name="P64" style:family="paragraph" style:parent-style-name="Standard">
      <style:text-properties style:font-name="Liberation Serif" officeooo:paragraph-rsid="0022fb4f"/>
    </style:style>
    <style:style style:name="P65" style:family="paragraph" style:parent-style-name="Standard">
      <style:text-properties style:font-name="Liberation Serif" officeooo:paragraph-rsid="002e0160"/>
    </style:style>
    <style:style style:name="P66" style:family="paragraph" style:parent-style-name="Standard">
      <style:text-properties style:font-name="Liberation Serif" officeooo:rsid="002e0160" officeooo:paragraph-rsid="002e0160"/>
    </style:style>
    <style:style style:name="P67" style:family="paragraph" style:parent-style-name="Standard">
      <style:text-properties style:font-name="Liberation Serif" officeooo:paragraph-rsid="00354b60"/>
    </style:style>
    <style:style style:name="P68" style:family="paragraph" style:parent-style-name="Standard">
      <style:text-properties style:font-name="Liberation Serif" officeooo:paragraph-rsid="00428a4b"/>
    </style:style>
    <style:style style:name="P69" style:family="paragraph" style:parent-style-name="Standard">
      <style:paragraph-properties fo:text-align="start" style:justify-single-word="false"/>
      <style:text-properties style:font-name="Liberation Serif" officeooo:paragraph-rsid="001215b3"/>
    </style:style>
    <style:style style:name="P70" style:family="paragraph" style:parent-style-name="Standard">
      <style:text-properties style:font-name="Liberation Serif" fo:font-size="11pt" officeooo:rsid="00417d71" officeooo:paragraph-rsid="00417d71" style:font-size-asian="11pt" style:font-size-complex="11pt"/>
    </style:style>
    <style:style style:name="P71" style:family="paragraph" style:parent-style-name="Standard">
      <style:text-properties style:font-name="Liberation Serif" fo:font-size="11pt" officeooo:rsid="001e5dc4" officeooo:paragraph-rsid="001e5dc4" style:font-size-asian="11pt" style:font-size-complex="11pt"/>
    </style:style>
    <style:style style:name="P72" style:family="paragraph" style:parent-style-name="Standard">
      <style:text-properties style:font-name="Liberation Serif" fo:font-size="11pt" fo:font-weight="bold" officeooo:rsid="001e5dc4" officeooo:paragraph-rsid="001e5dc4" style:font-size-asian="11pt" style:font-weight-asian="bold" style:font-size-complex="11pt" style:font-weight-complex="bold"/>
    </style:style>
    <style:style style:name="P73" style:family="paragraph" style:parent-style-name="Standard">
      <style:text-properties style:font-name="Liberation Serif" fo:font-size="11pt" fo:font-weight="normal" officeooo:rsid="00223dbb" officeooo:paragraph-rsid="001e5dc4" style:font-size-asian="11pt" style:font-weight-asian="normal" style:font-size-complex="11pt" style:font-weight-complex="normal"/>
    </style:style>
    <style:style style:name="P74" style:family="paragraph" style:parent-style-name="Standard">
      <style:text-properties style:font-name="Liberation Serif" officeooo:rsid="00409f61" officeooo:paragraph-rsid="00409f61"/>
    </style:style>
    <style:style style:name="P75" style:family="paragraph" style:parent-style-name="Standard">
      <style:text-properties style:font-name="Liberation Serif" officeooo:rsid="002135ef" officeooo:paragraph-rsid="001b64e6"/>
    </style:style>
    <style:style style:name="P76" style:family="paragraph" style:parent-style-name="Standard">
      <style:text-properties style:font-name="Liberation Serif" officeooo:paragraph-rsid="00568de0"/>
    </style:style>
    <style:style style:name="P77" style:family="paragraph" style:parent-style-name="Standard">
      <style:text-properties officeooo:paragraph-rsid="00223dbb"/>
    </style:style>
    <style:style style:name="P78" style:family="paragraph" style:parent-style-name="Standard">
      <style:text-properties officeooo:rsid="0041c81c" officeooo:paragraph-rsid="0041c81c"/>
    </style:style>
    <style:style style:name="P79" style:family="paragraph" style:parent-style-name="Standard">
      <style:text-properties style:font-name="serif" fo:font-size="13pt" officeooo:rsid="001215b3" officeooo:paragraph-rsid="001b64e6" style:font-size-asian="13pt" style:font-size-complex="13pt"/>
    </style:style>
    <style:style style:name="P80" style:family="paragraph" style:parent-style-name="Standard">
      <style:text-properties style:font-name="serif" fo:font-size="13pt" officeooo:rsid="001215b3" officeooo:paragraph-rsid="00428a4b" style:font-size-asian="13pt" style:font-size-complex="13pt"/>
    </style:style>
    <style:style style:name="P81" style:family="paragraph" style:parent-style-name="Standard">
      <style:text-properties officeooo:paragraph-rsid="00428a4b"/>
    </style:style>
    <style:style style:name="P82" style:family="paragraph" style:parent-style-name="Table_20_Contents">
      <style:text-properties style:font-name="Liberation Serif" officeooo:rsid="0015360c" officeooo:paragraph-rsid="0015360c"/>
    </style:style>
    <style:style style:name="P83" style:family="paragraph" style:parent-style-name="Table_20_Contents">
      <style:text-properties style:font-name="Liberation Serif" officeooo:rsid="0015360c" officeooo:paragraph-rsid="00354b60"/>
    </style:style>
    <style:style style:name="P84" style:family="paragraph" style:parent-style-name="Table_20_Contents">
      <style:text-properties style:font-name="Liberation Serif" officeooo:rsid="0015360c" officeooo:paragraph-rsid="004814a1"/>
    </style:style>
    <style:style style:name="P85" style:family="paragraph" style:parent-style-name="Table_20_Contents">
      <style:text-properties style:font-name="Liberation Serif" officeooo:rsid="001671ae" officeooo:paragraph-rsid="001671ae"/>
    </style:style>
    <style:style style:name="P86" style:family="paragraph" style:parent-style-name="Table_20_Contents">
      <style:paragraph-properties fo:text-align="center" style:justify-single-word="false"/>
      <style:text-properties style:font-name="Liberation Serif" officeooo:rsid="001671ae" officeooo:paragraph-rsid="002c6ccd"/>
    </style:style>
    <style:style style:name="P87" style:family="paragraph" style:parent-style-name="Table_20_Contents">
      <style:text-properties style:font-name="Liberation Serif" officeooo:rsid="001671ae" officeooo:paragraph-rsid="00354b60"/>
    </style:style>
    <style:style style:name="P88" style:family="paragraph" style:parent-style-name="Table_20_Contents">
      <style:text-properties style:font-name="Liberation Serif" officeooo:rsid="001671ae" officeooo:paragraph-rsid="004814a1"/>
    </style:style>
    <style:style style:name="P89" style:family="paragraph" style:parent-style-name="Table_20_Contents">
      <style:text-properties style:font-name="Liberation Serif" fo:font-weight="bold" style:font-weight-asian="bold" style:font-weight-complex="bold"/>
    </style:style>
    <style:style style:name="P90" style:family="paragraph" style:parent-style-name="Table_20_Contents">
      <style:text-properties style:font-name="Liberation Serif" fo:font-weight="bold" officeooo:rsid="0015360c" officeooo:paragraph-rsid="0015360c" style:font-weight-asian="bold" style:font-weight-complex="bold"/>
    </style:style>
    <style:style style:name="P91" style:family="paragraph" style:parent-style-name="Table_20_Contents">
      <style:paragraph-properties fo:text-align="start" style:justify-single-word="false"/>
      <style:text-properties style:font-name="Liberation Serif" fo:font-weight="bold" officeooo:rsid="0015360c" officeooo:paragraph-rsid="002c6ccd" style:font-weight-asian="bold" style:font-weight-complex="bold"/>
    </style:style>
    <style:style style:name="P92" style:family="paragraph" style:parent-style-name="Table_20_Contents">
      <style:text-properties style:font-name="Liberation Serif" fo:font-weight="bold" officeooo:rsid="0015360c" officeooo:paragraph-rsid="00354b60" style:font-weight-asian="bold" style:font-weight-complex="bold"/>
    </style:style>
    <style:style style:name="P93" style:family="paragraph" style:parent-style-name="Table_20_Contents">
      <style:text-properties style:font-name="Liberation Serif" fo:font-weight="bold" officeooo:rsid="0015360c" officeooo:paragraph-rsid="004814a1" style:font-weight-asian="bold" style:font-weight-complex="bold"/>
    </style:style>
    <style:style style:name="P94" style:family="paragraph" style:parent-style-name="Table_20_Contents">
      <style:text-properties style:font-name="Liberation Serif" fo:font-weight="bold" officeooo:rsid="001338fe" officeooo:paragraph-rsid="001338fe" style:font-weight-asian="bold" style:font-weight-complex="bold"/>
    </style:style>
    <style:style style:name="P95" style:family="paragraph" style:parent-style-name="Table_20_Contents">
      <style:paragraph-properties fo:text-align="start" style:justify-single-word="false"/>
      <style:text-properties style:font-name="Liberation Serif" fo:font-weight="bold" officeooo:rsid="001338fe" officeooo:paragraph-rsid="002c6ccd" style:font-weight-asian="bold" style:font-weight-complex="bold"/>
    </style:style>
    <style:style style:name="P96" style:family="paragraph" style:parent-style-name="Table_20_Contents">
      <style:text-properties style:font-name="Liberation Serif" fo:font-weight="bold" officeooo:rsid="001338fe" officeooo:paragraph-rsid="00354b60" style:font-weight-asian="bold" style:font-weight-complex="bold"/>
    </style:style>
    <style:style style:name="P97" style:family="paragraph" style:parent-style-name="Table_20_Contents">
      <style:text-properties style:font-name="Liberation Serif" fo:font-weight="bold" officeooo:rsid="001338fe" officeooo:paragraph-rsid="004814a1" style:font-weight-asian="bold" style:font-weight-complex="bold"/>
    </style:style>
    <style:style style:name="P98" style:family="paragraph" style:parent-style-name="Table_20_Contents">
      <style:text-properties style:font-name="Liberation Serif" fo:font-weight="bold" officeooo:rsid="002c6ccd" officeooo:paragraph-rsid="002c6ccd" style:font-weight-asian="bold" style:font-weight-complex="bold"/>
    </style:style>
    <style:style style:name="P99" style:family="paragraph" style:parent-style-name="Table_20_Contents">
      <style:paragraph-properties fo:text-align="start" style:justify-single-word="false"/>
      <style:text-properties style:font-name="Liberation Serif" fo:font-weight="bold" officeooo:rsid="002c6ccd" officeooo:paragraph-rsid="002c6ccd" style:font-weight-asian="bold" style:font-weight-complex="bold"/>
    </style:style>
    <style:style style:name="P100" style:family="paragraph" style:parent-style-name="Table_20_Contents">
      <style:text-properties style:font-name="Liberation Serif" fo:font-weight="bold" officeooo:rsid="002c6ccd" officeooo:paragraph-rsid="00354b60" style:font-weight-asian="bold" style:font-weight-complex="bold"/>
    </style:style>
    <style:style style:name="P101" style:family="paragraph" style:parent-style-name="Table_20_Contents">
      <style:text-properties style:font-name="Liberation Serif" fo:font-weight="bold" officeooo:rsid="002c6ccd" officeooo:paragraph-rsid="004814a1" style:font-weight-asian="bold" style:font-weight-complex="bold"/>
    </style:style>
    <style:style style:name="P102" style:family="paragraph" style:parent-style-name="Table_20_Contents">
      <style:paragraph-properties fo:text-align="start" style:justify-single-word="false"/>
      <style:text-properties style:font-name="Liberation Serif" fo:font-weight="bold" officeooo:paragraph-rsid="002c6ccd" style:font-weight-asian="bold" style:font-weight-complex="bold"/>
    </style:style>
    <style:style style:name="P103" style:family="paragraph" style:parent-style-name="Table_20_Contents">
      <style:paragraph-properties fo:text-align="start" style:justify-single-word="false"/>
      <style:text-properties style:font-name="Liberation Serif" fo:font-weight="bold" officeooo:rsid="002e0160" officeooo:paragraph-rsid="002e0160" style:font-weight-asian="bold" style:font-weight-complex="bold"/>
    </style:style>
    <style:style style:name="P104" style:family="paragraph" style:parent-style-name="Table_20_Contents">
      <style:text-properties style:font-name="Liberation Serif" fo:font-weight="bold" officeooo:paragraph-rsid="00354b60" style:font-weight-asian="bold" style:font-weight-complex="bold"/>
    </style:style>
    <style:style style:name="P105" style:family="paragraph" style:parent-style-name="Table_20_Contents">
      <style:paragraph-properties fo:text-align="start" style:justify-single-word="false"/>
      <style:text-properties style:font-name="Liberation Serif" fo:font-weight="bold" officeooo:rsid="00468f19" officeooo:paragraph-rsid="00468f19" style:font-weight-asian="bold" style:font-weight-complex="bold"/>
    </style:style>
    <style:style style:name="P106" style:family="paragraph" style:parent-style-name="Table_20_Contents">
      <style:text-properties style:font-name="Liberation Serif" fo:font-weight="bold" officeooo:paragraph-rsid="004814a1" style:font-weight-asian="bold" style:font-weight-complex="bold"/>
    </style:style>
    <style:style style:name="P107" style:family="paragraph" style:parent-style-name="Table_20_Contents">
      <style:text-properties style:font-name="Liberation Serif" officeooo:rsid="002c6ccd" officeooo:paragraph-rsid="002c6ccd"/>
    </style:style>
    <style:style style:name="P108" style:family="paragraph" style:parent-style-name="Table_20_Contents">
      <style:paragraph-properties fo:text-align="center" style:justify-single-word="false"/>
      <style:text-properties style:font-name="Liberation Serif" officeooo:rsid="002c6ccd" officeooo:paragraph-rsid="002c6ccd"/>
    </style:style>
    <style:style style:name="P109" style:family="paragraph" style:parent-style-name="Table_20_Contents">
      <style:paragraph-properties fo:text-align="center" style:justify-single-word="false"/>
      <style:text-properties style:font-name="Liberation Serif" officeooo:rsid="002c6ccd" officeooo:paragraph-rsid="002f42c1"/>
    </style:style>
    <style:style style:name="P110" style:family="paragraph" style:parent-style-name="Table_20_Contents">
      <style:text-properties style:font-name="Liberation Serif" officeooo:rsid="002c6ccd" officeooo:paragraph-rsid="00354b60"/>
    </style:style>
    <style:style style:name="P111" style:family="paragraph" style:parent-style-name="Table_20_Contents">
      <style:text-properties style:font-name="Liberation Serif" officeooo:rsid="002c6ccd" officeooo:paragraph-rsid="004814a1"/>
    </style:style>
    <style:style style:name="P112" style:family="paragraph" style:parent-style-name="Table_20_Contents">
      <style:paragraph-properties fo:text-align="start" style:justify-single-word="false"/>
      <style:text-properties style:font-name="Liberation Serif" officeooo:rsid="002c6ccd" officeooo:paragraph-rsid="00354b60"/>
    </style:style>
    <style:style style:name="P113" style:family="paragraph" style:parent-style-name="Table_20_Contents">
      <style:paragraph-properties fo:text-align="center" style:justify-single-word="false"/>
      <style:text-properties style:font-name="Liberation Serif" officeooo:rsid="002e0160" officeooo:paragraph-rsid="002e0160"/>
    </style:style>
    <style:style style:name="P114" style:family="paragraph" style:parent-style-name="Table_20_Contents">
      <style:text-properties style:font-name="Liberation Serif" officeooo:rsid="002e56a6" officeooo:paragraph-rsid="002e56a6"/>
    </style:style>
    <style:style style:name="P115" style:family="paragraph" style:parent-style-name="Table_20_Contents">
      <style:text-properties style:font-name="Liberation Serif" officeooo:rsid="002e56a6" officeooo:paragraph-rsid="00354b60"/>
    </style:style>
    <style:style style:name="P116" style:family="paragraph" style:parent-style-name="Table_20_Contents">
      <style:text-properties style:font-name="Liberation Serif" officeooo:rsid="002e56a6" officeooo:paragraph-rsid="004814a1"/>
    </style:style>
    <style:style style:name="P117" style:family="paragraph" style:parent-style-name="Table_20_Contents">
      <style:paragraph-properties fo:text-align="start" style:justify-single-word="false"/>
      <style:text-properties style:font-name="Liberation Serif" fo:font-size="12pt" officeooo:rsid="0049c8a2" officeooo:paragraph-rsid="004ba1cc" style:font-size-asian="10.5pt" style:font-size-complex="12pt"/>
    </style:style>
    <style:style style:name="P118" style:family="paragraph" style:parent-style-name="Table_20_Contents">
      <style:text-properties style:font-name="Liberation Serif" officeooo:rsid="0042d641" officeooo:paragraph-rsid="0042d641"/>
    </style:style>
    <style:style style:name="P119" style:family="paragraph" style:parent-style-name="Table_20_Contents">
      <style:text-properties style:font-name="Liberation Serif" officeooo:rsid="0042d641" officeooo:paragraph-rsid="004814a1"/>
    </style:style>
    <style:style style:name="P120" style:family="paragraph" style:parent-style-name="Table_20_Contents">
      <style:text-properties style:font-name="Liberation Serif" officeooo:rsid="0042d641" officeooo:paragraph-rsid="00354b60"/>
    </style:style>
    <style:style style:name="P121" style:family="paragraph" style:parent-style-name="Table_20_Contents">
      <style:text-properties style:font-name="Liberation Serif" officeooo:rsid="004814a1" officeooo:paragraph-rsid="004814a1"/>
    </style:style>
    <style:style style:name="P122" style:family="paragraph" style:parent-style-name="Table_20_Contents">
      <style:text-properties style:font-name="Liberation Serif" officeooo:rsid="0048aa59" officeooo:paragraph-rsid="0048aa59"/>
    </style:style>
    <style:style style:name="P123" style:family="paragraph" style:parent-style-name="Table_20_Contents">
      <style:text-properties style:font-name="Liberation Serif" officeooo:rsid="004ba1cc" officeooo:paragraph-rsid="004ba1cc"/>
    </style:style>
    <style:style style:name="P124" style:family="paragraph" style:parent-style-name="Table_20_Contents">
      <style:text-properties style:font-name="Liberation Serif" officeooo:rsid="004c4787" officeooo:paragraph-rsid="004c4787"/>
    </style:style>
    <style:style style:name="P125" style:family="paragraph" style:parent-style-name="Table_20_Contents">
      <style:paragraph-properties fo:text-align="start" style:justify-single-word="false"/>
      <style:text-properties style:font-name="Liberation Serif" officeooo:rsid="004c4787" officeooo:paragraph-rsid="004c4787"/>
    </style:style>
    <style:style style:name="P126" style:family="paragraph" style:parent-style-name="Table_20_Contents">
      <style:text-properties style:font-name="Liberation Serif" officeooo:rsid="004e0369" officeooo:paragraph-rsid="004e0369"/>
    </style:style>
    <style:style style:name="P127" style:family="paragraph" style:parent-style-name="Table_20_Contents">
      <style:text-properties style:font-name="Liberation Serif" officeooo:rsid="0051c354" officeooo:paragraph-rsid="0051c354"/>
    </style:style>
    <style:style style:name="P128" style:family="paragraph" style:parent-style-name="Table_20_Contents">
      <style:paragraph-properties fo:text-align="start" style:justify-single-word="false"/>
      <style:text-properties style:font-name="Liberation Serif" officeooo:rsid="0051c354" officeooo:paragraph-rsid="0051c354"/>
    </style:style>
    <style:style style:name="P129" style:family="paragraph" style:parent-style-name="Table_20_Contents">
      <style:text-properties style:font-name="Liberation Serif" officeooo:rsid="005456b3" officeooo:paragraph-rsid="005456b3"/>
    </style:style>
    <style:style style:name="P130" style:family="paragraph" style:parent-style-name="Table_20_Contents">
      <style:paragraph-properties fo:text-align="start" style:justify-single-word="false"/>
      <style:text-properties style:font-name="Liberation Serif" officeooo:rsid="005456b3" officeooo:paragraph-rsid="005456b3"/>
    </style:style>
    <style:style style:name="P131" style:family="paragraph" style:parent-style-name="Table_20_Contents">
      <style:text-properties style:font-name="Liberation Serif" officeooo:rsid="005456b3" officeooo:paragraph-rsid="00354b60"/>
    </style:style>
    <style:style style:name="P132" style:family="paragraph" style:parent-style-name="Table_20_Contents">
      <style:text-properties style:font-name="Liberation Serif" officeooo:rsid="005ada56" officeooo:paragraph-rsid="005ada56"/>
    </style:style>
    <style:style style:name="P133" style:family="paragraph" style:parent-style-name="Table_20_Contents">
      <style:text-properties style:font-name="Liberation Mono" fo:font-size="10.5pt" officeooo:rsid="001338fe" officeooo:paragraph-rsid="00428a4b" style:font-size-asian="10.5pt" style:font-size-complex="10.5pt"/>
    </style:style>
    <style:style style:name="P134" style:family="paragraph" style:parent-style-name="Table_20_Contents">
      <style:text-properties style:font-name="Liberation Mono" fo:font-size="10.5pt" officeooo:rsid="001215b3" officeooo:paragraph-rsid="00428a4b" style:font-size-asian="10.5pt" style:font-size-complex="10.5pt"/>
    </style:style>
    <style:style style:name="P135"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Liberation Serif" fo:font-size="11pt" officeooo:rsid="001d0192" officeooo:paragraph-rsid="001d0192" style:font-size-asian="11pt" style:font-size-complex="11pt" fo:hyphenate="true" fo:hyphenation-remain-char-count="2" fo:hyphenation-push-char-count="2"/>
    </style:style>
    <style:style style:name="P136"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Liberation Serif" fo:font-size="11pt" officeooo:rsid="002135ef" officeooo:paragraph-rsid="001d0192" style:font-size-asian="11pt" style:font-size-complex="11pt" fo:hyphenate="true" fo:hyphenation-remain-char-count="2" fo:hyphenation-push-char-count="2"/>
    </style:style>
    <style:style style:name="P137"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Liberation Serif" fo:font-size="11pt" fo:font-style="normal" style:text-underline-style="none" fo:font-weight="normal" officeooo:rsid="001fab65" officeooo:paragraph-rsid="001e5dc4" style:font-size-asian="11pt" style:font-style-asian="normal" style:font-weight-asian="normal" style:font-size-complex="11pt" style:font-style-complex="normal" style:font-weight-complex="normal" fo:hyphenate="true" fo:hyphenation-remain-char-count="2" fo:hyphenation-push-char-count="2"/>
    </style:style>
    <style:style style:name="P138"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Liberation Serif" fo:font-size="11pt" fo:font-weight="normal" officeooo:rsid="001fab65" officeooo:paragraph-rsid="001b64e6" style:font-size-asian="11pt" style:font-weight-asian="normal" style:font-size-complex="11pt" style:font-weight-complex="normal" fo:hyphenate="true" fo:hyphenation-remain-char-count="2" fo:hyphenation-push-char-count="2"/>
    </style:style>
    <style:style style:name="P139" style:family="paragraph" style:parent-style-name="Standard">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officeooo:paragraph-rsid="0041c81c" fo:hyphenate="true" fo:hyphenation-remain-char-count="2" fo:hyphenation-push-char-count="2"/>
    </style:style>
    <style:style style:name="P140" style:family="paragraph" style:parent-style-name="Standard">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style:font-name="Liberation Serif" officeooo:paragraph-rsid="00409f61" fo:hyphenate="true" fo:hyphenation-remain-char-count="2" fo:hyphenation-push-char-count="2"/>
    </style:style>
    <style:style style:name="P141" style:family="paragraph" style:parent-style-name="Text_20_body">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style:font-name="Liberation Serif" fo:font-size="11pt" officeooo:rsid="0041c81c" officeooo:paragraph-rsid="0041c81c" style:font-size-asian="11pt" style:font-size-complex="11pt" fo:hyphenate="true" fo:hyphenation-remain-char-count="2" fo:hyphenation-push-char-count="2"/>
    </style:style>
    <style:style style:name="P142" style:family="paragraph" style:parent-style-name="Text_20_body">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officeooo:paragraph-rsid="0041c81c" fo:hyphenate="true" fo:hyphenation-remain-char-count="2" fo:hyphenation-push-char-count="2"/>
    </style:style>
    <style:style style:name="P143" style:family="paragraph" style:parent-style-name="Preformatted_20_Text">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style:font-name="Liberation Serif" fo:font-size="11pt" fo:font-weight="normal" officeooo:rsid="001fab65" officeooo:paragraph-rsid="00409f61" style:font-size-asian="11pt" style:font-weight-asian="normal" style:font-size-complex="11pt" style:font-weight-complex="normal" fo:hyphenate="true" fo:hyphenation-remain-char-count="2" fo:hyphenation-push-char-count="2"/>
    </style:style>
    <style:style style:name="P144" style:family="paragraph" style:parent-style-name="Text_20_body">
      <style:text-properties style:font-name="Liberation Serif" fo:font-size="12pt" style:text-underline-style="none" fo:font-weight="normal" officeooo:paragraph-rsid="0022fb4f" style:font-size-asian="12pt" style:font-weight-asian="normal" style:font-size-complex="12pt" style:font-weight-complex="normal"/>
    </style:style>
    <style:style style:name="P145" style:family="paragraph" style:parent-style-name="Text_20_body">
      <style:text-properties style:font-name="Liberation Serif" fo:font-size="13pt" fo:font-weight="normal" officeooo:rsid="00417d71" officeooo:paragraph-rsid="00420178" style:font-size-asian="13pt" style:font-weight-asian="normal" style:font-size-complex="13pt" style:font-weight-complex="normal"/>
    </style:style>
    <style:style style:name="P146" style:family="paragraph" style:parent-style-name="Preformatted_20_Text">
      <style:text-properties style:font-name="Liberation Serif" fo:font-size="11pt" fo:font-weight="normal" officeooo:rsid="001fab65" officeooo:paragraph-rsid="00409f61" style:font-size-asian="11pt" style:font-weight-asian="normal" style:font-size-complex="11pt" style:font-weight-complex="normal"/>
    </style:style>
    <style:style style:name="P147" style:family="paragraph" style:parent-style-name="Preformatted_20_Text">
      <style:paragraph-properties fo:margin-top="0cm" fo:margin-bottom="0.499cm" style:contextual-spacing="false"/>
      <style:text-properties style:font-name="Liberation Serif" fo:font-size="11pt" officeooo:paragraph-rsid="00409f61" style:font-size-asian="11pt" style:font-size-complex="11pt"/>
    </style:style>
    <style:style style:name="P148" style:family="paragraph" style:parent-style-name="Heading_20_2">
      <style:text-properties style:font-name="Liberation Serif" fo:font-size="13pt" fo:font-weight="normal" officeooo:rsid="00417d71" officeooo:paragraph-rsid="00417d71" style:font-size-asian="13pt" style:font-weight-asian="normal" style:font-size-complex="13pt" style:font-weight-complex="normal"/>
    </style:style>
    <style:style style:name="P149" style:family="paragraph" style:parent-style-name="Heading_20_2">
      <style:text-properties style:font-name="Liberation Serif" fo:font-size="13pt" fo:font-weight="normal" officeooo:rsid="00417d71" officeooo:paragraph-rsid="00420178" style:font-size-asian="13pt" style:font-weight-asian="normal" style:font-size-complex="13pt" style:font-weight-complex="normal"/>
    </style:style>
    <style:style style:name="P150" style:family="paragraph" style:parent-style-name="Table_20_Contents" style:list-style-name="L4">
      <style:text-properties style:font-name="Liberation Serif" fo:font-size="12pt" officeooo:rsid="00409f61" officeooo:paragraph-rsid="00409f61" style:font-name-asian="Droid Sans Fallback1" style:font-size-asian="12pt" style:font-name-complex="Liberation Mono" style:font-size-complex="12pt"/>
    </style:style>
    <style:style style:name="P151" style:family="paragraph" style:parent-style-name="Table_20_Contents" style:list-style-name="L5">
      <style:text-properties style:font-name="Liberation Serif" fo:font-size="12pt" officeooo:rsid="0041c81c" officeooo:paragraph-rsid="0041c81c" style:font-size-asian="12pt" style:font-size-complex="12pt"/>
    </style:style>
    <style:style style:name="P152" style:family="paragraph" style:parent-style-name="Table_20_Contents" style:list-style-name="L8">
      <style:paragraph-properties fo:text-align="start" style:justify-single-word="false"/>
      <style:text-properties style:font-name="Liberation Serif" fo:font-size="12pt" officeooo:rsid="0042d641" officeooo:paragraph-rsid="0042d641" style:font-size-asian="10.5pt" style:font-size-complex="12pt"/>
    </style:style>
    <style:style style:name="P153" style:family="paragraph" style:parent-style-name="Table_20_Contents" style:list-style-name="L9">
      <style:paragraph-properties fo:text-align="start" style:justify-single-word="false"/>
      <style:text-properties style:font-name="Liberation Serif" fo:font-size="12pt" officeooo:rsid="004814a1" officeooo:paragraph-rsid="004814a1" style:font-size-asian="10.5pt" style:font-size-complex="12pt"/>
    </style:style>
    <style:style style:name="P154" style:family="paragraph" style:parent-style-name="Table_20_Contents" style:list-style-name="L10">
      <style:paragraph-properties fo:text-align="start" style:justify-single-word="false"/>
      <style:text-properties style:font-name="Liberation Serif" fo:font-size="12pt" officeooo:rsid="0048aa59" officeooo:paragraph-rsid="0048aa59" style:font-size-asian="10.5pt" style:font-size-complex="12pt"/>
    </style:style>
    <style:style style:name="P155" style:family="paragraph" style:parent-style-name="Table_20_Contents" style:list-style-name="L11">
      <style:paragraph-properties fo:text-align="start" style:justify-single-word="false"/>
      <style:text-properties style:font-name="Liberation Serif" fo:font-size="12pt" officeooo:rsid="0049c8a2" officeooo:paragraph-rsid="0049c8a2" style:font-size-asian="10.5pt" style:font-size-complex="12pt"/>
    </style:style>
    <style:style style:name="P156" style:family="paragraph" style:parent-style-name="Table_20_Contents" style:list-style-name="L13">
      <style:paragraph-properties fo:text-align="start" style:justify-single-word="false"/>
      <style:text-properties style:font-name="Liberation Serif" fo:font-size="12pt" officeooo:rsid="0051c354" officeooo:paragraph-rsid="0051c354" style:font-size-asian="10.5pt" style:font-size-complex="12pt"/>
    </style:style>
    <style:style style:name="P157" style:family="paragraph" style:parent-style-name="Table_20_Contents" style:list-style-name="L14">
      <style:paragraph-properties fo:text-align="start" style:justify-single-word="false"/>
      <style:text-properties style:font-name="Liberation Serif" fo:font-size="12pt" officeooo:rsid="005456b3" officeooo:paragraph-rsid="005456b3" style:font-size-asian="10.5pt" style:font-size-complex="12pt"/>
    </style:style>
    <style:style style:name="P158" style:family="paragraph" style:parent-style-name="Table_20_Contents" style:list-style-name="L12">
      <style:paragraph-properties fo:text-align="start" style:justify-single-word="false"/>
      <style:text-properties style:font-name="Liberation Serif" fo:font-size="12pt" fo:font-weight="normal" officeooo:rsid="0050b6a1" officeooo:paragraph-rsid="0050b6a1" style:font-size-asian="10.5pt" style:font-weight-asian="normal" style:font-size-complex="12pt" style:font-weight-complex="normal"/>
    </style:style>
    <style:style style:name="P159" style:family="paragraph" style:parent-style-name="Table_20_Contents">
      <style:paragraph-properties fo:text-align="start" style:justify-single-word="false"/>
      <style:text-properties style:font-name="Liberation Serif" officeooo:rsid="002c6ccd" officeooo:paragraph-rsid="00354b60"/>
    </style:style>
    <style:style style:name="P160" style:family="paragraph" style:parent-style-name="Table_20_Contents" style:list-style-name="L7">
      <style:text-properties style:font-name="Liberation Mono" fo:font-size="10.5pt" officeooo:rsid="00223dbb" officeooo:paragraph-rsid="00428a4b" style:font-size-asian="10.5pt" style:font-size-complex="10.5pt"/>
    </style:style>
    <style:style style:name="P161" style:family="paragraph" style:parent-style-name="Standard">
      <style:text-properties style:font-name="Liberation Serif" fo:font-size="13pt" fo:font-weight="normal" officeooo:rsid="005945a2" officeooo:paragraph-rsid="005945a2" style:font-size-asian="13pt" style:font-weight-asian="normal" style:font-size-complex="13pt" style:font-weight-complex="normal"/>
    </style:style>
    <style:style style:name="P162" style:family="paragraph" style:parent-style-name="Standard">
      <style:text-properties style:font-name="Liberation Serif" fo:font-size="13pt" fo:font-weight="normal" officeooo:rsid="00568de0" officeooo:paragraph-rsid="00568de0" style:font-size-asian="13pt" style:font-weight-asian="normal" style:font-size-complex="13pt" style:font-weight-complex="normal"/>
    </style:style>
    <style:style style:name="P163" style:family="paragraph" style:parent-style-name="Standard">
      <style:text-properties style:font-name="Liberation Serif" fo:font-size="13pt" fo:font-weight="normal" officeooo:rsid="00568de0" officeooo:paragraph-rsid="0057fc76" style:font-size-asian="13pt" style:font-weight-asian="normal" style:font-size-complex="13pt" style:font-weight-complex="normal"/>
    </style:style>
    <style:style style:name="P164" style:family="paragraph" style:parent-style-name="Standard">
      <style:text-properties style:font-name="Liberation Serif" fo:font-size="13pt" fo:font-weight="bold" officeooo:rsid="00568de0" officeooo:paragraph-rsid="00568de0" style:font-size-asian="13pt" style:font-weight-asian="bold" style:font-size-complex="13pt" style:font-weight-complex="bold"/>
    </style:style>
    <style:style style:name="P165" style:family="paragraph" style:parent-style-name="Standard">
      <style:text-properties style:font-name="Liberation Serif" fo:font-size="13pt" officeooo:rsid="002f42c1" officeooo:paragraph-rsid="002c6ccd" style:font-size-asian="13pt" style:font-size-complex="13pt"/>
    </style:style>
    <style:style style:name="P166" style:family="paragraph" style:parent-style-name="Standard">
      <style:text-properties style:font-name="Liberation Serif" fo:font-size="13pt" officeooo:rsid="001671ae" officeooo:paragraph-rsid="002c6ccd" style:font-size-asian="13pt" style:font-size-complex="13pt"/>
    </style:style>
    <style:style style:name="P167" style:family="paragraph" style:parent-style-name="Standard">
      <style:text-properties style:font-name="Liberation Serif" fo:font-size="13pt" officeooo:rsid="002308df" officeooo:paragraph-rsid="00568de0" style:font-size-asian="13pt" style:font-size-complex="13pt"/>
    </style:style>
    <style:style style:name="P168" style:family="paragraph" style:parent-style-name="Standard">
      <style:text-properties style:font-name="Liberation Serif" fo:font-size="11pt" officeooo:rsid="00417d71" officeooo:paragraph-rsid="00417d71" style:font-size-asian="11pt" style:font-size-complex="11pt"/>
    </style:style>
    <style:style style:name="P169" style:family="paragraph" style:parent-style-name="Standard">
      <style:text-properties style:font-name="Liberation Serif" fo:font-size="11pt" officeooo:rsid="00605d02" officeooo:paragraph-rsid="00605d02" style:font-size-asian="11pt" style:font-size-complex="11pt"/>
    </style:style>
    <style:style style:name="P170" style:family="paragraph" style:parent-style-name="Standard">
      <style:text-properties style:font-name="Liberation Serif" officeooo:rsid="00409f61" officeooo:paragraph-rsid="0041c81c"/>
    </style:style>
    <style:style style:name="P171" style:family="paragraph" style:parent-style-name="Standard">
      <style:text-properties style:font-name="Liberation Serif" fo:font-size="12pt" officeooo:rsid="00417d71" officeooo:paragraph-rsid="00417d71" style:font-size-asian="12pt" style:font-size-complex="12pt"/>
    </style:style>
    <style:style style:name="P172" style:family="paragraph" style:parent-style-name="Standard">
      <style:text-properties style:font-name="Liberation Serif" officeooo:paragraph-rsid="001215b3"/>
    </style:style>
    <style:style style:name="P173" style:family="paragraph" style:parent-style-name="Standard">
      <style:text-properties style:font-name="Liberation Serif" officeooo:rsid="002e0160" officeooo:paragraph-rsid="002e0160"/>
    </style:style>
    <style:style style:name="P174" style:family="paragraph" style:parent-style-name="Standard">
      <style:text-properties style:font-name="Liberation Serif" officeooo:rsid="002e0160" officeooo:paragraph-rsid="00626a65"/>
    </style:style>
    <style:style style:name="P175" style:family="paragraph" style:parent-style-name="Standard">
      <style:text-properties fo:color="#000000" style:font-name="Liberation Serif" fo:font-size="13pt" style:text-underline-style="none" fo:font-weight="normal" officeooo:rsid="00417d71" officeooo:paragraph-rsid="00417d71" fo:background-color="transparent" style:font-size-asian="13pt" style:font-weight-asian="normal" style:font-size-complex="13pt" style:font-weight-complex="normal"/>
    </style:style>
    <style:style style:name="P176" style:family="paragraph" style:parent-style-name="Standard">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fo:color="#000000" style:font-name="Liberation Serif" fo:font-size="11pt" fo:font-style="normal" style:text-underline-style="none" fo:font-weight="normal" officeooo:rsid="0041c81c" officeooo:paragraph-rsid="0041c81c" style:font-size-asian="11pt" style:font-style-asian="normal" style:font-weight-asian="normal" style:font-size-complex="11pt" style:font-style-complex="normal" style:font-weight-complex="normal" fo:hyphenate="true" fo:hyphenation-remain-char-count="2" fo:hyphenation-push-char-count="2"/>
    </style:style>
    <style:style style:name="P177" style:family="paragraph" style:parent-style-name="Standard">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officeooo:rsid="0041c81c" officeooo:paragraph-rsid="00605d02" fo:hyphenate="true" fo:hyphenation-remain-char-count="2" fo:hyphenation-push-char-count="2"/>
    </style:style>
    <style:style style:name="P178" style:family="paragraph" style:parent-style-name="Text_20_body" style:list-style-name="L1"/>
    <style:style style:name="P179" style:family="paragraph" style:parent-style-name="Text_20_body" style:list-style-name="L1">
      <style:text-properties officeooo:paragraph-rsid="0041c81c"/>
    </style:style>
    <style:style style:name="P180" style:family="paragraph" style:parent-style-name="Text_20_body" style:list-style-name="L1">
      <style:text-properties officeooo:paragraph-rsid="00605d02"/>
    </style:style>
    <style:style style:name="P181" style:family="paragraph" style:parent-style-name="Text_20_body" style:list-style-name="L1">
      <style:text-properties fo:color="#000000" style:font-name="Liberation Serif" fo:font-size="11pt" style:text-underline-style="none" fo:font-weight="normal" fo:background-color="transparent" style:font-size-asian="11pt" style:font-weight-asian="normal" style:font-size-complex="11pt" style:font-weight-complex="normal"/>
    </style:style>
    <style:style style:name="P182" style:family="paragraph" style:parent-style-name="Text_20_body" style:list-style-name="L1">
      <style:text-properties fo:color="#000000" style:font-name="Liberation Serif" fo:font-size="11pt" style:text-underline-style="none" fo:font-weight="normal" officeooo:paragraph-rsid="0041c81c" fo:background-color="transparent" style:font-size-asian="11pt" style:font-weight-asian="normal" style:font-size-complex="11pt" style:font-weight-complex="normal"/>
    </style:style>
    <style:style style:name="P183" style:family="paragraph" style:parent-style-name="Text_20_body" style:list-style-name="L1">
      <style:text-properties fo:color="#000000" fo:font-size="11pt" style:text-underline-style="none" fo:font-weight="normal" officeooo:paragraph-rsid="00605d02" fo:background-color="transparent" style:font-size-asian="11pt" style:font-weight-asian="normal" style:font-size-complex="11pt" style:font-weight-complex="normal"/>
    </style:style>
    <style:style style:name="P184" style:family="paragraph" style:parent-style-name="Text_20_body" style:list-style-name="L6">
      <style:text-properties style:font-name="Liberation Serif" fo:font-size="12pt" style:text-underline-style="none" fo:font-weight="normal" officeooo:paragraph-rsid="0022fb4f" style:font-size-asian="12pt" style:font-weight-asian="normal" style:font-size-complex="12pt" style:font-weight-complex="normal"/>
    </style:style>
    <style:style style:name="P185" style:family="paragraph" style:parent-style-name="Text_20_body" style:list-style-name="L6">
      <style:text-properties style:font-name="Liberation Serif" fo:font-size="12pt" style:text-underline-style="none" fo:font-weight="normal" officeooo:rsid="002135ef" officeooo:paragraph-rsid="0022fb4f" style:font-size-asian="12pt" style:font-weight-asian="normal" style:font-size-complex="12pt" style:font-weight-complex="normal"/>
    </style:style>
    <style:style style:name="P186" style:family="paragraph" style:parent-style-name="Text_20_body">
      <style:text-properties style:font-name="Times New Roman" fo:font-size="12pt" style:text-underline-style="none" fo:font-weight="normal" officeooo:rsid="0022fb4f" officeooo:paragraph-rsid="0022fb4f" style:font-size-asian="12pt" style:font-weight-asian="normal" style:font-size-complex="12pt" style:font-weight-complex="normal"/>
    </style:style>
    <style:style style:name="P187" style:family="paragraph" style:parent-style-name="Text_20_body" style:list-style-name="L1">
      <style:text-properties fo:font-size="11pt" officeooo:paragraph-rsid="00605d02" style:font-size-asian="11pt" style:font-size-complex="11pt"/>
    </style:style>
    <style:style style:name="P188" style:family="paragraph" style:parent-style-name="Text_20_body">
      <style:paragraph-properties fo:margin-left="0cm" fo:margin-right="0cm" fo:margin-top="0cm" fo:margin-bottom="0.499cm" style:contextual-spacing="false" fo:line-height="100%" fo:text-align="start" style:justify-single-word="false" fo:hyphenation-ladder-count="no-limit" fo:text-indent="0cm" style:auto-text-indent="false">
        <style:tab-stops/>
      </style:paragraph-properties>
      <style:text-properties officeooo:paragraph-rsid="00605d02" fo:hyphenate="true" fo:hyphenation-remain-char-count="2" fo:hyphenation-push-char-count="2"/>
    </style:style>
    <style:style style:name="P189" style:family="paragraph" style:parent-style-name="Preformatted_20_Text">
      <style:paragraph-properties fo:margin-top="0cm" fo:margin-bottom="0.499cm" style:contextual-spacing="false"/>
      <style:text-properties style:font-name="Liberation Serif" fo:font-size="12pt" officeooo:rsid="00409f61" officeooo:paragraph-rsid="00409f61" style:font-size-asian="12pt" style:font-size-complex="12pt"/>
    </style:style>
    <style:style style:name="T1" style:family="text">
      <style:text-properties officeooo:rsid="001215b3"/>
    </style:style>
    <style:style style:name="T2" style:family="text">
      <style:text-properties style:font-name="serif" fo:font-size="13pt" officeooo:rsid="001215b3" style:font-size-asian="13pt" style:font-size-complex="13pt"/>
    </style:style>
    <style:style style:name="T3" style:family="text">
      <style:text-properties fo:font-size="13pt" officeooo:rsid="001338fe" style:font-size-asian="13pt" style:font-size-complex="13pt"/>
    </style:style>
    <style:style style:name="T4" style:family="text">
      <style:text-properties fo:font-size="13pt" officeooo:rsid="001215b3" style:font-size-asian="13pt" style:font-size-complex="13pt"/>
    </style:style>
    <style:style style:name="T5" style:family="text">
      <style:text-properties fo:font-size="13pt" officeooo:rsid="0022fb4f" style:font-size-asian="13pt" style:font-size-complex="13pt"/>
    </style:style>
    <style:style style:name="T6" style:family="text">
      <style:text-properties fo:font-size="13pt" officeooo:rsid="002fce90" style:font-size-asian="13pt" style:font-size-complex="13pt"/>
    </style:style>
    <style:style style:name="T7" style:family="text">
      <style:text-properties fo:font-size="13pt" officeooo:rsid="003a3385" style:font-size-asian="13pt" style:font-size-complex="13pt"/>
    </style:style>
    <style:style style:name="T8" style:family="text">
      <style:text-properties fo:font-size="13pt" officeooo:rsid="00568de0" style:font-size-asian="13pt" style:font-size-complex="13pt"/>
    </style:style>
    <style:style style:name="T9" style:family="text">
      <style:text-properties fo:font-size="13pt" fo:font-weight="bold" officeooo:rsid="00568de0" style:font-size-asian="13pt" style:font-weight-asian="bold" style:font-size-complex="13pt" style:font-weight-complex="bold"/>
    </style:style>
    <style:style style:name="T10" style:family="text">
      <style:text-properties fo:font-size="13pt" fo:font-weight="normal" officeooo:rsid="00568de0" style:font-size-asian="13pt" style:font-weight-asian="normal" style:font-size-complex="13pt" style:font-weight-complex="normal"/>
    </style:style>
    <style:style style:name="T11" style:family="text">
      <style:text-properties officeooo:rsid="001338fe"/>
    </style:style>
    <style:style style:name="T12" style:family="text">
      <style:text-properties fo:font-weight="bold" style:font-weight-asian="bold" style:font-weight-complex="bold"/>
    </style:style>
    <style:style style:name="T13" style:family="text">
      <style:text-properties fo:font-weight="bold" officeooo:rsid="0022fb4f" style:font-weight-asian="bold" style:font-weight-complex="bold"/>
    </style:style>
    <style:style style:name="T14" style:family="text">
      <style:text-properties fo:font-weight="bold" officeooo:rsid="00568de0" style:font-weight-asian="bold" style:font-weight-complex="bold"/>
    </style:style>
    <style:style style:name="T15" style:family="text">
      <style:text-properties fo:font-weight="bold" officeooo:rsid="005945a2" style:font-weight-asian="bold" style:font-weight-complex="bold"/>
    </style:style>
    <style:style style:name="T16" style:family="text">
      <style:text-properties fo:font-weight="bold" officeooo:rsid="00626a65" style:font-weight-asian="bold" style:font-weight-complex="bold"/>
    </style:style>
    <style:style style:name="T17" style:family="text">
      <style:text-properties fo:font-weight="normal" officeooo:rsid="00223dbb" style:font-weight-asian="normal" style:font-weight-complex="normal"/>
    </style:style>
    <style:style style:name="T18" style:family="text">
      <style:text-properties fo:font-weight="normal" officeooo:rsid="002fce90" style:font-weight-asian="normal" style:font-weight-complex="normal"/>
    </style:style>
    <style:style style:name="T19" style:family="text">
      <style:text-properties fo:font-weight="normal" officeooo:rsid="002fdf38" style:font-weight-asian="normal" style:font-weight-complex="normal"/>
    </style:style>
    <style:style style:name="T20" style:family="text">
      <style:text-properties fo:font-weight="normal" officeooo:rsid="0031f9e3" style:font-weight-asian="normal" style:font-weight-complex="normal"/>
    </style:style>
    <style:style style:name="T21" style:family="text">
      <style:text-properties fo:font-weight="normal" officeooo:rsid="00568de0" style:font-weight-asian="normal" style:font-weight-complex="normal"/>
    </style:style>
    <style:style style:name="T22" style:family="text">
      <style:text-properties fo:font-weight="normal" officeooo:rsid="0057fc76" style:font-weight-asian="normal" style:font-weight-complex="normal"/>
    </style:style>
    <style:style style:name="T23" style:family="text">
      <style:text-properties fo:font-weight="normal" officeooo:rsid="005945a2" style:font-weight-asian="normal" style:font-weight-complex="normal"/>
    </style:style>
    <style:style style:name="T24" style:family="text">
      <style:text-properties fo:font-weight="normal" officeooo:rsid="00626a65"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fab65" style:font-weight-asian="normal" style:font-weight-complex="normal"/>
    </style:style>
    <style:style style:name="T27" style:family="text">
      <style:text-properties style:text-underline-style="none" fo:font-weight="normal" officeooo:rsid="001215b3" style:font-weight-asian="normal" style:font-weight-complex="normal"/>
    </style:style>
    <style:style style:name="T28" style:family="text">
      <style:text-properties officeooo:rsid="002135ef"/>
    </style:style>
    <style:style style:name="T29" style:family="text">
      <style:text-properties style:font-name="Liberation Serif"/>
    </style:style>
    <style:style style:name="T30" style:family="text">
      <style:text-properties style:font-name="Liberation Serif" fo:font-size="13pt" officeooo:rsid="001338fe" style:font-size-asian="13pt" style:font-size-complex="13pt"/>
    </style:style>
    <style:style style:name="T31" style:family="text">
      <style:text-properties style:font-name="Liberation Serif" fo:font-size="13pt" officeooo:rsid="00223dbb" style:font-size-asian="13pt" style:font-size-complex="13pt"/>
    </style:style>
    <style:style style:name="T32" style:family="text">
      <style:text-properties style:font-name="Liberation Serif" fo:font-size="13pt" officeooo:rsid="001671ae" style:font-size-asian="13pt" style:font-size-complex="13pt"/>
    </style:style>
    <style:style style:name="T33" style:family="text">
      <style:text-properties fo:font-size="15pt"/>
    </style:style>
    <style:style style:name="T34" style:family="text">
      <style:text-properties fo:font-size="15pt" officeooo:rsid="001671ae"/>
    </style:style>
    <style:style style:name="T35" style:family="text">
      <style:text-properties fo:font-size="15pt" officeooo:rsid="0022fb4f" style:font-size-asian="15pt" style:font-size-complex="15pt"/>
    </style:style>
    <style:style style:name="T36" style:family="text">
      <style:text-properties fo:font-size="15pt" fo:font-weight="bold" style:font-size-asian="15pt" style:font-weight-asian="bold" style:font-size-complex="15pt" style:font-weight-complex="bold"/>
    </style:style>
    <style:style style:name="T37" style:family="text">
      <style:text-properties fo:font-size="15pt" fo:font-weight="bold" officeooo:rsid="0022fb4f" style:font-size-asian="15pt" style:font-weight-asian="bold" style:font-size-complex="15pt" style:font-weight-complex="bold"/>
    </style:style>
    <style:style style:name="T38" style:family="text">
      <style:text-properties officeooo:rsid="00223dbb"/>
    </style:style>
    <style:style style:name="T39" style:family="text">
      <style:text-properties officeooo:rsid="0022fb4f"/>
    </style:style>
    <style:style style:name="T40" style:family="text">
      <style:text-properties officeooo:rsid="002889d3"/>
    </style:style>
    <style:style style:name="T41" style:family="text">
      <style:text-properties officeooo:rsid="002be17e"/>
    </style:style>
    <style:style style:name="T42" style:family="text">
      <style:text-properties officeooo:rsid="002e0160"/>
    </style:style>
    <style:style style:name="T43" style:family="text">
      <style:text-properties officeooo:rsid="002e56a6"/>
    </style:style>
    <style:style style:name="T44" style:family="text">
      <style:text-properties officeooo:rsid="002f42c1"/>
    </style:style>
    <style:style style:name="T45" style:family="text">
      <style:text-properties officeooo:rsid="0031f9e3"/>
    </style:style>
    <style:style style:name="T46" style:family="text">
      <style:text-properties officeooo:rsid="003ee338"/>
    </style:style>
    <style:style style:name="T47" style:family="text">
      <style:text-properties officeooo:rsid="00420178"/>
    </style:style>
    <style:style style:name="T48" style:family="text">
      <style:text-properties style:text-underline-style="solid" style:text-underline-width="auto" style:text-underline-color="font-color" fo:font-weight="bold" officeooo:rsid="001215b3" style:font-weight-asian="bold" style:font-weight-complex="bold"/>
    </style:style>
    <style:style style:name="T49" style:family="text">
      <style:text-properties fo:color="#000000" style:font-name="Liberation Serif" fo:font-size="11pt" style:text-underline-style="none" fo:font-weight="normal" fo:background-color="transparent" loext:char-shading-value="0" style:font-size-asian="11pt" style:font-weight-asian="normal" style:font-size-complex="11pt" style:font-weight-complex="normal"/>
    </style:style>
    <style:style style:name="T50" style:family="text">
      <style:text-properties fo:color="#000000" style:font-name="Liberation Serif" fo:font-size="11pt" style:text-underline-style="none" fo:font-weight="normal" officeooo:rsid="0041c81c" fo:background-color="transparent" loext:char-shading-value="0" style:font-size-asian="11pt" style:font-weight-asian="normal" style:font-size-complex="11pt" style:font-weight-complex="normal"/>
    </style:style>
    <style:style style:name="T51" style:family="text">
      <style:text-properties fo:color="#000000" style:font-name="Liberation Serif" fo:font-size="11pt" style:text-underline-style="none" fo:font-weight="normal" officeooo:rsid="00428a4b" fo:background-color="transparent" loext:char-shading-value="0" style:font-size-asian="11pt" style:font-weight-asian="normal" style:font-size-complex="11pt" style:font-weight-complex="normal"/>
    </style:style>
    <style:style style:name="T52" style:family="text">
      <style:text-properties fo:color="#000000"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53" style:family="text">
      <style:text-properties fo:color="#000000" style:font-name="Liberation Serif" fo:font-size="11pt" fo:font-style="normal" style:text-underline-style="none" fo:font-weight="normal" officeooo:rsid="00420178" style:font-size-asian="11pt" style:font-style-asian="normal" style:font-weight-asian="normal" style:font-size-complex="11pt" style:font-style-complex="normal" style:font-weight-complex="normal"/>
    </style:style>
    <style:style style:name="T54" style:family="text">
      <style:text-properties fo:color="#000000" style:font-name="Liberation Serif" fo:font-size="11pt" fo:font-style="normal" style:text-underline-style="none" fo:font-weight="normal" officeooo:rsid="001fab65" style:font-size-asian="11pt" style:font-style-asian="normal" style:font-weight-asian="normal" style:font-size-complex="11pt" style:font-style-complex="normal" style:font-weight-complex="normal"/>
    </style:style>
    <style:style style:name="T55" style:family="text">
      <style:text-properties fo:color="#000000" style:font-name="Liberation Serif" fo:font-size="11pt" fo:font-style="normal" style:text-underline-style="none" fo:font-weight="normal" officeooo:rsid="00605d02" style:font-size-asian="11pt" style:font-style-asian="normal" style:font-weight-asian="normal" style:font-size-complex="11pt" style:font-style-complex="normal" style:font-weight-complex="normal"/>
    </style:style>
    <style:style style:name="T56" style:family="text">
      <style:text-properties fo:color="#000000" style:font-name="Liberation Serif" style:text-underline-style="none" fo:font-weight="normal" fo:background-color="transparent" loext:char-shading-value="0" style:font-weight-asian="normal" style:font-weight-complex="normal"/>
    </style:style>
    <style:style style:name="T57" style:family="text">
      <style:text-properties fo:color="#000000" style:font-name="Liberation Serif" style:text-underline-style="none" fo:font-weight="normal" officeooo:rsid="0041c81c" fo:background-color="transparent" loext:char-shading-value="0" style:font-weight-asian="normal" style:font-weight-complex="normal"/>
    </style:style>
    <style:style style:name="T58" style:family="text">
      <style:text-properties fo:color="#000000" style:font-name="Liberation Serif" style:text-underline-style="none" fo:font-weight="normal" officeooo:rsid="00428a4b" fo:background-color="transparent" loext:char-shading-value="0" style:font-weight-asian="normal" style:font-weight-complex="normal"/>
    </style:style>
    <style:style style:name="T59" style:family="text">
      <style:text-properties fo:color="#000000" fo:font-size="11pt" style:text-underline-style="none" fo:font-weight="normal" fo:background-color="transparent" loext:char-shading-value="0" style:font-size-asian="11pt" style:font-weight-asian="normal" style:font-size-complex="11pt" style:font-weight-complex="normal"/>
    </style:style>
    <style:style style:name="T60" style:family="text">
      <style:text-properties officeooo:rsid="0042d641"/>
    </style:style>
    <style:style style:name="T61" style:family="text">
      <style:text-properties officeooo:rsid="00449fd9"/>
    </style:style>
    <style:style style:name="T62" style:family="text">
      <style:text-properties officeooo:rsid="00468f19"/>
    </style:style>
    <style:style style:name="T63" style:family="text">
      <style:text-properties officeooo:rsid="004814a1"/>
    </style:style>
    <style:style style:name="T64" style:family="text">
      <style:text-properties officeooo:rsid="0048aa59"/>
    </style:style>
    <style:style style:name="T65" style:family="text">
      <style:text-properties officeooo:rsid="004ba1cc"/>
    </style:style>
    <style:style style:name="T66" style:family="text">
      <style:text-properties officeooo:rsid="004c4787"/>
    </style:style>
    <style:style style:name="T67" style:family="text">
      <style:text-properties officeooo:rsid="00538e4c"/>
    </style:style>
    <style:style style:name="T68" style:family="text">
      <style:text-properties officeooo:rsid="005456b3"/>
    </style:style>
    <style:style style:name="T69" style:family="text">
      <style:text-properties officeooo:rsid="005589a5"/>
    </style:style>
    <style:style style:name="T70" style:family="text">
      <style:text-properties officeooo:rsid="00568de0"/>
    </style:style>
    <style:style style:name="T71" style:family="text">
      <style:text-properties officeooo:rsid="0057fc76"/>
    </style:style>
    <style:style style:name="T72" style:family="text">
      <style:text-properties officeooo:rsid="005945a2"/>
    </style:style>
    <style:style style:name="T73" style:family="text">
      <style:text-properties officeooo:rsid="005ada56"/>
    </style:style>
    <style:style style:name="T74" style:family="text">
      <style:text-properties officeooo:rsid="005d0fad"/>
    </style:style>
    <style:style style:name="T75" style:family="text">
      <style:text-properties officeooo:rsid="00605d02"/>
    </style:style>
    <style:style style:name="T76" style:family="text">
      <style:text-properties officeooo:rsid="00626a6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ory project</text:p>
      <text:p text:style-name="P2"/>
      <text:p text:style-name="P48"><text:span text:style-name="T1">1.- </text:span>Functional specification.</text:p>
      <text:p text:style-name="P61"/>
      <text:p text:style-name="P61"><text:tab/><text:span text:style-name="T27">Write a program</text:span><text:span text:style-name="T48"> </text:span><text:span text:style-name="T11"><text:s/>reading a subset of <text:s/>C code and generate a cross reference specifying location, declaration and usages of all identifiers.</text:span></text:p>
      <text:p text:style-name="P62"><text:tab/></text:p>
      <text:p text:style-name="P62"/>
      <text:p text:style-name="P50"><text:span text:style-name="T1">2.-</text:span> Input description. </text:p>
      <text:p text:style-name="P61"/>
      <text:p text:style-name="P63"><text:tab/><text:span text:style-name="T40">The program will read a input subset of C code from a file. The syntax of the input code should fulfill the next syntax.</text:span></text:p>
      <text:p text:style-name="P28"/>
      <text:p text:style-name="P28"/>
      <text:p text:style-name="P71"><text:span text:style-name="T12">Blanks</text:span>: Blanks are use to separate items, and more than one followed blank have the same <text:span text:style-name="T28">syntactic</text:span> meaning than a simple blank.</text:p>
      <text:p text:style-name="P71"/>
      <text:p text:style-name="P72"><text:span text:style-name="T38">'</text:span>;<text:span text:style-name="T38">' : </text:span><text:span text:style-name="T17">Semicolon is use at the end of <text:s/>a statement.</text:span></text:p>
      <text:p text:style-name="P73"/>
      <text:p text:style-name="P72"><text:span text:style-name="T38">“{“”}”</text:span><text:span text:style-name="T18">:</text:span><text:span text:style-name="T19"> Those brackets are used to open a new scope.</text:span></text:p>
      <text:p text:style-name="P71"/>
      <text:p text:style-name="P135"><text:span text:style-name="T12">Lexical atoms</text:span>: <text:s/><text:span text:style-name="T25">Comment = // .... new line | <text:s/>'/*' </text:span><text:span text:style-name="T26">text </text:span><text:span text:style-name="T25">'*/'</text:span></text:p>
      <text:p text:style-name="P136"/>
      <text:p text:style-name="P137"/>
      <text:p text:style-name="P138"/>
      <text:p text:style-name="P38">Backus-Naur form:</text:p>
      <text:h text:style-name="P148" text:outline-level="2"><text:bookmark text:name="Declarations"/>Declarations:</text:h>
      <text:list xml:id="list8281535952328464011" text:style-name="L1">
        <text:list-item>
          <text:p text:style-name="P178"><text:bookmark text:name="declaration"/><text:span text:style-name="T49">declaration::=</text:span><text:a xlink:type="simple" xlink:href="http://www.csci.csusb.edu/dick/samples/c.syntax.html#declaration_specifier"><text:span text:style-name="T59">declaration_specifier</text:span></text:a><text:span text:style-name="T49"> </text:span></text:p>
        </text:list-item>
        <text:list-item>
          <text:p text:style-name="P178"><text:bookmark text:name="declaration_specifier"/><text:span text:style-name="T49">declaration_specifier::=(</text:span><text:a xlink:type="simple" xlink:href="http://www.csci.csusb.edu/dick/samples/c.syntax.html#storage_class"><text:span text:style-name="T59">storage_class</text:span></text:a><text:span text:style-name="T49"> | </text:span><text:a xlink:type="simple" xlink:href="http://www.csci.csusb.edu/dick/samples/c.syntax.html#type_specifier"><text:span text:style-name="T59">type_specifier</text:span></text:a><text:span text:style-name="T49"> | </text:span><text:a xlink:type="simple" xlink:href="http://www.csci.csusb.edu/dick/samples/c.syntax.html#type_qualifier"><text:span text:style-name="T59">type_qualifier</text:span></text:a><text:span text:style-name="T49">), </text:span></text:p>
        </text:list-item>
        <text:list-item>
          <text:p text:style-name="P182"><text:bookmark text:name="storage_class"/>storage_class::="typedef" | "extern" | "static" | "auto" | "register", </text:p>
        </text:list-item>
        <text:list-item>
          <text:p text:style-name="P181"><text:bookmark text:name="type_specifier"/>type_specifier::="void" | "char" | "short" | "int" | "long" | "float" | "double" | "signed" | "unsigned"</text:p>
        </text:list-item>
        <text:list-item>
          <text:p text:style-name="P181"><text:bookmark text:name="type-qualifier"/>type-qualifier::="const" | "volatile", </text:p>
        </text:list-item>
        <text:list-item>
          <text:p text:style-name="P178"><text:bookmark text:name="typedef_name"/><text:span text:style-name="T49">typedef_name::=</text:span><text:a xlink:type="simple" xlink:href="http://www.csci.csusb.edu/dick/samples/c.syntax.html#identifier"><text:span text:style-name="T59">identifier</text:span></text:a><text:span text:style-name="T49">, </text:span></text:p>
        </text:list-item>
        <text:list-item>
          <text:p text:style-name="P178"><text:bookmark text:name="initializer"/><text:span text:style-name="T49">initializer::=</text:span><text:a xlink:type="simple" xlink:href="http://www.csci.csusb.edu/dick/samples/c.syntax.html#assignment_expression"><text:span text:style-name="T59">assignment_expression</text:span></text:a><text:span text:style-name="T49"> </text:span></text:p>
        </text:list-item>
        <text:list-item>
          <text:p text:style-name="P179"><text:bookmark text:name="declarator_initialized"/><text:span text:style-name="T49">declarator_initialized::=</text:span><text:a xlink:type="simple" xlink:href="http://www.csci.csusb.edu/dick/samples/c.syntax.html#declarator"><text:span text:style-name="T59">declarator</text:span></text:a><text:span text:style-name="T49"> ("=" </text:span><text:a xlink:type="simple" xlink:href="http://www.csci.csusb.edu/dick/samples/c.syntax.html#initializer"><text:span text:style-name="T59">initializer</text:span></text:a><text:span text:style-name="T49">), </text:span></text:p>
          <text:p text:style-name="P183"><text:bookmark text:name="Pointers"/><text:span text:style-name="T29">Pointers</text:span></text:p>
        </text:list-item>
        <text:list-item>
          <text:p text:style-name="P187"><text:span text:style-name="T57"><text:s/></text:span><text:span text:style-name="T56">pointer::= </text:span><text:span text:style-name="T58">type_specifier <text:s/>*</text:span><text:span text:style-name="T56">, </text:span></text:p>
        </text:list-item>
        <text:list-item>
          <text:p text:style-name="P180"><text:span text:style-name="T50"><text:s text:c="2"/></text:span><text:span text:style-name="T49">declarator::=</text:span><text:a xlink:type="simple" xlink:href="http://www.csci.csusb.edu/dick/samples/c.syntax.html#pointer"><text:span text:style-name="T59">pointer</text:span></text:a><text:span text:style-name="T49"> </text:span><text:span text:style-name="T51"><text:s/>typedef_name</text:span><text:span text:style-name="T49">, </text:span></text:p>
        </text:list-item>
      </text:list>
      <text:p text:style-name="P175"/>
      <text:p text:style-name="P70"/>
      <text:p text:style-name="P70"/>
      <text:p text:style-name="P70"/>
      <text:p text:style-name="P189"><text:soft-page-break/>Examples <text:span text:style-name="T47">variables declarations:</text:span></text:p>
      <table:table table:name="Table44" table:style-name="Table44">
        <table:table-column table:style-name="Table44.A"/>
        <table:table-row>
          <table:table-cell table:style-name="Table44.A1" office:value-type="string">
            <text:list xml:id="list998945132498860772" text:style-name="L4">
              <text:list-item>
                <text:p text:style-name="P150">int n;</text:p>
              </text:list-item>
              <text:list-item>
                <text:p text:style-name="P150">const int m;</text:p>
              </text:list-item>
              <text:list-item>
                <text:p text:style-name="P150">static const long double d;</text:p>
              </text:list-item>
              <text:list-item>
                <text:p text:style-name="P150">unsigned char c;</text:p>
              </text:list-item>
              <text:list-item>
                <text:p text:style-name="P150">volatile double q;</text:p>
              </text:list-item>
              <text:list-item>
                <text:p text:style-name="P150"><text:s/></text:p>
              </text:list-item>
              <text:list-item>
                <text:p text:style-name="P150">// With initialization </text:p>
              </text:list-item>
              <text:list-item>
                <text:p text:style-name="P150">short p = 12;</text:p>
              </text:list-item>
              <text:list-item>
                <text:p text:style-name="P150">floar f = '-1;</text:p>
              </text:list-item>
              <text:list-item>
                <text:p text:style-name="P150"><text:s/></text:p>
              </text:list-item>
              <text:list-item>
                <text:p text:style-name="P150">//With pointer</text:p>
              </text:list-item>
              <text:list-item>
                <text:p text:style-name="P150">const double * add;</text:p>
              </text:list-item>
              <text:list-item>
                <text:p text:style-name="P150">int *add2 = &amp;n;</text:p>
              </text:list-item>
            </text:list>
          </table:table-cell>
        </table:table-row>
      </table:table>
      <text:p text:style-name="P147"/>
      <text:p text:style-name="P146"/>
      <text:p text:style-name="P143"/>
      <text:p text:style-name="P142"><text:bookmark text:name="function_definition"/><text:span text:style-name="T53">11. </text:span><text:span text:style-name="T54">function_definition::= </text:span><text:span text:style-name="T55">declaration_specifier declarator</text:span></text:p>
      <text:p text:style-name="P188"><text:bookmark text:name="parameter_declaration"/><text:span text:style-name="T53">12. </text:span><text:span text:style-name="T52">parameter_declaration::= </text:span><text:span text:style-name="T55">declaration_specifier declarator</text:span><text:span text:style-name="T52"> , </text:span></text:p>
      <text:p text:style-name="P139"><text:span text:style-name="T53">13. </text:span><text:span text:style-name="T52">jump_statement::= "return" </text:span><text:span text:style-name="T55">expression</text:span><text:span text:style-name="T52"> ";", </text:span></text:p>
      <text:p text:style-name="P177"><text:span text:style-name="T53">14. </text:span><text:span text:style-name="T52">function_declaration ::= </text:span><text:span text:style-name="T55">declaration_specifier declarator (</text:span><text:span text:style-name="T52"> parameter_declaration ) { <text:s/>declaration</text:span></text:p>
      <text:p text:style-name="P176">return typefunction }</text:p>
      <text:p text:style-name="P140"/>
      <text:p text:style-name="P141">Examples <text:span text:style-name="T47">function declaration:</text:span></text:p>
      <table:table table:name="Table45" table:style-name="Table45">
        <table:table-column table:style-name="Table45.A"/>
        <table:table-row>
          <table:table-cell table:style-name="Table45.A1" office:value-type="string">
            <text:list xml:id="list6208454214936100448" text:style-name="L5">
              <text:list-item>
                <text:p text:style-name="P151">Int add ( int a, int b){</text:p>
              </text:list-item>
              <text:list-item>
                <text:p text:style-name="P151"><text:s text:c="6"/>return a+b;</text:p>
              </text:list-item>
              <text:list-item>
                <text:p text:style-name="P151">}</text:p>
              </text:list-item>
              <text:list-item>
                <text:p text:style-name="P151"><text:s/></text:p>
              </text:list-item>
              <text:list-item>
                <text:p text:style-name="P151">double calcRate( int a, int b){</text:p>
              </text:list-item>
              <text:list-item>
                <text:p text:style-name="P151"><text:s text:c="4"/>return a/b;</text:p>
              </text:list-item>
              <text:list-item>
                <text:p text:style-name="P151">}</text:p>
              </text:list-item>
              <text:list-item>
                <text:p text:style-name="P151"/>
              </text:list-item>
            </text:list>
          </table:table-cell>
        </table:table-row>
      </table:table>
      <text:p text:style-name="P75"/>
      <text:p text:style-name="P74"/>
      <text:p text:style-name="P169">15. conditional structures::= if ( condition ) { code } | if (condition) { code }else{ code } | if (condition ) { code } else if( condition2 ){ <text:s/>code }else if ( conditionN ){ code }else{ <text:s/>code }.</text:p>
      <text:p text:style-name="P169"/>
      <text:p text:style-name="P169">16. loop structure::= while( condition ) { code } | do{ code }while( condition ); | for( index_initialization ; conditions ; code ){ <text:s/>code } .</text:p>
      <text:h text:style-name="P149" text:outline-level="2"><text:soft-page-break/><text:span text:style-name="T47">Usages</text:span>:</text:h>
      <text:p text:style-name="P145"><text:tab/><text:span text:style-name="T47">We will consider usages each use of a variables or function after declaration. If the variables is a pointer, we will consider a usages each time that in the code is use that pointer, omitting the reference or use of the address save in the pointer. Also, it is not going to be consider the initialization of a variables as usage.</text:span></text:p>
      <text:p text:style-name="P145"/>
      <text:p text:style-name="P170">Source: </text:p>
      <text:p text:style-name="P78"><text:a xlink:type="simple" xlink:href="http://www.csci.csusb.edu/dick/samples/c.syntax.html#Declarations">http://www.csci.csusb.edu/dick/samples/c.syntax.html#Declarations</text:a></text:p>
      <text:p text:style-name="P78"/>
      <text:p text:style-name="P74"><text:tab/></text:p>
      <text:p text:style-name="P74"/>
      <text:p text:style-name="P74"/>
      <text:p text:style-name="P74"/>
      <text:p text:style-name="P59">Restriction of <text:span text:style-name="T75">our </text:span>C syntax.</text:p>
      <text:p text:style-name="P59"/>
      <text:p text:style-name="P59"><text:tab/>Due to the complexity of C syntax we will consider and analyses just the grammar specified previously. <text:span text:style-name="T47">We will omit for example.</text:span></text:p>
      <text:p text:style-name="P60"><text:tab/>-<text:span text:style-name="T47">function definitions without declaration.</text:span></text:p>
      <text:p text:style-name="P60"><text:tab/>-<text:span text:style-name="T47">struct type,</text:span></text:p>
      <text:p text:style-name="P60"><text:tab/>-<text:span text:style-name="T47">enum declaration and uses..</text:span></text:p>
      <text:p text:style-name="P60"><text:tab/>-<text:span text:style-name="T75">switch structures.</text:span></text:p>
      <text:p text:style-name="P60"><text:tab/>-<text:span text:style-name="T47">typedef.</text:span></text:p>
      <text:p text:style-name="P60"><text:tab/>-<text:span text:style-name="T47">arrays.</text:span></text:p>
      <text:p text:style-name="P60"><text:tab/>-<text:span text:style-name="T70">Each variable will be declared with the extended mode (Ex: int p; | int p = x ;)</text:span></text:p>
      <text:p text:style-name="P60"/>
      <text:p text:style-name="P60"><text:tab/> </text:p>
      <text:p text:style-name="P144">Assumptions for the input</text:p>
      <text:list xml:id="list8447911940521993904" text:style-name="L6">
        <text:list-item>
          <text:p text:style-name="P184">The subset of the C code does <text:span text:style-name="T39">not </text:span>contain any compiler's error</text:p>
        </text:list-item>
        <text:list-item>
          <text:p text:style-name="P184">The subset of the C does <text:span text:style-name="T39">not</text:span> need to work.</text:p>
        </text:list-item>
        <text:list-item>
          <text:p text:style-name="P185">The code processed and <text:span text:style-name="T41">analyses</text:span> does <text:span text:style-name="T39">not </text:span>include the code imported by libraries or other files</text:p>
        </text:list-item>
      </text:list>
      <text:p text:style-name="P186"/>
      <text:p text:style-name="P186"/>
      <text:p text:style-name="P186"/>
      <text:p text:style-name="P186"/>
      <text:p text:style-name="P186"/>
      <text:p text:style-name="P186"/>
      <text:p text:style-name="P186"/>
      <text:p text:style-name="P186"/>
      <text:p text:style-name="P186"><text:soft-page-break/></text:p>
      <text:p text:style-name="P49"><text:span text:style-name="T75">3-</text:span> Output description.</text:p>
      <text:p text:style-name="P79"/>
      <text:p text:style-name="P77"><text:span text:style-name="T2"><text:tab/></text:span><text:span text:style-name="T30">The output </text:span><text:span text:style-name="T31">of our program </text:span><text:span text:style-name="T30">will </text:span><text:span text:style-name="T32">show the information about the declaration appearing in the </text:span><text:span text:style-name="T31">input code</text:span><text:span text:style-name="T32"> using three different classification (functions, variables) and showing the following information about each one.</text:span></text:p>
      <text:p text:style-name="P17"/>
      <text:p text:style-name="P29"/>
      <text:p text:style-name="P56"><text:span text:style-name="T11">F</text:span>unctions:</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row>
          <table:table-cell table:style-name="Table6.A1" office:value-type="string">
            <text:p text:style-name="P91">Line</text:p>
          </table:table-cell>
          <table:table-cell table:style-name="Table6.A1" office:value-type="string">
            <text:p text:style-name="P91">Name</text:p>
          </table:table-cell>
          <table:table-cell table:style-name="Table6.A1" office:value-type="string">
            <text:p text:style-name="P91">Parameters </text:p>
          </table:table-cell>
          <table:table-cell table:style-name="Table6.A1" office:value-type="string">
            <text:p text:style-name="P91">Return </text:p>
          </table:table-cell>
          <table:table-cell table:style-name="Table6.A1" office:value-type="string">
            <text:p text:style-name="P99">Usages</text:p>
          </table:table-cell>
          <table:table-cell table:style-name="Table6.A1" office:value-type="string">
            <text:p text:style-name="P103">End </text:p>
          </table:table-cell>
          <table:table-cell table:style-name="Table6.G1" office:value-type="string">
            <text:p text:style-name="P91">Scope</text:p>
          </table:table-cell>
        </table:table-row>
        <table:table-row>
          <table:table-cell table:style-name="Table6.A2" office:value-type="string">
            <text:p text:style-name="P108">&lt;line definition&gt;</text:p>
          </table:table-cell>
          <table:table-cell table:style-name="Table6.A2" office:value-type="string">
            <text:p text:style-name="P108">&lt;name definition&gt;</text:p>
          </table:table-cell>
          <table:table-cell table:style-name="Table6.A2" office:value-type="string">
            <text:p text:style-name="P108">&lt;parameter received&gt;</text:p>
          </table:table-cell>
          <table:table-cell table:style-name="Table6.A2" office:value-type="string">
            <text:p text:style-name="P108">&lt;value type&gt;</text:p>
          </table:table-cell>
          <table:table-cell table:style-name="Table6.A2" office:value-type="string">
            <text:p text:style-name="P108">&lt;Lines in which is used&gt;</text:p>
          </table:table-cell>
          <table:table-cell table:style-name="Table6.A2" office:value-type="string">
            <text:p text:style-name="P113">&lt;line closes definition&gt;</text:p>
          </table:table-cell>
          <table:table-cell table:style-name="Table6.G2" office:value-type="string">
            <text:p text:style-name="P109">&lt;<text:span text:style-name="T44">Global or nameOfScope</text:span>&gt;</text:p>
          </table:table-cell>
        </table:table-row>
        <table:table-row>
          <table:table-cell table:style-name="Table6.A2" office:value-type="string">
            <text:p text:style-name="P86">-</text:p>
          </table:table-cell>
          <table:table-cell table:style-name="Table6.A2" office:value-type="string">
            <text:p text:style-name="P86">-</text:p>
          </table:table-cell>
          <table:table-cell table:style-name="Table6.A2" office:value-type="string">
            <text:p text:style-name="P86">-</text:p>
          </table:table-cell>
          <table:table-cell table:style-name="Table6.A2" office:value-type="string">
            <text:p text:style-name="P86">-</text:p>
          </table:table-cell>
          <table:table-cell table:style-name="Table6.A2" office:value-type="string">
            <text:p text:style-name="P86">-</text:p>
          </table:table-cell>
          <table:table-cell table:style-name="Table6.A2" office:value-type="string">
            <text:p text:style-name="P86">-</text:p>
          </table:table-cell>
          <table:table-cell table:style-name="Table6.G2" office:value-type="string">
            <text:p text:style-name="P86">-</text:p>
          </table:table-cell>
        </table:table-row>
      </table:table>
      <text:p text:style-name="P165"/>
      <text:p text:style-name="P21"/>
      <text:p text:style-name="P56">Variables:</text:p>
      <table:table table:name="Table7" table:style-name="Table7">
        <table:table-column table:style-name="Table7.A"/>
        <table:table-column table:style-name="Table7.B" table:number-columns-repeated="2"/>
        <table:table-column table:style-name="Table7.D"/>
        <table:table-column table:style-name="Table7.E"/>
        <table:table-row>
          <table:table-cell table:style-name="Table7.A1" office:value-type="string">
            <text:p text:style-name="P95">Line</text:p>
          </table:table-cell>
          <table:table-cell table:style-name="Table7.A1" office:value-type="string">
            <text:p text:style-name="P95">Type</text:p>
          </table:table-cell>
          <table:table-cell table:style-name="Table7.A1" office:value-type="string">
            <text:p text:style-name="P102"><text:s/><text:span text:style-name="T11">name</text:span></text:p>
          </table:table-cell>
          <table:table-cell table:style-name="Table7.A1" office:value-type="string">
            <text:p text:style-name="P105">Usages</text:p>
          </table:table-cell>
          <table:table-cell table:style-name="Table7.E1" office:value-type="string">
            <text:p text:style-name="P95"><text:span text:style-name="T61">S</text:span>cope</text:p>
          </table:table-cell>
        </table:table-row>
        <table:table-row>
          <table:table-cell table:style-name="Table7.A2" office:value-type="string">
            <text:p text:style-name="P108">&lt;line definition&gt;</text:p>
          </table:table-cell>
          <table:table-cell table:style-name="Table7.A2" office:value-type="string">
            <text:p text:style-name="P108">&lt;type definition&gt;</text:p>
          </table:table-cell>
          <table:table-cell table:style-name="Table7.A2" office:value-type="string">
            <text:p text:style-name="P108">&lt;name definition&gt;</text:p>
          </table:table-cell>
          <table:table-cell table:style-name="Table7.A2" office:value-type="string">
            <text:p text:style-name="P108">&lt;<text:span text:style-name="T62">usages</text:span>&gt;</text:p>
          </table:table-cell>
          <table:table-cell table:style-name="Table7.E2" office:value-type="string">
            <text:p text:style-name="P109">&lt;<text:span text:style-name="T44">Global or nameOfScope</text:span>&gt;</text:p>
          </table:table-cell>
        </table:table-row>
        <table:table-row>
          <table:table-cell table:style-name="Table7.A2" office:value-type="string">
            <text:p text:style-name="P86">-</text:p>
          </table:table-cell>
          <table:table-cell table:style-name="Table7.A2" office:value-type="string">
            <text:p text:style-name="P86">-</text:p>
          </table:table-cell>
          <table:table-cell table:style-name="Table7.A2" office:value-type="string">
            <text:p text:style-name="P86">-</text:p>
          </table:table-cell>
          <table:table-cell table:style-name="Table7.A2" office:value-type="string">
            <text:p text:style-name="P86">-</text:p>
          </table:table-cell>
          <table:table-cell table:style-name="Table7.E2" office:value-type="string">
            <text:p text:style-name="P86">-</text:p>
          </table:table-cell>
        </table:table-row>
        <table:table-row>
          <table:table-cell table:style-name="Table7.A2" office:value-type="string">
            <text:p text:style-name="P86">-</text:p>
          </table:table-cell>
          <table:table-cell table:style-name="Table7.A2" office:value-type="string">
            <text:p text:style-name="P86">-</text:p>
          </table:table-cell>
          <table:table-cell table:style-name="Table7.A2" office:value-type="string">
            <text:p text:style-name="P86">-</text:p>
          </table:table-cell>
          <table:table-cell table:style-name="Table7.A2" office:value-type="string">
            <text:p text:style-name="P86">-</text:p>
          </table:table-cell>
          <table:table-cell table:style-name="Table7.E2" office:value-type="string">
            <text:p text:style-name="P86">-</text:p>
          </table:table-cell>
        </table:table-row>
      </table:table>
      <text:p text:style-name="P18"/>
      <text:p text:style-name="P18"/>
      <text:p text:style-name="P68"><text:span text:style-name="T4"><text:s/>For example the next code could be a possible input </text:span><text:span text:style-name="T3">code</text:span><text:span text:style-name="T4">:</text:span></text:p>
      <text:p text:style-name="P80"/>
      <table:table table:name="Table1" table:style-name="Table1">
        <table:table-column table:style-name="Table1.A"/>
        <table:table-row>
          <table:table-cell table:style-name="Table1.A1" office:value-type="string">
            <text:list xml:id="list6591226455074054668" text:style-name="L7">
              <text:list-item>
                <text:p text:style-name="P160">#include &lt;stdio.h&gt; </text:p>
              </text:list-item>
              <text:list-item>
                <text:p text:style-name="P160"/>
              </text:list-item>
              <text:list-item>
                <text:p text:style-name="P160">// Fun<text:span text:style-name="T42">c</text:span>tion for summing two ints </text:p>
              </text:list-item>
              <text:list-item>
                <text:p text:style-name="P160"><text:s text:c="5"/>int totalWithTaxes( int a , int b){ </text:p>
              </text:list-item>
              <text:list-item>
                <text:p text:style-name="P160"><text:tab/> <text:s text:c="4"/>int taxes = 0.18; </text:p>
              </text:list-item>
              <text:list-item>
                <text:p text:style-name="P160"><text:s text:c="10"/>return (a+b)*(1+taxes); </text:p>
              </text:list-item>
              <text:list-item>
                <text:p text:style-name="P160"><text:s text:c="5"/>} </text:p>
              </text:list-item>
              <text:list-item>
                <text:p text:style-name="P160"/>
              </text:list-item>
              <text:list-item>
                <text:p text:style-name="P160"/>
              </text:list-item>
              <text:list-item>
                <text:p text:style-name="P160">int main(int argc, char **argv){ </text:p>
              </text:list-item>
              <text:list-item>
                <text:p text:style-name="P160"><text:tab/>int a, b ; </text:p>
              </text:list-item>
              <text:list-item>
                <text:p text:style-name="P160"><text:tab/>printf( "First number: "); </text:p>
              </text:list-item>
              <text:list-item>
                <text:p text:style-name="P160"><text:tab/>scanf("%d", &amp;a); </text:p>
              </text:list-item>
              <text:list-item>
                <text:p text:style-name="P160"><text:tab/>printf( "\nSecond number: "); </text:p>
              </text:list-item>
              <text:list-item>
                <text:p text:style-name="P160"><text:tab/>getchar(); </text:p>
              </text:list-item>
              <text:list-item>
                <text:p text:style-name="P160"><text:tab/>scanf("%d", &amp;b); </text:p>
              </text:list-item>
              <text:list-item>
                <text:p text:style-name="P160"><text:s text:c="4"/>printf( "\nResult: %d + %d = <text:s text:c="14"/>%d\n\n",a,b,totalWithTaxes(a,b)); </text:p>
              </text:list-item>
              <text:list-item>
                <text:p text:style-name="P160">}</text:p>
              </text:list-item>
            </text:list>
            <text:p text:style-name="P133"/>
            <text:p text:style-name="P134"/>
          </table:table-cell>
        </table:table-row>
      </table:table>
      <text:p text:style-name="P81"><text:soft-page-break/></text:p>
      <text:p text:style-name="P80"><text:tab/></text:p>
      <text:p text:style-name="P80"/>
      <text:p text:style-name="P18"/>
      <text:p text:style-name="P19">For example, the input for the previous input example would be:</text:p>
      <text:p text:style-name="P19"/>
      <text:p text:style-name="P30"/>
      <text:p text:style-name="P55"><text:span text:style-name="T11">F</text:span>unction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90">Line</text:p>
          </table:table-cell>
          <table:table-cell table:style-name="Table2.A1" office:value-type="string">
            <text:p text:style-name="P90">Name</text:p>
          </table:table-cell>
          <table:table-cell table:style-name="Table2.A1" office:value-type="string">
            <text:p text:style-name="P90">Parameters </text:p>
          </table:table-cell>
          <table:table-cell table:style-name="Table2.A1" office:value-type="string">
            <text:p text:style-name="P90">Return</text:p>
          </table:table-cell>
          <table:table-cell table:style-name="Table2.A1" office:value-type="string">
            <text:p text:style-name="P98">Usage</text:p>
          </table:table-cell>
          <table:table-cell table:style-name="Table2.F1" office:value-type="string">
            <text:p text:style-name="P90">Scope</text:p>
          </table:table-cell>
        </table:table-row>
        <table:table-row>
          <table:table-cell table:style-name="Table2.A2" office:value-type="string">
            <text:p text:style-name="P85">4</text:p>
          </table:table-cell>
          <table:table-cell table:style-name="Table2.A2" office:value-type="string">
            <text:p text:style-name="P85">totalWithTaxes</text:p>
          </table:table-cell>
          <table:table-cell table:style-name="Table2.A2" office:value-type="string">
            <text:p text:style-name="P85">Int a , int b</text:p>
          </table:table-cell>
          <table:table-cell table:style-name="Table2.A2" office:value-type="string">
            <text:p text:style-name="P82">int</text:p>
          </table:table-cell>
          <table:table-cell table:style-name="Table2.A2" office:value-type="string">
            <text:p text:style-name="P107">17</text:p>
          </table:table-cell>
          <table:table-cell table:style-name="Table2.F2" office:value-type="string">
            <text:p text:style-name="P114">Global</text:p>
          </table:table-cell>
        </table:table-row>
        <table:table-row>
          <table:table-cell table:style-name="Table2.A2" office:value-type="string">
            <text:p text:style-name="P85">9</text:p>
          </table:table-cell>
          <table:table-cell table:style-name="Table2.A2" office:value-type="string">
            <text:p text:style-name="P85">main</text:p>
          </table:table-cell>
          <table:table-cell table:style-name="Table2.A2" office:value-type="string">
            <text:p text:style-name="P85">Int arc, char **argv</text:p>
          </table:table-cell>
          <table:table-cell table:style-name="Table2.A2" office:value-type="string">
            <text:p text:style-name="P85">int</text:p>
          </table:table-cell>
          <table:table-cell table:style-name="Table2.A2" office:value-type="string">
            <text:p text:style-name="P108">-</text:p>
          </table:table-cell>
          <table:table-cell table:style-name="Table2.F2" office:value-type="string">
            <text:p text:style-name="P114">Global</text:p>
          </table:table-cell>
        </table:table-row>
      </table:table>
      <text:p text:style-name="P4"/>
      <text:p text:style-name="P21"/>
      <text:p text:style-name="P20"/>
      <text:p text:style-name="P55">Variables:</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94">Line</text:p>
          </table:table-cell>
          <table:table-cell table:style-name="Table3.A1" office:value-type="string">
            <text:p text:style-name="P94">Type</text:p>
          </table:table-cell>
          <table:table-cell table:style-name="Table3.A1" office:value-type="string">
            <text:p text:style-name="P89"><text:s/><text:span text:style-name="T11">name</text:span></text:p>
          </table:table-cell>
          <table:table-cell table:style-name="Table3.A1" office:value-type="string">
            <text:p text:style-name="P98">Usage</text:p>
          </table:table-cell>
          <table:table-cell table:style-name="Table3.E1" office:value-type="string">
            <text:p text:style-name="P94">scope</text:p>
          </table:table-cell>
        </table:table-row>
        <table:table-row>
          <table:table-cell table:style-name="Table3.A2" office:value-type="string">
            <text:p text:style-name="P107">4</text:p>
          </table:table-cell>
          <table:table-cell table:style-name="Table3.A2" office:value-type="string">
            <text:p text:style-name="P107"><text:span text:style-name="T46">i</text:span>nt </text:p>
          </table:table-cell>
          <table:table-cell table:style-name="Table3.A2" office:value-type="string">
            <text:p text:style-name="P107">a</text:p>
          </table:table-cell>
          <table:table-cell table:style-name="Table3.A2" office:value-type="string">
            <text:p text:style-name="P107">6</text:p>
          </table:table-cell>
          <table:table-cell table:style-name="Table3.E2" office:value-type="string">
            <text:p text:style-name="P107">TotalWithTaxes <text:span text:style-name="T75">17 param</text:span></text:p>
          </table:table-cell>
        </table:table-row>
        <table:table-row>
          <table:table-cell table:style-name="Table3.A2" office:value-type="string">
            <text:p text:style-name="P107">4</text:p>
          </table:table-cell>
          <table:table-cell table:style-name="Table3.A2" office:value-type="string">
            <text:p text:style-name="P107">int</text:p>
          </table:table-cell>
          <table:table-cell table:style-name="Table3.A2" office:value-type="string">
            <text:p text:style-name="P107">b</text:p>
          </table:table-cell>
          <table:table-cell table:style-name="Table3.A2" office:value-type="string">
            <text:p text:style-name="P107">6</text:p>
          </table:table-cell>
          <table:table-cell table:style-name="Table3.E2" office:value-type="string">
            <text:p text:style-name="P107">TotalWithTaxes <text:span text:style-name="T75">17 param</text:span></text:p>
          </table:table-cell>
        </table:table-row>
        <table:table-row>
          <table:table-cell table:style-name="Table3.A2" office:value-type="string">
            <text:p text:style-name="P85">5</text:p>
          </table:table-cell>
          <table:table-cell table:style-name="Table3.A2" office:value-type="string">
            <text:p text:style-name="P85">int</text:p>
          </table:table-cell>
          <table:table-cell table:style-name="Table3.A2" office:value-type="string">
            <text:p text:style-name="P85">taxes</text:p>
          </table:table-cell>
          <table:table-cell table:style-name="Table3.A2" office:value-type="string">
            <text:p text:style-name="P107">6</text:p>
          </table:table-cell>
          <table:table-cell table:style-name="Table3.E2" office:value-type="string">
            <text:p text:style-name="P85">TotalWithTaxes <text:span text:style-name="T75">17</text:span></text:p>
          </table:table-cell>
        </table:table-row>
        <table:table-row>
          <table:table-cell table:style-name="Table3.A2" office:value-type="string">
            <text:p text:style-name="P85">1<text:span text:style-name="T41">1</text:span></text:p>
          </table:table-cell>
          <table:table-cell table:style-name="Table3.A2" office:value-type="string">
            <text:p text:style-name="P85">int</text:p>
          </table:table-cell>
          <table:table-cell table:style-name="Table3.A2" office:value-type="string">
            <text:p text:style-name="P85">a</text:p>
          </table:table-cell>
          <table:table-cell table:style-name="Table3.A2" office:value-type="string">
            <text:p text:style-name="P107">13,17</text:p>
          </table:table-cell>
          <table:table-cell table:style-name="Table3.E2" office:value-type="string">
            <text:p text:style-name="P85">Main <text:span text:style-name="T75">9</text:span></text:p>
          </table:table-cell>
        </table:table-row>
        <table:table-row>
          <table:table-cell table:style-name="Table3.A2" office:value-type="string">
            <text:p text:style-name="P85">1<text:span text:style-name="T41">1</text:span></text:p>
          </table:table-cell>
          <table:table-cell table:style-name="Table3.A2" office:value-type="string">
            <text:p text:style-name="P85">int</text:p>
          </table:table-cell>
          <table:table-cell table:style-name="Table3.A2" office:value-type="string">
            <text:p text:style-name="P85">b</text:p>
          </table:table-cell>
          <table:table-cell table:style-name="Table3.A2" office:value-type="string">
            <text:p text:style-name="P107">16,17</text:p>
          </table:table-cell>
          <table:table-cell table:style-name="Table3.E2" office:value-type="string">
            <text:p text:style-name="P85">Main <text:span text:style-name="T75">9</text:span></text:p>
          </table:table-cell>
        </table:table-row>
      </table:table>
      <text:p text:style-name="P51"/>
      <text:p text:style-name="P51"/>
      <text:p text:style-name="P4"/>
      <text:p text:style-name="P64"><text:span text:style-name="T34">3.- </text:span><text:span text:style-name="T33">Project specification</text:span></text:p>
      <text:p text:style-name="P43"/>
      <text:p text:style-name="P65"><text:span text:style-name="T33"><text:tab/></text:span><text:span text:style-name="T5">We will use C to write the program due to it would be a good exercise to know more about C. </text:span></text:p>
      <text:p text:style-name="P65"/>
      <text:p text:style-name="P66">To save the information functions and variables we will create the next struct <text:s/><text:span text:style-name="T43">datas</text:span>:</text:p>
      <text:p text:style-name="P174"/>
      <text:p text:style-name="P174"><text:span text:style-name="T76">//struct to save the information about a variable </text:span></text:p>
      <text:p text:style-name="P174"><text:span text:style-name="T76">typedef struct </text:span><text:span text:style-name="T16">Variable</text:span><text:span text:style-name="T76">{</text:span></text:p>
      <text:p text:style-name="P174"><text:span text:style-name="T76"><text:tab/>int ini;</text:span></text:p>
      <text:p text:style-name="P174"><text:span text:style-name="T76"><text:tab/>char name[20];</text:span></text:p>
      <text:p text:style-name="P174"><text:span text:style-name="T76"><text:tab/>char type[20];</text:span></text:p>
      <text:p text:style-name="P174"><text:span text:style-name="T76"><text:tab/>vector usages;</text:span></text:p>
      <text:p text:style-name="P174"><text:span text:style-name="T76"><text:tab/>char scope[50];</text:span></text:p>
      <text:p text:style-name="P174"><text:span text:style-name="T76"><text:tab/>int endScope;</text:span></text:p>
      <text:p text:style-name="P174"><text:span text:style-name="T76"></text:span></text:p>
      <text:p text:style-name="P174"><text:span text:style-name="T76">} </text:span><text:span text:style-name="T16">Variable</text:span><text:span text:style-name="T76">;</text:span></text:p>
      <text:p text:style-name="P174"><text:span text:style-name="T76"></text:span></text:p>
      <text:p text:style-name="P174"><text:span text:style-name="T76">//struct to save the information about a function</text:span></text:p>
      <text:p text:style-name="P174"><text:soft-page-break/><text:span text:style-name="T76">typedef struct </text:span><text:span text:style-name="T16">Function</text:span><text:span text:style-name="T76">{</text:span></text:p>
      <text:p text:style-name="P174"><text:span text:style-name="T76"><text:tab/>int ini;</text:span></text:p>
      <text:p text:style-name="P174"><text:span text:style-name="T76"><text:tab/>int end;</text:span></text:p>
      <text:p text:style-name="P174"><text:span text:style-name="T76"><text:tab/>char name[20];</text:span></text:p>
      <text:p text:style-name="P174"><text:span text:style-name="T76"><text:tab/>vector parameters;</text:span></text:p>
      <text:p text:style-name="P174"><text:span text:style-name="T76"><text:tab/>char returnType[20];</text:span></text:p>
      <text:p text:style-name="P174"><text:span text:style-name="T76"><text:tab/>vector usages;</text:span></text:p>
      <text:p text:style-name="P174"><text:span text:style-name="T76"><text:tab/>char scope[50];</text:span></text:p>
      <text:p text:style-name="P174"><text:span text:style-name="T76"><text:tab/>int endScope;</text:span></text:p>
      <text:p text:style-name="P174"><text:span text:style-name="T76">}</text:span><text:span text:style-name="T16"> Function</text:span><text:span text:style-name="T76">;</text:span></text:p>
      <text:p text:style-name="P66"><text:tab/><text:tab/></text:p>
      <text:p text:style-name="P66"><text:tab/><text:tab/></text:p>
      <text:p text:style-name="P65"/>
      <text:p text:style-name="P14">To read a subset of C code we will need to implement our own tools such as:</text:p>
      <text:p text:style-name="P16"><text:tab/></text:p>
      <text:p text:style-name="P24"><text:span text:style-name="T39"><text:s text:c="10"/></text:span><text:span text:style-name="T35"><text:s/></text:span><text:span text:style-name="T37">C class Source</text:span><text:span text:style-name="T35">:</text:span><text:span text:style-name="T39"> </text:span></text:p>
      <text:p text:style-name="P15"><text:tab/>Source will open a file and ease the work over it. To implement this class we will need use stdin.h of C. his class contains the following variables:</text:p>
      <text:p text:style-name="P32"><text:tab/><text:span text:style-name="T70">char nameFile[100]; </text:span></text:p>
      <text:p text:style-name="P33"><text:tab/>int size; </text:p>
      <text:p text:style-name="P33"><text:tab/>FILE* file; </text:p>
      <text:p text:style-name="P33"><text:tab/>char *text;</text:p>
      <text:p text:style-name="P27"><text:tab/></text:p>
      <text:p text:style-name="P15"><text:tab/>Source will have the next functionality over a file.</text:p>
      <text:p text:style-name="P7"><text:span text:style-name="T39"><text:tab/><text:tab/>-</text:span><text:span text:style-name="T13">OpenFile(Name file).</text:span></text:p>
      <text:p text:style-name="P37"><text:tab/><text:tab/>-CloseFile().</text:p>
      <text:p text:style-name="P39"><text:tab/><text:tab/></text:p>
      <text:p text:style-name="P39"/>
      <text:p text:style-name="P39"><text:tab/><text:span text:style-name="T76">Additional functions:</text:span></text:p>
      <text:p text:style-name="P41"><text:tab/><text:span text:style-name="T70">We will implement the necessary functions to analyze an array of char. Such as:</text:span></text:p>
      <text:p text:style-name="P41"><text:tab/><text:tab/><text:span text:style-name="T12">-</text:span><text:span text:style-name="T14">char FindNext(char c).</text:span></text:p>
      <text:p text:style-name="P39"><text:tab/><text:tab/>-<text:span text:style-name="T70">char* GetContent(int ini, int end).</text:span></text:p>
      <text:p text:style-name="P39"><text:tab/><text:tab/>-<text:span text:style-name="T70">int GetLine(int pos).</text:span></text:p>
      <text:p text:style-name="P39"><text:tab/><text:tab/>-<text:span text:style-name="T70">GetNextWord(int pos).</text:span></text:p>
      <text:p text:style-name="P7"/>
      <text:p text:style-name="P8"><text:tab/></text:p>
      <text:p text:style-name="P9"><text:tab/><text:span text:style-name="T36">C class Scan</text:span>: </text:p>
      <text:p text:style-name="P10"><text:tab/>Scan will work over the input code using class Source and will <text:span text:style-name="T76">find</text:span> the definition<text:span text:style-name="T76">s</text:span> and usages of all identifiers. <text:span text:style-name="T45">This class contains the following variables:</text:span></text:p>
      <text:p text:style-name="P10"><text:tab/><text:span text:style-name="T20">Variable* vars;</text:span></text:p>
      <text:p text:style-name="P40"><text:tab/><text:span text:style-name="T45">Function* functions;</text:span></text:p>
      <text:p text:style-name="P42"><text:tab/>char *text; </text:p>
      <text:p text:style-name="P42"><text:tab/>int currentPos; </text:p>
      <text:p text:style-name="P42"><text:tab/>int siz<text:span text:style-name="T76">e;</text:span></text:p>
      <text:p text:style-name="P40"><text:tab/></text:p>
      <text:p text:style-name="P10"><text:tab/>Scan will need to provide the next functionality:</text:p>
      <text:p text:style-name="P9"><text:tab/></text:p>
      <text:p text:style-name="P11"><text:soft-page-break/><text:tab/><text:span text:style-name="T14">int textPreprocess(ScanC *scan)</text:span><text:span text:style-name="T70">: Process the text and <text:s/>substitute the not necessary elements by blanks. Not necessary element are:</text:span></text:p>
      <text:p text:style-name="P11"><text:tab/>- <text:span text:style-name="T72">Commenters. <text:s/>Text between /* <text:s/>…............. <text:s/>*/ and text in the same line that // ….... .</text:span></text:p>
      <text:p text:style-name="P11"><text:tab/>- <text:span text:style-name="T72">Includes.</text:span></text:p>
      <text:p text:style-name="P11"/>
      <text:p text:style-name="P11"><text:tab/><text:span text:style-name="T14">int getNextWord(ScanC *scan,int startPos, int *ini, int *end): </text:span><text:span text:style-name="T21">Get</text:span><text:span text:style-name="T22">s</text:span><text:span text:style-name="T21"> the next word in the text. Next valid words with the rules specified previously. </text:span></text:p>
      <text:p text:style-name="P12"><text:span text:style-name="T21"><text:tab/></text:span><text:span text:style-name="T23"> For instance, a possible worlds: </text:span></text:p>
      <text:p text:style-name="P161"><text:tab/>* , home , int, static, struct, <text:s/>{ , }... </text:p>
      <text:p text:style-name="P161"><text:tab/>"*", "{", "}", "(" , ")", ";" could be a word but these char cannot be combined with another to form longer words. </text:p>
      <text:p text:style-name="P161"><text:tab/>Char to separate word </text:p>
      <text:p text:style-name="P161"><text:tab/>-group1: ' ' '\n' '\t' </text:p>
      <text:p text:style-name="P161"><text:tab/>-group2: '=' '+' '-' '/' '.' ',' <text:s/>':' '&amp;' '%' '$' '-' '"' ''' '!' '¡' '?' '¿' '|' '@' '#' </text:p>
      <text:p text:style-name="P161"><text:tab/>'~' '½' '¬' 'Ç' '^' '`' or any letter with accentuation </text:p>
      <text:p text:style-name="P161"/>
      <text:p text:style-name="P161"><text:tab/>To sum up, the valid character to form word (itself or combine each another) are : 48-57 &amp;&amp; 75-90 &amp;&amp; 97-122 &amp;&amp; '_' </text:p>
      <text:p text:style-name="P161"><text:tab/>and the character that just can form word without combine with another are: "*", "{", "}", "(" , ")", ";"</text:p>
      <text:p text:style-name="P164"><text:tab/></text:p>
      <text:p text:style-name="P11"><text:span text:style-name="T14"><text:tab/>int getType(ScanC *scan, int startPos, int *ini, int *fin): </text:span><text:span text:style-name="T21">Get</text:span><text:span text:style-name="T22">s</text:span><text:span text:style-name="T21"> next type in the text </text:span><text:span text:style-name="T23">reading words till it finds a type.</text:span></text:p>
      <text:p text:style-name="P42"><text:tab/></text:p>
      <text:p text:style-name="P76"><text:span text:style-name="T10"><text:tab/></text:span><text:span text:style-name="T9">int scanC_scan(ScanC *scan, int start, int final, char *scope):</text:span><text:span text:style-name="T6"> Functionality: this function will scan <text:s/>since line </text:span><text:span text:style-name="T8">currentLine </text:span><text:span text:style-name="T6">till end in the current scope (till the “}” that close the current scope). It will save the beginning of a declaration and will call </text:span><text:span text:style-name="T7">distinguish</text:span><text:span text:style-name="T6"> between the following cases:</text:span></text:p>
      <text:p text:style-name="P25"><text:tab/>-<text:span text:style-name="T70">Function declaration: <text:s/>type + namefunction + '('.</text:span></text:p>
      <text:p text:style-name="P25"><text:tab/><text:tab/>-<text:span text:style-name="T71">Parameter declaration: <text:s/>type + name + ',' or ')'</text:span></text:p>
      <text:p text:style-name="P34"><text:tab/><text:tab/>-<text:span text:style-name="T71">Read scope function: call <text:s/></text:span><text:span text:style-name="T14">sc</text:span><text:span text:style-name="T21">anC_scan(scan, </text:span><text:span text:style-name="T22">currentPos</text:span><text:span text:style-name="T21">t, int final, </text:span><text:span text:style-name="T22">namefunction</text:span><text:span text:style-name="T21">)</text:span></text:p>
      <text:p text:style-name="P163"/>
      <text:p text:style-name="P25"><text:tab/>-<text:span text:style-name="T70">Variable declaration: type + nameVarible + ';'</text:span></text:p>
      <text:p text:style-name="P25"/>
      <text:p text:style-name="P32"><text:tab/><text:span text:style-name="T70">i</text:span><text:span text:style-name="T14">nt scanC_findUsages(ScanC *scan): </text:span><text:span text:style-name="T22">Analyzes the text for each declaration saves in function and variables and saving usages. </text:span><text:span text:style-name="T23">It needs to avoid text between “ and ”.</text:span></text:p>
      <text:p text:style-name="P164"><text:tab/></text:p>
      <text:p text:style-name="P35"><text:span text:style-name="T14"><text:tab/></text:span><text:span text:style-name="T15">int </text:span><text:span text:style-name="T16">p</text:span><text:span text:style-name="T15">rintScanFile(ScanC *scan, FILE *fp)</text:span><text:span text:style-name="T14">: </text:span><text:span text:style-name="T22">Print in a file the specific outpu</text:span><text:span text:style-name="T24">t.</text:span></text:p>
      <text:p text:style-name="P164"/>
      <text:p text:style-name="P26"><text:tab/></text:p>
      <text:p text:style-name="P26"/>
      <text:p text:style-name="P36">­</text:p>
      <text:p text:style-name="P13"><text:tab/></text:p>
      <text:p text:style-name="P13"><text:tab/></text:p>
      <text:p text:style-name="P44"/>
      <text:p text:style-name="P44"><text:soft-page-break/></text:p>
      <text:p text:style-name="P52"><text:span text:style-name="T34">4.- </text:span><text:span text:style-name="T33">Test cases </text:span></text:p>
      <text:p text:style-name="P54"/>
      <text:p text:style-name="P45">Case <text:span text:style-name="T60">1</text:span>:</text:p>
      <table:table table:name="Table4" table:style-name="Table4">
        <table:table-column table:style-name="Table4.A"/>
        <table:table-row>
          <table:table-cell table:style-name="Table4.A1" office:value-type="string">
            <text:list xml:id="list5323340547496951183" text:style-name="L8">
              <text:list-item>
                <text:p text:style-name="P152">#include &lt;stdio.h&gt; </text:p>
              </text:list-item>
              <text:list-item>
                <text:p text:style-name="P152"/>
              </text:list-item>
              <text:list-item>
                <text:p text:style-name="P152">/// Standard commenter </text:p>
              </text:list-item>
              <text:list-item>
                <text:p text:style-name="P152"/>
              </text:list-item>
              <text:list-item>
                <text:p text:style-name="P152">/* </text:p>
              </text:list-item>
              <text:list-item>
                <text:p text:style-name="P152"/>
              </text:list-item>
              <text:list-item>
                <text:p text:style-name="P152"/>
              </text:list-item>
              <text:list-item>
                <text:p text:style-name="P152"><text:s/>long commenter </text:p>
              </text:list-item>
              <text:list-item>
                <text:p text:style-name="P152"/>
              </text:list-item>
              <text:list-item>
                <text:p text:style-name="P152"/>
              </text:list-item>
              <text:list-item>
                <text:p text:style-name="P152">*/ </text:p>
              </text:list-item>
              <text:list-item>
                <text:p text:style-name="P152"/>
              </text:list-item>
              <text:list-item>
                <text:p text:style-name="P152">// Variable declaration </text:p>
              </text:list-item>
              <text:list-item>
                <text:p text:style-name="P152"/>
              </text:list-item>
              <text:list-item>
                <text:p text:style-name="P152">int i; </text:p>
              </text:list-item>
              <text:list-item>
                <text:p text:style-name="P152">int j= 10; </text:p>
              </text:list-item>
              <text:list-item>
                <text:p text:style-name="P152">volatile long double a ; </text:p>
              </text:list-item>
              <text:list-item>
                <text:p text:style-name="P152">const unsigned char c ; </text:p>
              </text:list-item>
              <text:list-item>
                <text:p text:style-name="P152">char *cp=NULL; </text:p>
              </text:list-item>
              <text:list-item>
                <text:p text:style-name="P152"/>
              </text:list-item>
              <text:list-item>
                <text:p text:style-name="P152">int main(){ </text:p>
              </text:list-item>
              <text:list-item>
                <text:p text:style-name="P152"><text:tab/>printf("Working\n"); </text:p>
              </text:list-item>
              <text:list-item>
                <text:p text:style-name="P152">}</text:p>
              </text:list-item>
            </text:list>
          </table:table-cell>
        </table:table-row>
      </table:table>
      <text:p text:style-name="P69"/>
      <text:p text:style-name="P57"><text:span text:style-name="T11">F</text:span>unctions:</text:p>
      <table:table table:name="Table18" table:style-name="Table18">
        <table:table-column table:style-name="Table18.A"/>
        <table:table-column table:style-name="Table18.B"/>
        <table:table-column table:style-name="Table18.C"/>
        <table:table-column table:style-name="Table18.D" table:number-columns-repeated="2"/>
        <table:table-column table:style-name="Table18.F"/>
        <table:table-row>
          <table:table-cell table:style-name="Table18.A1" office:value-type="string">
            <text:p text:style-name="P92">Line</text:p>
          </table:table-cell>
          <table:table-cell table:style-name="Table18.A1" office:value-type="string">
            <text:p text:style-name="P92">Name</text:p>
          </table:table-cell>
          <table:table-cell table:style-name="Table18.A1" office:value-type="string">
            <text:p text:style-name="P92">Parameters </text:p>
          </table:table-cell>
          <table:table-cell table:style-name="Table18.A1" office:value-type="string">
            <text:p text:style-name="P92">Return</text:p>
          </table:table-cell>
          <table:table-cell table:style-name="Table18.A1" office:value-type="string">
            <text:p text:style-name="P100">Usage</text:p>
          </table:table-cell>
          <table:table-cell table:style-name="Table18.F1" office:value-type="string">
            <text:p text:style-name="P92">Scope</text:p>
          </table:table-cell>
        </table:table-row>
        <table:table-row>
          <table:table-cell table:style-name="Table18.A2" office:value-type="string">
            <text:p text:style-name="P118">21</text:p>
          </table:table-cell>
          <table:table-cell table:style-name="Table18.A2" office:value-type="string">
            <text:p text:style-name="P118">main</text:p>
          </table:table-cell>
          <table:table-cell table:style-name="Table18.A2" office:value-type="string">
            <text:p text:style-name="P87">-</text:p>
          </table:table-cell>
          <table:table-cell table:style-name="Table18.A2" office:value-type="string">
            <text:p text:style-name="P83">int</text:p>
          </table:table-cell>
          <table:table-cell table:style-name="Table18.A2" office:value-type="string">
            <text:p text:style-name="P110">-</text:p>
          </table:table-cell>
          <table:table-cell table:style-name="Table18.F2" office:value-type="string">
            <text:p text:style-name="P115">Global</text:p>
          </table:table-cell>
        </table:table-row>
      </table:table>
      <text:p text:style-name="P5"/>
      <text:p text:style-name="P22"/>
      <text:p text:style-name="P22"/>
      <text:p text:style-name="P57">Variables:</text:p>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96">Line</text:p>
          </table:table-cell>
          <table:table-cell table:style-name="Table19.A1" office:value-type="string">
            <text:p text:style-name="P96">Type</text:p>
          </table:table-cell>
          <table:table-cell table:style-name="Table19.A1" office:value-type="string">
            <text:p text:style-name="P104"><text:s/><text:span text:style-name="T11">name</text:span></text:p>
          </table:table-cell>
          <table:table-cell table:style-name="Table19.A1" office:value-type="string">
            <text:p text:style-name="P100">Usage<text:span text:style-name="T63">s</text:span></text:p>
          </table:table-cell>
          <table:table-cell table:style-name="Table19.E1" office:value-type="string">
            <text:p text:style-name="P96">scope</text:p>
          </table:table-cell>
        </table:table-row>
        <table:table-row>
          <table:table-cell table:style-name="Table19.A2" office:value-type="string">
            <text:p text:style-name="P118">15</text:p>
          </table:table-cell>
          <table:table-cell table:style-name="Table19.A2" office:value-type="string">
            <text:p text:style-name="P110">int</text:p>
          </table:table-cell>
          <table:table-cell table:style-name="Table19.A2" office:value-type="string">
            <text:p text:style-name="P118">i</text:p>
          </table:table-cell>
          <table:table-cell table:style-name="Table19.A2" office:value-type="string">
            <text:p text:style-name="P110">-</text:p>
          </table:table-cell>
          <table:table-cell table:style-name="Table19.E2" office:value-type="string">
            <text:p text:style-name="P118">global</text:p>
          </table:table-cell>
        </table:table-row>
        <table:table-row>
          <table:table-cell table:style-name="Table19.A2" office:value-type="string">
            <text:p text:style-name="P118">16</text:p>
          </table:table-cell>
          <table:table-cell table:style-name="Table19.A2" office:value-type="string">
            <text:p text:style-name="P110">int</text:p>
          </table:table-cell>
          <table:table-cell table:style-name="Table19.A2" office:value-type="string">
            <text:p text:style-name="P118">j</text:p>
          </table:table-cell>
          <table:table-cell table:style-name="Table19.A2" office:value-type="string">
            <text:p text:style-name="P110">-</text:p>
          </table:table-cell>
          <table:table-cell table:style-name="Table19.E2" office:value-type="string">
            <text:p text:style-name="P118">global</text:p>
          </table:table-cell>
        </table:table-row>
        <table:table-row>
          <table:table-cell table:style-name="Table19.A2" office:value-type="string">
            <text:p text:style-name="P118">17</text:p>
          </table:table-cell>
          <table:table-cell table:style-name="Table19.A2" office:value-type="string">
            <text:p text:style-name="P120">Volatile long double </text:p>
          </table:table-cell>
          <table:table-cell table:style-name="Table19.A2" office:value-type="string">
            <text:p text:style-name="P118">a</text:p>
          </table:table-cell>
          <table:table-cell table:style-name="Table19.A2" office:value-type="string">
            <text:p text:style-name="P110">-</text:p>
          </table:table-cell>
          <table:table-cell table:style-name="Table19.E2" office:value-type="string">
            <text:p text:style-name="P118">global</text:p>
          </table:table-cell>
        </table:table-row>
        <table:table-row>
          <table:table-cell table:style-name="Table19.A2" office:value-type="string">
            <text:p text:style-name="P87">1<text:span text:style-name="T60">8</text:span></text:p>
          </table:table-cell>
          <table:table-cell table:style-name="Table19.A2" office:value-type="string">
            <text:p text:style-name="P118">const unsigned char</text:p>
          </table:table-cell>
          <table:table-cell table:style-name="Table19.A2" office:value-type="string">
            <text:p text:style-name="P118">c</text:p>
          </table:table-cell>
          <table:table-cell table:style-name="Table19.A2" office:value-type="string">
            <text:p text:style-name="P110">-</text:p>
          </table:table-cell>
          <table:table-cell table:style-name="Table19.E2" office:value-type="string">
            <text:p text:style-name="P118">global</text:p>
          </table:table-cell>
        </table:table-row>
        <table:table-row>
          <table:table-cell table:style-name="Table19.A2" office:value-type="string">
            <text:p text:style-name="P87">1<text:span text:style-name="T60">9</text:span></text:p>
          </table:table-cell>
          <table:table-cell table:style-name="Table19.A2" office:value-type="string">
            <text:p text:style-name="P118">char *</text:p>
          </table:table-cell>
          <table:table-cell table:style-name="Table19.A2" office:value-type="string">
            <text:p text:style-name="P118">cp</text:p>
          </table:table-cell>
          <table:table-cell table:style-name="Table19.A2" office:value-type="string">
            <text:p text:style-name="P110">-</text:p>
          </table:table-cell>
          <table:table-cell table:style-name="Table19.E2" office:value-type="string">
            <text:p text:style-name="P118">global</text:p>
          </table:table-cell>
        </table:table-row>
      </table:table>
      <text:p text:style-name="P46"/>
      <text:p text:style-name="P52"/>
      <text:p text:style-name="P45"><text:soft-page-break/>Case <text:span text:style-name="T63">2</text:span>:</text:p>
      <text:p text:style-name="P53"/>
      <table:table table:name="Table9" table:style-name="Table9">
        <table:table-column table:style-name="Table9.A"/>
        <table:table-row>
          <table:table-cell table:style-name="Table9.A1" office:value-type="string">
            <text:list xml:id="list5292614626124842711" text:style-name="L9">
              <text:list-item>
                <text:p text:style-name="P153">#include &lt;stdio.h&gt; </text:p>
              </text:list-item>
              <text:list-item>
                <text:p text:style-name="P153"/>
              </text:list-item>
              <text:list-item>
                <text:p text:style-name="P153"/>
              </text:list-item>
              <text:list-item>
                <text:p text:style-name="P153">int i; </text:p>
              </text:list-item>
              <text:list-item>
                <text:p text:style-name="P153">int j= 10; </text:p>
              </text:list-item>
              <text:list-item>
                <text:p text:style-name="P153">volatile long double a ; </text:p>
              </text:list-item>
              <text:list-item>
                <text:p text:style-name="P153">const unsigned char c= '=' ; </text:p>
              </text:list-item>
              <text:list-item>
                <text:p text:style-name="P153">char *cp=NULL; </text:p>
              </text:list-item>
              <text:list-item>
                <text:p text:style-name="P153"/>
              </text:list-item>
              <text:list-item>
                <text:p text:style-name="P153"/>
              </text:list-item>
              <text:list-item>
                <text:p text:style-name="P153"/>
              </text:list-item>
              <text:list-item>
                <text:p text:style-name="P153">int main(){ </text:p>
              </text:list-item>
              <text:list-item>
                <text:p text:style-name="P153"><text:tab/>int k ;</text:p>
              </text:list-item>
              <text:list-item>
                <text:p text:style-name="P153"/>
              </text:list-item>
              <text:list-item>
                <text:p text:style-name="P153"><text:tab/>printf("Working\n"); </text:p>
              </text:list-item>
              <text:list-item>
                <text:p text:style-name="P153">}</text:p>
              </text:list-item>
            </text:list>
          </table:table-cell>
        </table:table-row>
      </table:table>
      <text:p text:style-name="P53"/>
      <text:p text:style-name="P31"/>
      <text:p text:style-name="P58"><text:span text:style-name="T11">F</text:span>unction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93">Line</text:p>
          </table:table-cell>
          <table:table-cell table:style-name="Table5.A1" office:value-type="string">
            <text:p text:style-name="P93">Name</text:p>
          </table:table-cell>
          <table:table-cell table:style-name="Table5.A1" office:value-type="string">
            <text:p text:style-name="P93">Parameters </text:p>
          </table:table-cell>
          <table:table-cell table:style-name="Table5.A1" office:value-type="string">
            <text:p text:style-name="P93">Return</text:p>
          </table:table-cell>
          <table:table-cell table:style-name="Table5.A1" office:value-type="string">
            <text:p text:style-name="P101">Usage</text:p>
          </table:table-cell>
          <table:table-cell table:style-name="Table5.F1" office:value-type="string">
            <text:p text:style-name="P93">Scope</text:p>
          </table:table-cell>
        </table:table-row>
        <table:table-row>
          <table:table-cell table:style-name="Table5.A2" office:value-type="string">
            <text:p text:style-name="P119">21</text:p>
          </table:table-cell>
          <table:table-cell table:style-name="Table5.A2" office:value-type="string">
            <text:p text:style-name="P119">main</text:p>
          </table:table-cell>
          <table:table-cell table:style-name="Table5.A2" office:value-type="string">
            <text:p text:style-name="P88">-</text:p>
          </table:table-cell>
          <table:table-cell table:style-name="Table5.A2" office:value-type="string">
            <text:p text:style-name="P84">int</text:p>
          </table:table-cell>
          <table:table-cell table:style-name="Table5.A2" office:value-type="string">
            <text:p text:style-name="P111">-</text:p>
          </table:table-cell>
          <table:table-cell table:style-name="Table5.F2" office:value-type="string">
            <text:p text:style-name="P116">Global</text:p>
          </table:table-cell>
        </table:table-row>
      </table:table>
      <text:p text:style-name="P6"/>
      <text:p text:style-name="P23"/>
      <text:p text:style-name="P23"/>
      <text:p text:style-name="P58">Variables:</text:p>
      <table:table table:name="Table8" table:style-name="Table8">
        <table:table-column table:style-name="Table8.A"/>
        <table:table-column table:style-name="Table8.B" table:number-columns-repeated="2"/>
        <table:table-column table:style-name="Table8.D"/>
        <table:table-column table:style-name="Table8.E"/>
        <table:table-row>
          <table:table-cell table:style-name="Table8.A1" office:value-type="string">
            <text:p text:style-name="P97">Line</text:p>
          </table:table-cell>
          <table:table-cell table:style-name="Table8.A1" office:value-type="string">
            <text:p text:style-name="P97">Type</text:p>
          </table:table-cell>
          <table:table-cell table:style-name="Table8.A1" office:value-type="string">
            <text:p text:style-name="P106"><text:s/><text:span text:style-name="T11">name</text:span></text:p>
          </table:table-cell>
          <table:table-cell table:style-name="Table8.A1" office:value-type="string">
            <text:p text:style-name="P101">Usage<text:span text:style-name="T63">s</text:span></text:p>
          </table:table-cell>
          <table:table-cell table:style-name="Table8.E1" office:value-type="string">
            <text:p text:style-name="P97">scope</text:p>
          </table:table-cell>
        </table:table-row>
        <table:table-row>
          <table:table-cell table:style-name="Table8.A2" office:value-type="string">
            <text:p text:style-name="P121">4</text:p>
          </table:table-cell>
          <table:table-cell table:style-name="Table8.A2" office:value-type="string">
            <text:p text:style-name="P111">int</text:p>
          </table:table-cell>
          <table:table-cell table:style-name="Table8.A2" office:value-type="string">
            <text:p text:style-name="P119">i</text:p>
          </table:table-cell>
          <table:table-cell table:style-name="Table8.A2" office:value-type="string">
            <text:p text:style-name="P111"/>
          </table:table-cell>
          <table:table-cell table:style-name="Table8.E2" office:value-type="string">
            <text:p text:style-name="P119">global</text:p>
          </table:table-cell>
        </table:table-row>
        <table:table-row>
          <table:table-cell table:style-name="Table8.A2" office:value-type="string">
            <text:p text:style-name="P121">5</text:p>
          </table:table-cell>
          <table:table-cell table:style-name="Table8.A2" office:value-type="string">
            <text:p text:style-name="P111">int</text:p>
          </table:table-cell>
          <table:table-cell table:style-name="Table8.A2" office:value-type="string">
            <text:p text:style-name="P119">j</text:p>
          </table:table-cell>
          <table:table-cell table:style-name="Table8.A2" office:value-type="string">
            <text:p text:style-name="P111">-</text:p>
          </table:table-cell>
          <table:table-cell table:style-name="Table8.E2" office:value-type="string">
            <text:p text:style-name="P119">global</text:p>
          </table:table-cell>
        </table:table-row>
        <table:table-row>
          <table:table-cell table:style-name="Table8.A2" office:value-type="string">
            <text:p text:style-name="P121">6</text:p>
          </table:table-cell>
          <table:table-cell table:style-name="Table8.A2" office:value-type="string">
            <text:p text:style-name="P119">Volatile long double </text:p>
          </table:table-cell>
          <table:table-cell table:style-name="Table8.A2" office:value-type="string">
            <text:p text:style-name="P119">a</text:p>
          </table:table-cell>
          <table:table-cell table:style-name="Table8.A2" office:value-type="string">
            <text:p text:style-name="P111">-</text:p>
          </table:table-cell>
          <table:table-cell table:style-name="Table8.E2" office:value-type="string">
            <text:p text:style-name="P119">global</text:p>
          </table:table-cell>
        </table:table-row>
        <table:table-row>
          <table:table-cell table:style-name="Table8.A2" office:value-type="string">
            <text:p text:style-name="P121">7</text:p>
          </table:table-cell>
          <table:table-cell table:style-name="Table8.A2" office:value-type="string">
            <text:p text:style-name="P119">const unsigned char</text:p>
          </table:table-cell>
          <table:table-cell table:style-name="Table8.A2" office:value-type="string">
            <text:p text:style-name="P119">c</text:p>
          </table:table-cell>
          <table:table-cell table:style-name="Table8.A2" office:value-type="string">
            <text:p text:style-name="P111">-</text:p>
          </table:table-cell>
          <table:table-cell table:style-name="Table8.E2" office:value-type="string">
            <text:p text:style-name="P119">global</text:p>
          </table:table-cell>
        </table:table-row>
        <table:table-row>
          <table:table-cell table:style-name="Table8.A2" office:value-type="string">
            <text:p text:style-name="P121">8</text:p>
          </table:table-cell>
          <table:table-cell table:style-name="Table8.A2" office:value-type="string">
            <text:p text:style-name="P119">char *</text:p>
          </table:table-cell>
          <table:table-cell table:style-name="Table8.A2" office:value-type="string">
            <text:p text:style-name="P119">cp</text:p>
          </table:table-cell>
          <table:table-cell table:style-name="Table8.A2" office:value-type="string">
            <text:p text:style-name="P111">-</text:p>
          </table:table-cell>
          <table:table-cell table:style-name="Table8.E2" office:value-type="string">
            <text:p text:style-name="P119">global</text:p>
          </table:table-cell>
        </table:table-row>
        <table:table-row>
          <table:table-cell table:style-name="Table8.A2" office:value-type="string">
            <text:p text:style-name="P121">13</text:p>
          </table:table-cell>
          <table:table-cell table:style-name="Table8.A2" office:value-type="string">
            <text:p text:style-name="P121">double</text:p>
          </table:table-cell>
          <table:table-cell table:style-name="Table8.A2" office:value-type="string">
            <text:p text:style-name="P121">k</text:p>
          </table:table-cell>
          <table:table-cell table:style-name="Table8.A2" office:value-type="string">
            <text:p text:style-name="P111">-</text:p>
          </table:table-cell>
          <table:table-cell table:style-name="Table8.E2" office:value-type="string">
            <text:p text:style-name="P121">main</text:p>
          </table:table-cell>
        </table:table-row>
      </table:table>
      <text:p text:style-name="P47"/>
      <text:p text:style-name="P45">Case <text:span text:style-name="T64">3</text:span>:</text:p>
      <text:p text:style-name="P53"/>
      <table:table table:name="Table10" table:style-name="Table10">
        <table:table-column table:style-name="Table10.A"/>
        <table:table-row>
          <table:table-cell table:style-name="Table10.A1" office:value-type="string">
            <text:list xml:id="list8437741484555073629" text:style-name="L10">
              <text:list-item>
                <text:p text:style-name="P154">#include &lt;stdio.h&gt; </text:p>
              </text:list-item>
              <text:list-item>
                <text:p text:style-name="P154"/>
              </text:list-item>
              <text:list-item>
                <text:p text:style-name="P154">int dogs, cats; </text:p>
              </text:list-item>
              <text:list-item>
                <text:p text:style-name="P154"/>
              </text:list-item>
              <text:list-item>
                <text:p text:style-name="P154">int func(int people, int pets){ </text:p>
              </text:list-item>
              <text:list-item>
                <text:p text:style-name="P154"><text:tab/> </text:p>
              </text:list-item>
              <text:list-item>
                <text:p text:style-name="P154"><text:soft-page-break/><text:tab/>return people+pets; </text:p>
              </text:list-item>
              <text:list-item>
                <text:p text:style-name="P154">} </text:p>
              </text:list-item>
              <text:list-item>
                <text:p text:style-name="P154"><text:s/></text:p>
              </text:list-item>
              <text:list-item>
                <text:p text:style-name="P154"/>
              </text:list-item>
              <text:list-item>
                <text:p text:style-name="P154">int main(int argc, char **argv){ </text:p>
              </text:list-item>
              <text:list-item>
                <text:p text:style-name="P154"/>
              </text:list-item>
              <text:list-item>
                <text:p text:style-name="P154"><text:tab/>printf("\nFIN\n"); </text:p>
              </text:list-item>
              <text:list-item>
                <text:p text:style-name="P154">}</text:p>
              </text:list-item>
            </text:list>
          </table:table-cell>
        </table:table-row>
      </table:table>
      <text:p text:style-name="P53"/>
      <text:p text:style-name="P31"/>
      <text:p text:style-name="P57"><text:span text:style-name="T11">F</text:span>unctions:</text:p>
      <table:table table:name="Table24" table:style-name="Table24">
        <table:table-column table:style-name="Table24.A"/>
        <table:table-column table:style-name="Table24.B"/>
        <table:table-column table:style-name="Table24.C"/>
        <table:table-column table:style-name="Table24.D" table:number-columns-repeated="2"/>
        <table:table-column table:style-name="Table24.F"/>
        <table:table-row>
          <table:table-cell table:style-name="Table24.A1" office:value-type="string">
            <text:p text:style-name="P92">Line</text:p>
          </table:table-cell>
          <table:table-cell table:style-name="Table24.A1" office:value-type="string">
            <text:p text:style-name="P92">Name</text:p>
          </table:table-cell>
          <table:table-cell table:style-name="Table24.A1" office:value-type="string">
            <text:p text:style-name="P92">Parameters </text:p>
          </table:table-cell>
          <table:table-cell table:style-name="Table24.A1" office:value-type="string">
            <text:p text:style-name="P92">Return</text:p>
          </table:table-cell>
          <table:table-cell table:style-name="Table24.A1" office:value-type="string">
            <text:p text:style-name="P100">Usage</text:p>
          </table:table-cell>
          <table:table-cell table:style-name="Table24.F1" office:value-type="string">
            <text:p text:style-name="P92">Scope</text:p>
          </table:table-cell>
        </table:table-row>
        <table:table-row>
          <table:table-cell table:style-name="Table24.A2" office:value-type="string">
            <text:p text:style-name="P122">5</text:p>
          </table:table-cell>
          <table:table-cell table:style-name="Table24.A2" office:value-type="string">
            <text:p text:style-name="P122">func</text:p>
          </table:table-cell>
          <table:table-cell table:style-name="Table24.A2" office:value-type="string">
            <text:p text:style-name="P124">people <text:s/>pets</text:p>
          </table:table-cell>
          <table:table-cell table:style-name="Table24.A2" office:value-type="string">
            <text:p text:style-name="P83">int</text:p>
          </table:table-cell>
          <table:table-cell table:style-name="Table24.A2" office:value-type="string">
            <text:p text:style-name="P110">-</text:p>
          </table:table-cell>
          <table:table-cell table:style-name="Table24.F2" office:value-type="string">
            <text:p text:style-name="P115"><text:span text:style-name="T76">g</text:span>lobal</text:p>
          </table:table-cell>
        </table:table-row>
        <table:table-row>
          <table:table-cell table:style-name="Table24.A2" office:value-type="string">
            <text:p text:style-name="P124">11</text:p>
          </table:table-cell>
          <table:table-cell table:style-name="Table24.A2" office:value-type="string">
            <text:p text:style-name="P124">main</text:p>
          </table:table-cell>
          <table:table-cell table:style-name="Table24.A2" office:value-type="string">
            <text:p text:style-name="P124">argc <text:s/>argn</text:p>
          </table:table-cell>
          <table:table-cell table:style-name="Table24.A2" office:value-type="string">
            <text:p text:style-name="P124">int</text:p>
          </table:table-cell>
          <table:table-cell table:style-name="Table24.A2" office:value-type="string">
            <text:p text:style-name="P110">-</text:p>
          </table:table-cell>
          <table:table-cell table:style-name="Table24.F2" office:value-type="string">
            <text:p text:style-name="P124"><text:span text:style-name="T76">g</text:span>lobal</text:p>
          </table:table-cell>
        </table:table-row>
      </table:table>
      <text:p text:style-name="P5"/>
      <text:p text:style-name="P22"/>
      <text:p text:style-name="P22"/>
      <text:p text:style-name="P57">Variables:</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96">Line</text:p>
          </table:table-cell>
          <table:table-cell table:style-name="Table25.A1" office:value-type="string">
            <text:p text:style-name="P96">Type</text:p>
          </table:table-cell>
          <table:table-cell table:style-name="Table25.A1" office:value-type="string">
            <text:p text:style-name="P104"><text:s/><text:span text:style-name="T11">name</text:span></text:p>
          </table:table-cell>
          <table:table-cell table:style-name="Table25.A1" office:value-type="string">
            <text:p text:style-name="P100">Usage</text:p>
          </table:table-cell>
          <table:table-cell table:style-name="Table25.E1" office:value-type="string">
            <text:p text:style-name="P96">scope</text:p>
          </table:table-cell>
        </table:table-row>
        <table:table-row>
          <table:table-cell table:style-name="Table25.A2" office:value-type="string">
            <text:p text:style-name="P122">3</text:p>
          </table:table-cell>
          <table:table-cell table:style-name="Table25.A2" office:value-type="string">
            <text:p text:style-name="P110">int</text:p>
          </table:table-cell>
          <table:table-cell table:style-name="Table25.A2" office:value-type="string">
            <text:p text:style-name="P122">dogs</text:p>
          </table:table-cell>
          <table:table-cell table:style-name="Table25.A2" office:value-type="string">
            <text:p text:style-name="P110">-</text:p>
          </table:table-cell>
          <table:table-cell table:style-name="Table25.E2" office:value-type="string">
            <text:p text:style-name="P122">global</text:p>
          </table:table-cell>
        </table:table-row>
        <table:table-row>
          <table:table-cell table:style-name="Table25.A2" office:value-type="string">
            <text:p text:style-name="P122">3</text:p>
          </table:table-cell>
          <table:table-cell table:style-name="Table25.A2" office:value-type="string">
            <text:p text:style-name="P110">int</text:p>
          </table:table-cell>
          <table:table-cell table:style-name="Table25.A2" office:value-type="string">
            <text:p text:style-name="P122">cats</text:p>
          </table:table-cell>
          <table:table-cell table:style-name="Table25.A2" office:value-type="string">
            <text:p text:style-name="P110">-</text:p>
          </table:table-cell>
          <table:table-cell table:style-name="Table25.E2" office:value-type="string">
            <text:p text:style-name="P122">global</text:p>
          </table:table-cell>
        </table:table-row>
        <table:table-row>
          <table:table-cell table:style-name="Table25.A2" office:value-type="string">
            <text:p text:style-name="P122">5</text:p>
          </table:table-cell>
          <table:table-cell table:style-name="Table25.A2" office:value-type="string">
            <text:p text:style-name="P110">int</text:p>
          </table:table-cell>
          <table:table-cell table:style-name="Table25.A2" office:value-type="string">
            <text:p text:style-name="P122">people</text:p>
          </table:table-cell>
          <table:table-cell table:style-name="Table25.A2" office:value-type="string">
            <text:p text:style-name="P110">-</text:p>
          </table:table-cell>
          <table:table-cell table:style-name="Table25.E2" office:value-type="string">
            <text:p text:style-name="P122"><text:span text:style-name="T76">f</text:span>unc <text:span text:style-name="T76">5 </text:span>param</text:p>
          </table:table-cell>
        </table:table-row>
        <table:table-row>
          <table:table-cell table:style-name="Table25.A2" office:value-type="string">
            <text:p text:style-name="P122">5</text:p>
          </table:table-cell>
          <table:table-cell table:style-name="Table25.A2" office:value-type="string">
            <text:p text:style-name="P110">int</text:p>
          </table:table-cell>
          <table:table-cell table:style-name="Table25.A2" office:value-type="string">
            <text:p text:style-name="P122">pets</text:p>
          </table:table-cell>
          <table:table-cell table:style-name="Table25.A2" office:value-type="string">
            <text:p text:style-name="P110">-</text:p>
          </table:table-cell>
          <table:table-cell table:style-name="Table25.E2" office:value-type="string">
            <text:p text:style-name="P122"><text:span text:style-name="T76">f</text:span>unc <text:span text:style-name="T76">5 </text:span>param</text:p>
          </table:table-cell>
        </table:table-row>
        <table:table-row>
          <table:table-cell table:style-name="Table25.A2" office:value-type="string">
            <text:p text:style-name="P122">11</text:p>
          </table:table-cell>
          <table:table-cell table:style-name="Table25.A2" office:value-type="string">
            <text:p text:style-name="P122">int</text:p>
          </table:table-cell>
          <table:table-cell table:style-name="Table25.A2" office:value-type="string">
            <text:p text:style-name="P122">argc</text:p>
          </table:table-cell>
          <table:table-cell table:style-name="Table25.A2" office:value-type="string">
            <text:p text:style-name="P110">-</text:p>
          </table:table-cell>
          <table:table-cell table:style-name="Table25.E2" office:value-type="string">
            <text:p text:style-name="P122"><text:span text:style-name="T76">m</text:span>ain <text:span text:style-name="T76">11 </text:span>param</text:p>
          </table:table-cell>
        </table:table-row>
        <table:table-row>
          <table:table-cell table:style-name="Table25.A2" office:value-type="string">
            <text:p text:style-name="P122">11</text:p>
          </table:table-cell>
          <table:table-cell table:style-name="Table25.A2" office:value-type="string">
            <text:p text:style-name="P122">char **</text:p>
          </table:table-cell>
          <table:table-cell table:style-name="Table25.A2" office:value-type="string">
            <text:p text:style-name="P122">argn </text:p>
          </table:table-cell>
          <table:table-cell table:style-name="Table25.A2" office:value-type="string">
            <text:p text:style-name="P110">- </text:p>
          </table:table-cell>
          <table:table-cell table:style-name="Table25.E2" office:value-type="string">
            <text:p text:style-name="P122"><text:span text:style-name="T76">m</text:span>ain <text:s/><text:span text:style-name="T76">11 </text:span>param</text:p>
          </table:table-cell>
        </table:table-row>
      </table:table>
      <text:p text:style-name="P46"/>
      <text:p text:style-name="P45">Case 5:</text:p>
      <text:p text:style-name="P53"/>
      <table:table table:name="Table11" table:style-name="Table11">
        <table:table-column table:style-name="Table11.A"/>
        <table:table-row>
          <table:table-cell table:style-name="Table11.A1" office:value-type="string">
            <text:list xml:id="list4409463953491761223" text:style-name="L11">
              <text:list-item>
                <text:p text:style-name="P155">#include &lt;stdio.h&gt; </text:p>
              </text:list-item>
              <text:list-item>
                <text:p text:style-name="P155"/>
              </text:list-item>
              <text:list-item>
                <text:p text:style-name="P155"/>
              </text:list-item>
              <text:list-item>
                <text:p text:style-name="P155"/>
              </text:list-item>
              <text:list-item>
                <text:p text:style-name="P155">double globalRate(int warsawpop){ </text:p>
              </text:list-item>
              <text:list-item>
                <text:p text:style-name="P155"><text:tab/>double globalpop =7000000000000; </text:p>
              </text:list-item>
              <text:list-item>
                <text:p text:style-name="P155"><text:tab/>return warsawpop/globalpop*100; </text:p>
              </text:list-item>
              <text:list-item>
                <text:p text:style-name="P155">} </text:p>
              </text:list-item>
              <text:list-item>
                <text:p text:style-name="P155"/>
              </text:list-item>
              <text:list-item>
                <text:p text:style-name="P155">int main(int argc, char **argv){ </text:p>
              </text:list-item>
              <text:list-item>
                <text:p text:style-name="P155"/>
              </text:list-item>
              <text:list-item>
                <text:p text:style-name="P155"/>
              </text:list-item>
              <text:list-item>
                <text:p text:style-name="P155"><text:tab/>printf("\nFIN\n"); </text:p>
              </text:list-item>
              <text:list-item>
                <text:p text:style-name="P155">}</text:p>
              </text:list-item>
            </text:list>
          </table:table-cell>
        </table:table-row>
      </table:table>
      <text:p text:style-name="P53"/>
      <text:p text:style-name="P67"/>
      <text:p text:style-name="P57"><text:span text:style-name="T11">F</text:span>unctions:</text:p>
      <table:table table:name="Table27" table:style-name="Table27">
        <table:table-column table:style-name="Table27.A"/>
        <table:table-column table:style-name="Table27.B"/>
        <table:table-column table:style-name="Table27.C"/>
        <table:table-column table:style-name="Table27.D" table:number-columns-repeated="2"/>
        <table:table-column table:style-name="Table27.F"/>
        <text:soft-page-break/>
        <table:table-row>
          <table:table-cell table:style-name="Table27.A1" office:value-type="string">
            <text:p text:style-name="P92">Line</text:p>
          </table:table-cell>
          <table:table-cell table:style-name="Table27.A1" office:value-type="string">
            <text:p text:style-name="P92">Name</text:p>
          </table:table-cell>
          <table:table-cell table:style-name="Table27.A1" office:value-type="string">
            <text:p text:style-name="P92">Parameters </text:p>
          </table:table-cell>
          <table:table-cell table:style-name="Table27.A1" office:value-type="string">
            <text:p text:style-name="P92">Return</text:p>
          </table:table-cell>
          <table:table-cell table:style-name="Table27.A1" office:value-type="string">
            <text:p text:style-name="P100">Usage</text:p>
          </table:table-cell>
          <table:table-cell table:style-name="Table27.F1" office:value-type="string">
            <text:p text:style-name="P92">Scope</text:p>
          </table:table-cell>
        </table:table-row>
        <table:table-row>
          <table:table-cell table:style-name="Table27.A2" office:value-type="string">
            <text:p text:style-name="P123">5</text:p>
          </table:table-cell>
          <table:table-cell table:style-name="Table27.A2" office:value-type="string">
            <text:p text:style-name="P123">globalRate</text:p>
          </table:table-cell>
          <table:table-cell table:style-name="Table27.A2" office:value-type="string">
            <text:p text:style-name="P124">warsawpop</text:p>
          </table:table-cell>
          <table:table-cell table:style-name="Table27.A2" office:value-type="string">
            <text:p text:style-name="P123">double</text:p>
          </table:table-cell>
          <table:table-cell table:style-name="Table27.A2" office:value-type="string">
            <text:p text:style-name="P110">-</text:p>
          </table:table-cell>
          <table:table-cell table:style-name="Table27.F2" office:value-type="string">
            <text:p text:style-name="P115"><text:span text:style-name="T76">g</text:span>lobal</text:p>
          </table:table-cell>
        </table:table-row>
        <table:table-row>
          <table:table-cell table:style-name="Table27.A2" office:value-type="string">
            <text:p text:style-name="P123">10</text:p>
          </table:table-cell>
          <table:table-cell table:style-name="Table27.A2" office:value-type="string">
            <text:p text:style-name="P87">main</text:p>
          </table:table-cell>
          <table:table-cell table:style-name="Table27.A2" office:value-type="string">
            <text:p text:style-name="P124">argc <text:s/>argn</text:p>
          </table:table-cell>
          <table:table-cell table:style-name="Table27.A2" office:value-type="string">
            <text:p text:style-name="P87">int</text:p>
          </table:table-cell>
          <table:table-cell table:style-name="Table27.A2" office:value-type="string">
            <text:p text:style-name="P112">-</text:p>
          </table:table-cell>
          <table:table-cell table:style-name="Table27.F2" office:value-type="string">
            <text:p text:style-name="P115"><text:span text:style-name="T76">g</text:span>lobal</text:p>
          </table:table-cell>
        </table:table-row>
      </table:table>
      <text:p text:style-name="P5"/>
      <text:p text:style-name="P22"/>
      <text:p text:style-name="P22"/>
      <text:p text:style-name="P57">Variables:</text:p>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96">Line</text:p>
          </table:table-cell>
          <table:table-cell table:style-name="Table28.A1" office:value-type="string">
            <text:p text:style-name="P96">Type</text:p>
          </table:table-cell>
          <table:table-cell table:style-name="Table28.A1" office:value-type="string">
            <text:p text:style-name="P104"><text:s/><text:span text:style-name="T11">name</text:span></text:p>
          </table:table-cell>
          <table:table-cell table:style-name="Table28.A1" office:value-type="string">
            <text:p text:style-name="P100">Usage</text:p>
          </table:table-cell>
          <table:table-cell table:style-name="Table28.E1" office:value-type="string">
            <text:p text:style-name="P96">scope</text:p>
          </table:table-cell>
        </table:table-row>
        <table:table-row>
          <table:table-cell table:style-name="Table28.A2" office:value-type="string">
            <text:p text:style-name="P123">5</text:p>
          </table:table-cell>
          <table:table-cell table:style-name="Table28.A2" office:value-type="string">
            <text:p text:style-name="P110">int</text:p>
          </table:table-cell>
          <table:table-cell table:style-name="Table28.A2" office:value-type="string">
            <text:p text:style-name="P117">warsawpop</text:p>
          </table:table-cell>
          <table:table-cell table:style-name="Table28.A2" office:value-type="string">
            <text:p text:style-name="P124">7</text:p>
          </table:table-cell>
          <table:table-cell table:style-name="Table28.E2" office:value-type="string">
            <text:p text:style-name="P123"><text:span text:style-name="T76">g</text:span>lobalRate <text:span text:style-name="T76">5</text:span> <text:span text:style-name="T66">param</text:span></text:p>
          </table:table-cell>
        </table:table-row>
        <table:table-row>
          <table:table-cell table:style-name="Table28.A2" office:value-type="string">
            <text:p text:style-name="P110">4</text:p>
          </table:table-cell>
          <table:table-cell table:style-name="Table28.A2" office:value-type="string">
            <text:p text:style-name="P110">int</text:p>
          </table:table-cell>
          <table:table-cell table:style-name="Table28.A2" office:value-type="string">
            <text:p text:style-name="P123">globalpop</text:p>
          </table:table-cell>
          <table:table-cell table:style-name="Table28.A2" office:value-type="string">
            <text:p text:style-name="P124">7</text:p>
          </table:table-cell>
          <table:table-cell table:style-name="Table28.E2" office:value-type="string">
            <text:p text:style-name="P123"><text:span text:style-name="T76">g</text:span>lobalRate <text:span text:style-name="T76">5</text:span> </text:p>
          </table:table-cell>
        </table:table-row>
        <table:table-row>
          <table:table-cell table:style-name="Table28.A2" office:value-type="string">
            <text:p text:style-name="P122">11</text:p>
          </table:table-cell>
          <table:table-cell table:style-name="Table28.A2" office:value-type="string">
            <text:p text:style-name="P122">int</text:p>
          </table:table-cell>
          <table:table-cell table:style-name="Table28.A2" office:value-type="string">
            <text:p text:style-name="P122">argc</text:p>
          </table:table-cell>
          <table:table-cell table:style-name="Table28.A2" office:value-type="string">
            <text:p text:style-name="P110">-</text:p>
          </table:table-cell>
          <table:table-cell table:style-name="Table28.E2" office:value-type="string">
            <text:p text:style-name="P122"><text:span text:style-name="T76">m</text:span>ain <text:span text:style-name="T76">10 </text:span>param</text:p>
          </table:table-cell>
        </table:table-row>
        <table:table-row>
          <table:table-cell table:style-name="Table28.A2" office:value-type="string">
            <text:p text:style-name="P122">11</text:p>
          </table:table-cell>
          <table:table-cell table:style-name="Table28.A2" office:value-type="string">
            <text:p text:style-name="P122">char **</text:p>
          </table:table-cell>
          <table:table-cell table:style-name="Table28.A2" office:value-type="string">
            <text:p text:style-name="P122">argn </text:p>
          </table:table-cell>
          <table:table-cell table:style-name="Table28.A2" office:value-type="string">
            <text:p text:style-name="P110">- </text:p>
          </table:table-cell>
          <table:table-cell table:style-name="Table28.E2" office:value-type="string">
            <text:p text:style-name="P122"><text:span text:style-name="T76">m</text:span>ain <text:s/><text:span text:style-name="T76">10 </text:span>param</text:p>
          </table:table-cell>
        </table:table-row>
      </table:table>
      <text:p text:style-name="P46"/>
      <text:p text:style-name="P46"/>
      <text:p text:style-name="P45">Case <text:span text:style-name="T65">5</text:span>: </text:p>
      <text:p text:style-name="P53"/>
      <table:table table:name="Table12" table:style-name="Table12">
        <table:table-column table:style-name="Table12.A"/>
        <table:table-row>
          <table:table-cell table:style-name="Table12.A1" office:value-type="string">
            <text:list xml:id="list7369296924223076091" text:style-name="L12">
              <text:list-item>
                <text:p text:style-name="P158">#include &lt;stdio.h&gt; </text:p>
              </text:list-item>
              <text:list-item>
                <text:p text:style-name="P158"/>
              </text:list-item>
              <text:list-item>
                <text:p text:style-name="P158"/>
              </text:list-item>
              <text:list-item>
                <text:p text:style-name="P158"/>
              </text:list-item>
              <text:list-item>
                <text:p text:style-name="P158">double globalRate(int warsawpop){ </text:p>
              </text:list-item>
              <text:list-item>
                <text:p text:style-name="P158"/>
              </text:list-item>
              <text:list-item>
                <text:p text:style-name="P158"/>
              </text:list-item>
              <text:list-item>
                <text:p text:style-name="P158"><text:tab/>int getGlobalPop(){ </text:p>
              </text:list-item>
              <text:list-item>
                <text:p text:style-name="P158"><text:tab/><text:tab/> </text:p>
              </text:list-item>
              <text:list-item>
                <text:p text:style-name="P158"/>
              </text:list-item>
              <text:list-item>
                <text:p text:style-name="P158"><text:tab/><text:tab/>int sillyFunction(int m){ </text:p>
              </text:list-item>
              <text:list-item>
                <text:p text:style-name="P158"><text:tab/><text:tab/><text:tab/>return 2; </text:p>
              </text:list-item>
              <text:list-item>
                <text:p text:style-name="P158"><text:tab/><text:tab/>} </text:p>
              </text:list-item>
              <text:list-item>
                <text:p text:style-name="P158"/>
              </text:list-item>
              <text:list-item>
                <text:p text:style-name="P158"/>
              </text:list-item>
              <text:list-item>
                <text:p text:style-name="P158"><text:tab/><text:tab/>double globalpop =7000000000000; </text:p>
              </text:list-item>
              <text:list-item>
                <text:p text:style-name="P158"><text:tab/><text:tab/>return globalpop; </text:p>
              </text:list-item>
              <text:list-item>
                <text:p text:style-name="P158"><text:tab/>} </text:p>
              </text:list-item>
              <text:list-item>
                <text:p text:style-name="P158"/>
              </text:list-item>
              <text:list-item>
                <text:p text:style-name="P158"/>
              </text:list-item>
              <text:list-item>
                <text:p text:style-name="P158"><text:tab/>int a = getGlobalPop(); </text:p>
              </text:list-item>
              <text:list-item>
                <text:p text:style-name="P158"><text:tab/>return warsawpop/a*100; </text:p>
              </text:list-item>
              <text:list-item>
                <text:p text:style-name="P158">} </text:p>
              </text:list-item>
              <text:list-item>
                <text:p text:style-name="P158"/>
              </text:list-item>
              <text:list-item>
                <text:p text:style-name="P158">int main(int argc, char **argv){ </text:p>
              </text:list-item>
              <text:list-item>
                <text:p text:style-name="P158"/>
              </text:list-item>
              <text:list-item>
                <text:p text:style-name="P158"><text:tab/>printf("\nFIN\n"); </text:p>
              </text:list-item>
              <text:list-item>
                <text:p text:style-name="P158">}</text:p>
              </text:list-item>
            </text:list>
          </table:table-cell>
        </table:table-row>
      </table:table>
      <text:p text:style-name="P53"/>
      <text:p text:style-name="P31"/>
      <text:p text:style-name="P57"><text:soft-page-break/><text:span text:style-name="T11">F</text:span>unctions:</text:p>
      <table:table table:name="Table30" table:style-name="Table30">
        <table:table-column table:style-name="Table30.A"/>
        <table:table-column table:style-name="Table30.B"/>
        <table:table-column table:style-name="Table30.C"/>
        <table:table-column table:style-name="Table30.D" table:number-columns-repeated="2"/>
        <table:table-column table:style-name="Table30.F"/>
        <table:table-row>
          <table:table-cell table:style-name="Table30.A1" office:value-type="string">
            <text:p text:style-name="P92">Line</text:p>
          </table:table-cell>
          <table:table-cell table:style-name="Table30.A1" office:value-type="string">
            <text:p text:style-name="P92">Name</text:p>
          </table:table-cell>
          <table:table-cell table:style-name="Table30.A1" office:value-type="string">
            <text:p text:style-name="P92">Parameters </text:p>
          </table:table-cell>
          <table:table-cell table:style-name="Table30.A1" office:value-type="string">
            <text:p text:style-name="P92">Return</text:p>
          </table:table-cell>
          <table:table-cell table:style-name="Table30.A1" office:value-type="string">
            <text:p text:style-name="P100">Usage</text:p>
          </table:table-cell>
          <table:table-cell table:style-name="Table30.F1" office:value-type="string">
            <text:p text:style-name="P92">Scope</text:p>
          </table:table-cell>
        </table:table-row>
        <table:table-row>
          <table:table-cell table:style-name="Table30.A2" office:value-type="string">
            <text:p text:style-name="P123">5</text:p>
          </table:table-cell>
          <table:table-cell table:style-name="Table30.A2" office:value-type="string">
            <text:p text:style-name="P123">globalRate</text:p>
          </table:table-cell>
          <table:table-cell table:style-name="Table30.A2" office:value-type="string">
            <text:p text:style-name="P124">warsawpop </text:p>
          </table:table-cell>
          <table:table-cell table:style-name="Table30.A2" office:value-type="string">
            <text:p text:style-name="P123">double</text:p>
          </table:table-cell>
          <table:table-cell table:style-name="Table30.A2" office:value-type="string">
            <text:p text:style-name="P112"/>
          </table:table-cell>
          <table:table-cell table:style-name="Table30.F2" office:value-type="string">
            <text:p text:style-name="P115"><text:span text:style-name="T76">g</text:span>lobal</text:p>
          </table:table-cell>
        </table:table-row>
        <table:table-row>
          <table:table-cell table:style-name="Table30.A2" office:value-type="string">
            <text:p text:style-name="P123">8</text:p>
          </table:table-cell>
          <table:table-cell table:style-name="Table30.A2" office:value-type="string">
            <text:p text:style-name="P123">getGlobalPop</text:p>
          </table:table-cell>
          <table:table-cell table:style-name="Table30.A2" office:value-type="string">
            <text:p text:style-name="P87"/>
          </table:table-cell>
          <table:table-cell table:style-name="Table30.A2" office:value-type="string">
            <text:p text:style-name="P87">int</text:p>
          </table:table-cell>
          <table:table-cell table:style-name="Table30.A2" office:value-type="string">
            <text:p text:style-name="P125">21</text:p>
          </table:table-cell>
          <table:table-cell table:style-name="Table30.F2" office:value-type="string">
            <text:p text:style-name="P123"><text:span text:style-name="T76">g</text:span>lobalRate <text:span text:style-name="T76">5</text:span></text:p>
          </table:table-cell>
        </table:table-row>
        <table:table-row>
          <table:table-cell table:style-name="Table30.A2" office:value-type="string">
            <text:p text:style-name="P123">11</text:p>
          </table:table-cell>
          <table:table-cell table:style-name="Table30.A2" office:value-type="string">
            <text:p text:style-name="P123">sillyFunction</text:p>
          </table:table-cell>
          <table:table-cell table:style-name="Table30.A2" office:value-type="string">
            <text:p text:style-name="P124">m</text:p>
          </table:table-cell>
          <table:table-cell table:style-name="Table30.A2" office:value-type="string">
            <text:p text:style-name="P123">int</text:p>
          </table:table-cell>
          <table:table-cell table:style-name="Table30.A2" office:value-type="string">
            <text:p text:style-name="P112">-</text:p>
          </table:table-cell>
          <table:table-cell table:style-name="Table30.F2" office:value-type="string">
            <text:p text:style-name="P123"><text:span text:style-name="T76">g</text:span>etGlobalPop <text:span text:style-name="T76">5</text:span></text:p>
          </table:table-cell>
        </table:table-row>
        <table:table-row>
          <table:table-cell table:style-name="Table30.A2" office:value-type="string">
            <text:p text:style-name="P123">25</text:p>
          </table:table-cell>
          <table:table-cell table:style-name="Table30.A2" office:value-type="string">
            <text:p text:style-name="P123">main</text:p>
          </table:table-cell>
          <table:table-cell table:style-name="Table30.A2" office:value-type="string">
            <text:p text:style-name="P124">argc <text:s/>argn</text:p>
          </table:table-cell>
          <table:table-cell table:style-name="Table30.A2" office:value-type="string">
            <text:p text:style-name="P123">int</text:p>
          </table:table-cell>
          <table:table-cell table:style-name="Table30.A2" office:value-type="string">
            <text:p text:style-name="P112">-</text:p>
          </table:table-cell>
          <table:table-cell table:style-name="Table30.F2" office:value-type="string">
            <text:p text:style-name="P123"><text:span text:style-name="T76">g</text:span>lobal</text:p>
          </table:table-cell>
        </table:table-row>
      </table:table>
      <text:p text:style-name="P5"/>
      <text:p text:style-name="P22"/>
      <text:p text:style-name="P22"/>
      <text:p text:style-name="P57">Variables:</text:p>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96">Line</text:p>
          </table:table-cell>
          <table:table-cell table:style-name="Table31.A1" office:value-type="string">
            <text:p text:style-name="P96">Type</text:p>
          </table:table-cell>
          <table:table-cell table:style-name="Table31.A1" office:value-type="string">
            <text:p text:style-name="P104"><text:s/><text:span text:style-name="T11">name</text:span></text:p>
          </table:table-cell>
          <table:table-cell table:style-name="Table31.A1" office:value-type="string">
            <text:p text:style-name="P100">Usage</text:p>
          </table:table-cell>
          <table:table-cell table:style-name="Table31.E1" office:value-type="string">
            <text:p text:style-name="P96">scope</text:p>
          </table:table-cell>
        </table:table-row>
        <table:table-row>
          <table:table-cell table:style-name="Table31.A2" office:value-type="string">
            <text:p text:style-name="P123">5</text:p>
          </table:table-cell>
          <table:table-cell table:style-name="Table31.A2" office:value-type="string">
            <text:p text:style-name="P110">int</text:p>
          </table:table-cell>
          <table:table-cell table:style-name="Table31.A2" office:value-type="string">
            <text:p text:style-name="P117">warsawpop</text:p>
          </table:table-cell>
          <table:table-cell table:style-name="Table31.A2" office:value-type="string">
            <text:p text:style-name="P124">22</text:p>
          </table:table-cell>
          <table:table-cell table:style-name="Table31.E2" office:value-type="string">
            <text:p text:style-name="P123"><text:span text:style-name="T76">g</text:span>lobalRate <text:span text:style-name="T76">5</text:span></text:p>
          </table:table-cell>
        </table:table-row>
        <table:table-row>
          <table:table-cell table:style-name="Table31.A2" office:value-type="string">
            <text:p text:style-name="P123">11</text:p>
          </table:table-cell>
          <table:table-cell table:style-name="Table31.A2" office:value-type="string">
            <text:p text:style-name="P110">int</text:p>
          </table:table-cell>
          <table:table-cell table:style-name="Table31.A2" office:value-type="string">
            <text:p text:style-name="P123">m</text:p>
          </table:table-cell>
          <table:table-cell table:style-name="Table31.A2" office:value-type="string">
            <text:p text:style-name="P110">-</text:p>
          </table:table-cell>
          <table:table-cell table:style-name="Table31.E2" office:value-type="string">
            <text:p text:style-name="P123"><text:span text:style-name="T76">s</text:span>illyFunction <text:span text:style-name="T76">11</text:span></text:p>
          </table:table-cell>
        </table:table-row>
        <table:table-row>
          <table:table-cell table:style-name="Table31.A2" office:value-type="string">
            <text:p text:style-name="P123">16</text:p>
          </table:table-cell>
          <table:table-cell table:style-name="Table31.A2" office:value-type="string">
            <text:p text:style-name="P110">int</text:p>
          </table:table-cell>
          <table:table-cell table:style-name="Table31.A2" office:value-type="string">
            <text:p text:style-name="P123">globalpop</text:p>
          </table:table-cell>
          <table:table-cell table:style-name="Table31.A2" office:value-type="string">
            <text:p text:style-name="P124">17</text:p>
          </table:table-cell>
          <table:table-cell table:style-name="Table31.E2" office:value-type="string">
            <text:p text:style-name="P123"><text:span text:style-name="T76">g</text:span>lobalRate <text:span text:style-name="T76">5</text:span></text:p>
          </table:table-cell>
        </table:table-row>
        <table:table-row>
          <table:table-cell table:style-name="Table31.A2" office:value-type="string">
            <text:p text:style-name="P124">21</text:p>
          </table:table-cell>
          <table:table-cell table:style-name="Table31.A2" office:value-type="string">
            <text:p text:style-name="P124">int</text:p>
          </table:table-cell>
          <table:table-cell table:style-name="Table31.A2" office:value-type="string">
            <text:p text:style-name="P124">a</text:p>
          </table:table-cell>
          <table:table-cell table:style-name="Table31.A2" office:value-type="string">
            <text:p text:style-name="P124">22</text:p>
          </table:table-cell>
          <table:table-cell table:style-name="Table31.E2" office:value-type="string">
            <text:p text:style-name="P124"><text:span text:style-name="T76">g</text:span>lobalRate <text:span text:style-name="T76">5</text:span></text:p>
          </table:table-cell>
        </table:table-row>
        <table:table-row>
          <table:table-cell table:style-name="Table31.A2" office:value-type="string">
            <text:p text:style-name="P123">25</text:p>
          </table:table-cell>
          <table:table-cell table:style-name="Table31.A2" office:value-type="string">
            <text:p text:style-name="P122">int</text:p>
          </table:table-cell>
          <table:table-cell table:style-name="Table31.A2" office:value-type="string">
            <text:p text:style-name="P122">argc</text:p>
          </table:table-cell>
          <table:table-cell table:style-name="Table31.A2" office:value-type="string">
            <text:p text:style-name="P110">-</text:p>
          </table:table-cell>
          <table:table-cell table:style-name="Table31.E2" office:value-type="string">
            <text:p text:style-name="P122"><text:span text:style-name="T76">m</text:span>ain <text:span text:style-name="T76">25</text:span> param</text:p>
          </table:table-cell>
        </table:table-row>
        <table:table-row>
          <table:table-cell table:style-name="Table31.A2" office:value-type="string">
            <text:p text:style-name="P123">25</text:p>
          </table:table-cell>
          <table:table-cell table:style-name="Table31.A2" office:value-type="string">
            <text:p text:style-name="P122">char **</text:p>
          </table:table-cell>
          <table:table-cell table:style-name="Table31.A2" office:value-type="string">
            <text:p text:style-name="P122">argn </text:p>
          </table:table-cell>
          <table:table-cell table:style-name="Table31.A2" office:value-type="string">
            <text:p text:style-name="P110">- </text:p>
          </table:table-cell>
          <table:table-cell table:style-name="Table31.E2" office:value-type="string">
            <text:p text:style-name="P122"><text:span text:style-name="T76">m</text:span>ain <text:span text:style-name="T76">25 </text:span>param</text:p>
          </table:table-cell>
        </table:table-row>
      </table:table>
      <text:p text:style-name="P46"/>
      <text:p text:style-name="P46"/>
      <text:p text:style-name="P45">Case 7:</text:p>
      <text:p text:style-name="P53"/>
      <table:table table:name="Table13" table:style-name="Table13">
        <table:table-column table:style-name="Table13.A"/>
        <table:table-row>
          <table:table-cell table:style-name="Table13.A1" office:value-type="string">
            <text:list xml:id="list396193377685778196" text:style-name="L13">
              <text:list-item>
                <text:p text:style-name="P156"/>
              </text:list-item>
              <text:list-item>
                <text:p text:style-name="P156">int try(int a, int b){ </text:p>
              </text:list-item>
              <text:list-item>
                <text:p text:style-name="P156"/>
              </text:list-item>
              <text:list-item>
                <text:p text:style-name="P156"><text:tab/>printf("We try to chea<text:span text:style-name="T67">t</text:span> the program using variables <text:span text:style-name="T67">inside printf</text:span> <text:s text:c="3"/>a; <text:s text:c="2"/>b; <text:s text:c="5"/>try(); "); </text:p>
              </text:list-item>
              <text:list-item>
                <text:p text:style-name="P156"/>
              </text:list-item>
              <text:list-item>
                <text:p text:style-name="P156"><text:tab/>return a; </text:p>
              </text:list-item>
              <text:list-item>
                <text:p text:style-name="P156">} </text:p>
              </text:list-item>
              <text:list-item>
                <text:p text:style-name="P156"/>
              </text:list-item>
              <text:list-item>
                <text:p text:style-name="P156">int main(){ </text:p>
              </text:list-item>
              <text:list-item>
                <text:p text:style-name="P156"><text:tab/>try(); </text:p>
              </text:list-item>
              <text:list-item>
                <text:p text:style-name="P156"/>
              </text:list-item>
              <text:list-item>
                <text:p text:style-name="P156"><text:tab/> </text:p>
              </text:list-item>
              <text:list-item>
                <text:p text:style-name="P156">}</text:p>
              </text:list-item>
              <text:list-item>
                <text:p text:style-name="P156"/>
              </text:list-item>
            </text:list>
          </table:table-cell>
        </table:table-row>
      </table:table>
      <text:p text:style-name="P53"/>
      <text:p text:style-name="P31"/>
      <text:p text:style-name="P57"><text:span text:style-name="T11">F</text:span>unctions:</text:p>
      <table:table table:name="Table33" table:style-name="Table33">
        <table:table-column table:style-name="Table33.A"/>
        <table:table-column table:style-name="Table33.B"/>
        <table:table-column table:style-name="Table33.C"/>
        <table:table-column table:style-name="Table33.D" table:number-columns-repeated="2"/>
        <table:table-column table:style-name="Table33.F"/>
        <table:table-row>
          <table:table-cell table:style-name="Table33.A1" office:value-type="string">
            <text:p text:style-name="P92">Line</text:p>
          </table:table-cell>
          <table:table-cell table:style-name="Table33.A1" office:value-type="string">
            <text:p text:style-name="P92">Name</text:p>
          </table:table-cell>
          <table:table-cell table:style-name="Table33.A1" office:value-type="string">
            <text:p text:style-name="P92">Parameters </text:p>
          </table:table-cell>
          <table:table-cell table:style-name="Table33.A1" office:value-type="string">
            <text:p text:style-name="P92">Return</text:p>
          </table:table-cell>
          <table:table-cell table:style-name="Table33.A1" office:value-type="string">
            <text:p text:style-name="P100">Usage</text:p>
          </table:table-cell>
          <table:table-cell table:style-name="Table33.F1" office:value-type="string">
            <text:p text:style-name="P92">Scope</text:p>
          </table:table-cell>
        </table:table-row>
        <table:table-row>
          <table:table-cell table:style-name="Table33.A2" office:value-type="string">
            <text:p text:style-name="P87">9</text:p>
          </table:table-cell>
          <table:table-cell table:style-name="Table33.A2" office:value-type="string">
            <text:p text:style-name="P87">main</text:p>
          </table:table-cell>
          <table:table-cell table:style-name="Table33.A2" office:value-type="string">
            <text:p text:style-name="P87"/>
          </table:table-cell>
          <table:table-cell table:style-name="Table33.A2" office:value-type="string">
            <text:p text:style-name="P87">int</text:p>
          </table:table-cell>
          <table:table-cell table:style-name="Table33.A2" office:value-type="string">
            <text:p text:style-name="P112">-</text:p>
          </table:table-cell>
          <table:table-cell table:style-name="Table33.F2" office:value-type="string">
            <text:p text:style-name="P115"><text:span text:style-name="T76">g</text:span>lobal</text:p>
          </table:table-cell>
        </table:table-row>
        <table:table-row>
          <table:table-cell table:style-name="Table33.A2" office:value-type="string">
            <text:p text:style-name="P127">2</text:p>
          </table:table-cell>
          <table:table-cell table:style-name="Table33.A2" office:value-type="string">
            <text:p text:style-name="P127">try</text:p>
          </table:table-cell>
          <table:table-cell table:style-name="Table33.A2" office:value-type="string">
            <text:p text:style-name="P127"><text:s/>a <text:s text:c="2"/>b</text:p>
          </table:table-cell>
          <table:table-cell table:style-name="Table33.A2" office:value-type="string">
            <text:p text:style-name="P127">int</text:p>
          </table:table-cell>
          <table:table-cell table:style-name="Table33.A2" office:value-type="string">
            <text:p text:style-name="P128">10</text:p>
          </table:table-cell>
          <table:table-cell table:style-name="Table33.F2" office:value-type="string">
            <text:p text:style-name="P127"><text:span text:style-name="T76">g</text:span>lobal</text:p>
          </table:table-cell>
        </table:table-row>
      </table:table>
      <text:p text:style-name="P5"/>
      <text:p text:style-name="P22"><text:soft-page-break/></text:p>
      <text:p text:style-name="P22"/>
      <text:p text:style-name="P57">Variables:</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96">Line</text:p>
          </table:table-cell>
          <table:table-cell table:style-name="Table34.A1" office:value-type="string">
            <text:p text:style-name="P96">Type</text:p>
          </table:table-cell>
          <table:table-cell table:style-name="Table34.A1" office:value-type="string">
            <text:p text:style-name="P104"><text:s/><text:span text:style-name="T11">name</text:span></text:p>
          </table:table-cell>
          <table:table-cell table:style-name="Table34.A1" office:value-type="string">
            <text:p text:style-name="P100">Usage</text:p>
          </table:table-cell>
          <table:table-cell table:style-name="Table34.E1" office:value-type="string">
            <text:p text:style-name="P96">scope</text:p>
          </table:table-cell>
        </table:table-row>
        <table:table-row>
          <table:table-cell table:style-name="Table34.A2" office:value-type="string">
            <text:p text:style-name="P127">2</text:p>
          </table:table-cell>
          <table:table-cell table:style-name="Table34.A2" office:value-type="string">
            <text:p text:style-name="P110">int</text:p>
          </table:table-cell>
          <table:table-cell table:style-name="Table34.A2" office:value-type="string">
            <text:p text:style-name="P127">a</text:p>
          </table:table-cell>
          <table:table-cell table:style-name="Table34.A2" office:value-type="string">
            <text:p text:style-name="P127">6</text:p>
          </table:table-cell>
          <table:table-cell table:style-name="Table34.E2" office:value-type="string">
            <text:p text:style-name="P126"><text:span text:style-name="T76">m</text:span>ain <text:span text:style-name="T76">9</text:span> </text:p>
          </table:table-cell>
        </table:table-row>
        <table:table-row>
          <table:table-cell table:style-name="Table34.A2" office:value-type="string">
            <text:p text:style-name="P127">2</text:p>
          </table:table-cell>
          <table:table-cell table:style-name="Table34.A2" office:value-type="string">
            <text:p text:style-name="P110">int</text:p>
          </table:table-cell>
          <table:table-cell table:style-name="Table34.A2" office:value-type="string">
            <text:p text:style-name="P127">b</text:p>
          </table:table-cell>
          <table:table-cell table:style-name="Table34.A2" office:value-type="string">
            <text:p text:style-name="P110">-</text:p>
          </table:table-cell>
          <table:table-cell table:style-name="Table34.E2" office:value-type="string">
            <text:p text:style-name="P126">if line 6</text:p>
          </table:table-cell>
        </table:table-row>
      </table:table>
      <text:p text:style-name="P46"/>
      <text:p text:style-name="P45">Case 8:</text:p>
      <text:p text:style-name="P53"/>
      <table:table table:name="Table14" table:style-name="Table14">
        <table:table-column table:style-name="Table14.A"/>
        <table:table-row>
          <table:table-cell table:style-name="Table14.A1" office:value-type="string">
            <text:list xml:id="list9056141055509479568" text:style-name="L14">
              <text:list-item>
                <text:p text:style-name="P157"/>
              </text:list-item>
              <text:list-item>
                <text:p text:style-name="P157">#include &lt;stdio.h&gt; </text:p>
              </text:list-item>
              <text:list-item>
                <text:p text:style-name="P157">#include &lt;math.h&gt; </text:p>
              </text:list-item>
              <text:list-item>
                <text:p text:style-name="P157"/>
              </text:list-item>
              <text:list-item>
                <text:p text:style-name="P157">int STUDENT = 10; </text:p>
              </text:list-item>
              <text:list-item>
                <text:p text:style-name="P157"/>
              </text:list-item>
              <text:list-item>
                <text:p text:style-name="P157">int asssingSchool(int student){ </text:p>
              </text:list-item>
              <text:list-item>
                <text:p text:style-name="P157"><text:tab/>int generateRand(int n){ </text:p>
              </text:list-item>
              <text:list-item>
                <text:p text:style-name="P157"><text:tab/><text:tab/>return n*rand(); </text:p>
              </text:list-item>
              <text:list-item>
                <text:p text:style-name="P157"><text:tab/>} </text:p>
              </text:list-item>
              <text:list-item>
                <text:p text:style-name="P157"/>
              </text:list-item>
              <text:list-item>
                <text:p text:style-name="P157"><text:tab/>int school = generateRand(student)*100; </text:p>
              </text:list-item>
              <text:list-item>
                <text:p text:style-name="P157"/>
              </text:list-item>
              <text:list-item>
                <text:p text:style-name="P157"><text:tab/>return school; </text:p>
              </text:list-item>
              <text:list-item>
                <text:p text:style-name="P157">} </text:p>
              </text:list-item>
              <text:list-item>
                <text:p text:style-name="P157"/>
              </text:list-item>
              <text:list-item>
                <text:p text:style-name="P157">int assingClass( int student, int school){ </text:p>
              </text:list-item>
              <text:list-item>
                <text:p text:style-name="P157"><text:tab/>int generateRand(int n){ </text:p>
              </text:list-item>
              <text:list-item>
                <text:p text:style-name="P157"><text:tab/><text:tab/>return n*rand(); </text:p>
              </text:list-item>
              <text:list-item>
                <text:p text:style-name="P157"><text:tab/>} </text:p>
              </text:list-item>
              <text:list-item>
                <text:p text:style-name="P157"/>
              </text:list-item>
              <text:list-item>
                <text:p text:style-name="P157"><text:tab/>int class = generateRand(student*school)*200; </text:p>
              </text:list-item>
              <text:list-item>
                <text:p text:style-name="P157"><text:tab/>return class; </text:p>
              </text:list-item>
              <text:list-item>
                <text:p text:style-name="P157">} </text:p>
              </text:list-item>
              <text:list-item>
                <text:p text:style-name="P157"/>
              </text:list-item>
              <text:list-item>
                <text:p text:style-name="P157">int main(int argn, char ** argc){ </text:p>
              </text:list-item>
              <text:list-item>
                <text:p text:style-name="P157"><text:tab/>int student = 10; </text:p>
              </text:list-item>
              <text:list-item>
                <text:p text:style-name="P157"/>
              </text:list-item>
              <text:list-item>
                <text:p text:style-name="P157"><text:tab/>int school = asssingSchool(student); </text:p>
              </text:list-item>
              <text:list-item>
                <text:p text:style-name="P157"><text:tab/>int class = assingClass(student, school); </text:p>
              </text:list-item>
              <text:list-item>
                <text:p text:style-name="P157"><text:s/>/*asdfasdfsad <text:s text:c="2"/>*/ </text:p>
              </text:list-item>
              <text:list-item>
                <text:p text:style-name="P157"><text:tab/>printf("The student %d will go to school %d and class %d \n", student , school , class ); </text:p>
              </text:list-item>
              <text:list-item>
                <text:p text:style-name="P157"/>
              </text:list-item>
              <text:list-item>
                <text:p text:style-name="P157">}</text:p>
              </text:list-item>
            </text:list>
          </table:table-cell>
        </table:table-row>
      </table:table>
      <text:p text:style-name="P53"/>
      <text:p text:style-name="P31"/>
      <text:p text:style-name="P57"><text:span text:style-name="T11">F</text:span>unctions:</text:p>
      <table:table table:name="Table36" table:style-name="Table36">
        <table:table-column table:style-name="Table36.A"/>
        <table:table-column table:style-name="Table36.B"/>
        <table:table-column table:style-name="Table36.C"/>
        <table:table-column table:style-name="Table36.D" table:number-columns-repeated="2"/>
        <table:table-column table:style-name="Table36.F"/>
        <text:soft-page-break/>
        <table:table-row>
          <table:table-cell table:style-name="Table36.A1" office:value-type="string">
            <text:p text:style-name="P92">Line</text:p>
          </table:table-cell>
          <table:table-cell table:style-name="Table36.A1" office:value-type="string">
            <text:p text:style-name="P92">Name</text:p>
          </table:table-cell>
          <table:table-cell table:style-name="Table36.A1" office:value-type="string">
            <text:p text:style-name="P92">Parameters </text:p>
          </table:table-cell>
          <table:table-cell table:style-name="Table36.A1" office:value-type="string">
            <text:p text:style-name="P92">Return</text:p>
          </table:table-cell>
          <table:table-cell table:style-name="Table36.A1" office:value-type="string">
            <text:p text:style-name="P100">Usage</text:p>
          </table:table-cell>
          <table:table-cell table:style-name="Table36.F1" office:value-type="string">
            <text:p text:style-name="P92">Scope</text:p>
          </table:table-cell>
        </table:table-row>
        <table:table-row>
          <table:table-cell table:style-name="Table36.A2" office:value-type="string">
            <text:p text:style-name="P129">7</text:p>
          </table:table-cell>
          <table:table-cell table:style-name="Table36.A2" office:value-type="string">
            <text:p text:style-name="P129">assingSchool</text:p>
          </table:table-cell>
          <table:table-cell table:style-name="Table36.A2" office:value-type="string">
            <text:p text:style-name="P129">student</text:p>
          </table:table-cell>
          <table:table-cell table:style-name="Table36.A2" office:value-type="string">
            <text:p text:style-name="P83">int</text:p>
          </table:table-cell>
          <table:table-cell table:style-name="Table36.A2" office:value-type="string">
            <text:p text:style-name="P130">29</text:p>
          </table:table-cell>
          <table:table-cell table:style-name="Table36.F2" office:value-type="string">
            <text:p text:style-name="P115"><text:span text:style-name="T76">g</text:span>lobal</text:p>
          </table:table-cell>
        </table:table-row>
        <table:table-row>
          <table:table-cell table:style-name="Table36.A2" office:value-type="string">
            <text:p text:style-name="P129">8</text:p>
          </table:table-cell>
          <table:table-cell table:style-name="Table36.A2" office:value-type="string">
            <text:p text:style-name="P129">generateRand</text:p>
          </table:table-cell>
          <table:table-cell table:style-name="Table36.A2" office:value-type="string">
            <text:p text:style-name="P129">n</text:p>
          </table:table-cell>
          <table:table-cell table:style-name="Table36.A2" office:value-type="string">
            <text:p text:style-name="P129">int</text:p>
          </table:table-cell>
          <table:table-cell table:style-name="Table36.A2" office:value-type="string">
            <text:p text:style-name="P130">12</text:p>
          </table:table-cell>
          <table:table-cell table:style-name="Table36.F2" office:value-type="string">
            <text:p text:style-name="P129"><text:span text:style-name="T76">a</text:span>ssingSchool <text:span text:style-name="T76">7</text:span></text:p>
          </table:table-cell>
        </table:table-row>
        <table:table-row>
          <table:table-cell table:style-name="Table36.A2" office:value-type="string">
            <text:p text:style-name="P129">17</text:p>
          </table:table-cell>
          <table:table-cell table:style-name="Table36.A2" office:value-type="string">
            <text:p text:style-name="P129">assingClass</text:p>
          </table:table-cell>
          <table:table-cell table:style-name="Table36.A2" office:value-type="string">
            <text:p text:style-name="P129">student school</text:p>
          </table:table-cell>
          <table:table-cell table:style-name="Table36.A2" office:value-type="string">
            <text:p text:style-name="P129">int</text:p>
          </table:table-cell>
          <table:table-cell table:style-name="Table36.A2" office:value-type="string">
            <text:p text:style-name="P130">30</text:p>
          </table:table-cell>
          <table:table-cell table:style-name="Table36.F2" office:value-type="string">
            <text:p text:style-name="P129"><text:span text:style-name="T76">g</text:span>lobal</text:p>
          </table:table-cell>
        </table:table-row>
        <table:table-row>
          <table:table-cell table:style-name="Table36.A2" office:value-type="string">
            <text:p text:style-name="P129">18</text:p>
          </table:table-cell>
          <table:table-cell table:style-name="Table36.A2" office:value-type="string">
            <text:p text:style-name="P129">generateRand</text:p>
          </table:table-cell>
          <table:table-cell table:style-name="Table36.A2" office:value-type="string">
            <text:p text:style-name="P129">n</text:p>
          </table:table-cell>
          <table:table-cell table:style-name="Table36.A2" office:value-type="string">
            <text:p text:style-name="P129">int</text:p>
          </table:table-cell>
          <table:table-cell table:style-name="Table36.A2" office:value-type="string">
            <text:p text:style-name="P130">22</text:p>
          </table:table-cell>
          <table:table-cell table:style-name="Table36.F2" office:value-type="string">
            <text:p text:style-name="P129"><text:span text:style-name="T76">a</text:span>ssingClass <text:span text:style-name="T76">17</text:span></text:p>
          </table:table-cell>
        </table:table-row>
        <table:table-row>
          <table:table-cell table:style-name="Table36.A2" office:value-type="string">
            <text:p text:style-name="P129">27</text:p>
          </table:table-cell>
          <table:table-cell table:style-name="Table36.A2" office:value-type="string">
            <text:p text:style-name="P87">main</text:p>
          </table:table-cell>
          <table:table-cell table:style-name="Table36.A2" office:value-type="string">
            <text:p text:style-name="P87"><text:span text:style-name="T74">a</text:span>r<text:span text:style-name="T74">g</text:span>c <text:s text:c="2"/><text:span text:style-name="T74">a</text:span>rgv</text:p>
          </table:table-cell>
          <table:table-cell table:style-name="Table36.A2" office:value-type="string">
            <text:p text:style-name="P87">int</text:p>
          </table:table-cell>
          <table:table-cell table:style-name="Table36.A2" office:value-type="string">
            <text:p text:style-name="P112">-</text:p>
          </table:table-cell>
          <table:table-cell table:style-name="Table36.F2" office:value-type="string">
            <text:p text:style-name="P115"><text:span text:style-name="T76">g</text:span>lobal</text:p>
          </table:table-cell>
        </table:table-row>
      </table:table>
      <text:p text:style-name="P5"/>
      <text:p text:style-name="P22"/>
      <text:p text:style-name="P22"/>
      <text:p text:style-name="P57">Variables:</text:p>
      <table:table table:name="Table37" table:style-name="Table37">
        <table:table-column table:style-name="Table37.A"/>
        <table:table-column table:style-name="Table37.B" table:number-columns-repeated="2"/>
        <table:table-column table:style-name="Table37.D"/>
        <table:table-column table:style-name="Table37.E"/>
        <table:table-row>
          <table:table-cell table:style-name="Table37.A1" office:value-type="string">
            <text:p text:style-name="P96">Line</text:p>
          </table:table-cell>
          <table:table-cell table:style-name="Table37.A1" office:value-type="string">
            <text:p text:style-name="P96">Type</text:p>
          </table:table-cell>
          <table:table-cell table:style-name="Table37.A1" office:value-type="string">
            <text:p text:style-name="P104"><text:s/><text:span text:style-name="T11">name</text:span></text:p>
          </table:table-cell>
          <table:table-cell table:style-name="Table37.A1" office:value-type="string">
            <text:p text:style-name="P100">Usage</text:p>
          </table:table-cell>
          <table:table-cell table:style-name="Table37.E1" office:value-type="string">
            <text:p text:style-name="P96">scope</text:p>
          </table:table-cell>
        </table:table-row>
        <table:table-row>
          <table:table-cell table:style-name="Table37.A2" office:value-type="string">
            <text:p text:style-name="P129">5</text:p>
          </table:table-cell>
          <table:table-cell table:style-name="Table37.A2" office:value-type="string">
            <text:p text:style-name="P110">int</text:p>
          </table:table-cell>
          <table:table-cell table:style-name="Table37.A2" office:value-type="string">
            <text:p text:style-name="P129">STUDENT</text:p>
          </table:table-cell>
          <table:table-cell table:style-name="Table37.A2" office:value-type="string">
            <text:p text:style-name="P129"/>
          </table:table-cell>
          <table:table-cell table:style-name="Table37.E2" office:value-type="string">
            <text:p text:style-name="P129"><text:span text:style-name="T76">g</text:span>lobal</text:p>
          </table:table-cell>
        </table:table-row>
        <table:table-row>
          <table:table-cell table:style-name="Table37.A2" office:value-type="string">
            <text:p text:style-name="P129">7</text:p>
          </table:table-cell>
          <table:table-cell table:style-name="Table37.A2" office:value-type="string">
            <text:p text:style-name="P110">int</text:p>
          </table:table-cell>
          <table:table-cell table:style-name="Table37.A2" office:value-type="string">
            <text:p text:style-name="P129">student</text:p>
          </table:table-cell>
          <table:table-cell table:style-name="Table37.A2" office:value-type="string">
            <text:p text:style-name="P129">12</text:p>
          </table:table-cell>
          <table:table-cell table:style-name="Table37.E2" office:value-type="string">
            <text:p text:style-name="P129"><text:span text:style-name="T76">as</text:span>singSchool <text:span text:style-name="T76">7 param</text:span></text:p>
          </table:table-cell>
        </table:table-row>
        <table:table-row>
          <table:table-cell table:style-name="Table37.A2" office:value-type="string">
            <text:p text:style-name="P131">8</text:p>
          </table:table-cell>
          <table:table-cell table:style-name="Table37.A2" office:value-type="string">
            <text:p text:style-name="P87">int</text:p>
          </table:table-cell>
          <table:table-cell table:style-name="Table37.A2" office:value-type="string">
            <text:p text:style-name="P129">n</text:p>
          </table:table-cell>
          <table:table-cell table:style-name="Table37.A2" office:value-type="string">
            <text:p text:style-name="P129">9 <text:s/>18 <text:s/>19</text:p>
          </table:table-cell>
          <table:table-cell table:style-name="Table37.E2" office:value-type="string">
            <text:p text:style-name="P129"><text:span text:style-name="T76">g</text:span>enerateRand <text:s/><text:span text:style-name="T76">8 </text:span>param</text:p>
          </table:table-cell>
        </table:table-row>
        <table:table-row>
          <table:table-cell table:style-name="Table37.A2" office:value-type="string">
            <text:p text:style-name="P129">12</text:p>
          </table:table-cell>
          <table:table-cell table:style-name="Table37.A2" office:value-type="string">
            <text:p text:style-name="P87">int</text:p>
          </table:table-cell>
          <table:table-cell table:style-name="Table37.A2" office:value-type="string">
            <text:p text:style-name="P129">school</text:p>
          </table:table-cell>
          <table:table-cell table:style-name="Table37.A2" office:value-type="string">
            <text:p text:style-name="P129">14</text:p>
          </table:table-cell>
          <table:table-cell table:style-name="Table37.E2" office:value-type="string">
            <text:p text:style-name="P129"><text:span text:style-name="T76">a</text:span>ssignSchool <text:span text:style-name="T76">7</text:span></text:p>
          </table:table-cell>
        </table:table-row>
        <table:table-row>
          <table:table-cell table:style-name="Table37.A2" office:value-type="string">
            <text:p text:style-name="P87">1<text:span text:style-name="T68">7</text:span></text:p>
          </table:table-cell>
          <table:table-cell table:style-name="Table37.A2" office:value-type="string">
            <text:p text:style-name="P87">int</text:p>
          </table:table-cell>
          <table:table-cell table:style-name="Table37.A2" office:value-type="string">
            <text:p text:style-name="P129">student</text:p>
          </table:table-cell>
          <table:table-cell table:style-name="Table37.A2" office:value-type="string">
            <text:p text:style-name="P129">22</text:p>
          </table:table-cell>
          <table:table-cell table:style-name="Table37.E2" office:value-type="string">
            <text:p text:style-name="P129"><text:span text:style-name="T76">a</text:span>ssingClass <text:span text:style-name="T76">7 </text:span>param</text:p>
          </table:table-cell>
        </table:table-row>
        <table:table-row>
          <table:table-cell table:style-name="Table37.A2" office:value-type="string">
            <text:p text:style-name="P129">17</text:p>
          </table:table-cell>
          <table:table-cell table:style-name="Table37.A2" office:value-type="string">
            <text:p text:style-name="P129">int</text:p>
          </table:table-cell>
          <table:table-cell table:style-name="Table37.A2" office:value-type="string">
            <text:p text:style-name="P129">school</text:p>
          </table:table-cell>
          <table:table-cell table:style-name="Table37.A2" office:value-type="string">
            <text:p text:style-name="P129">22</text:p>
          </table:table-cell>
          <table:table-cell table:style-name="Table37.E2" office:value-type="string">
            <text:p text:style-name="P129"><text:span text:style-name="T76">a</text:span>ssignClass <text:span text:style-name="T76">7 </text:span>param</text:p>
          </table:table-cell>
        </table:table-row>
        <table:table-row>
          <table:table-cell table:style-name="Table37.A2" office:value-type="string">
            <text:p text:style-name="P129">8</text:p>
          </table:table-cell>
          <table:table-cell table:style-name="Table37.A2" office:value-type="string">
            <text:p text:style-name="P129">int</text:p>
          </table:table-cell>
          <table:table-cell table:style-name="Table37.A2" office:value-type="string">
            <text:p text:style-name="P129">n</text:p>
          </table:table-cell>
          <table:table-cell table:style-name="Table37.A2" office:value-type="string">
            <text:p text:style-name="P129">19</text:p>
          </table:table-cell>
          <table:table-cell table:style-name="Table37.E2" office:value-type="string">
            <text:p text:style-name="P129"><text:span text:style-name="T76">g</text:span>enerateRand <text:span text:style-name="T76">18 </text:span>param</text:p>
          </table:table-cell>
        </table:table-row>
        <table:table-row>
          <table:table-cell table:style-name="Table37.A2" office:value-type="string">
            <text:p text:style-name="P129">12</text:p>
          </table:table-cell>
          <table:table-cell table:style-name="Table37.A2" office:value-type="string">
            <text:p text:style-name="P129">int</text:p>
          </table:table-cell>
          <table:table-cell table:style-name="Table37.A2" office:value-type="string">
            <text:p text:style-name="P129">class</text:p>
          </table:table-cell>
          <table:table-cell table:style-name="Table37.A2" office:value-type="string">
            <text:p text:style-name="P129">23</text:p>
          </table:table-cell>
          <table:table-cell table:style-name="Table37.E2" office:value-type="string">
            <text:p text:style-name="P129"><text:span text:style-name="T76">a</text:span>ssignClass <text:span text:style-name="T76">17</text:span></text:p>
          </table:table-cell>
        </table:table-row>
        <table:table-row>
          <table:table-cell table:style-name="Table37.A2" office:value-type="string">
            <text:p text:style-name="P129">26</text:p>
          </table:table-cell>
          <table:table-cell table:style-name="Table37.A2" office:value-type="string">
            <text:p text:style-name="P129">int</text:p>
          </table:table-cell>
          <table:table-cell table:style-name="Table37.A2" office:value-type="string">
            <text:p text:style-name="P129">argn</text:p>
          </table:table-cell>
          <table:table-cell table:style-name="Table37.A2" office:value-type="string">
            <text:p text:style-name="P110"/>
          </table:table-cell>
          <table:table-cell table:style-name="Table37.E2" office:value-type="string">
            <text:p text:style-name="P129"><text:span text:style-name="T76">m</text:span>ain <text:span text:style-name="T76">27</text:span> param</text:p>
          </table:table-cell>
        </table:table-row>
        <table:table-row>
          <table:table-cell table:style-name="Table37.A2" office:value-type="string">
            <text:p text:style-name="P129">26</text:p>
          </table:table-cell>
          <table:table-cell table:style-name="Table37.A2" office:value-type="string">
            <text:p text:style-name="P129">char**</text:p>
          </table:table-cell>
          <table:table-cell table:style-name="Table37.A2" office:value-type="string">
            <text:p text:style-name="P129">argc</text:p>
          </table:table-cell>
          <table:table-cell table:style-name="Table37.A2" office:value-type="string">
            <text:p text:style-name="P110"/>
          </table:table-cell>
          <table:table-cell table:style-name="Table37.E2" office:value-type="string">
            <text:p text:style-name="P129"><text:span text:style-name="T76">m</text:span>ain <text:s/><text:span text:style-name="T76">27 </text:span>param</text:p>
          </table:table-cell>
        </table:table-row>
        <table:table-row>
          <table:table-cell table:style-name="Table37.A2" office:value-type="string">
            <text:p text:style-name="P129">26</text:p>
          </table:table-cell>
          <table:table-cell table:style-name="Table37.A2" office:value-type="string">
            <text:p text:style-name="P129">int</text:p>
          </table:table-cell>
          <table:table-cell table:style-name="Table37.A2" office:value-type="string">
            <text:p text:style-name="P129">student</text:p>
          </table:table-cell>
          <table:table-cell table:style-name="Table37.A2" office:value-type="string">
            <text:p text:style-name="P129">29 <text:s/>30 <text:s/><text:span text:style-name="T73">32</text:span></text:p>
          </table:table-cell>
          <table:table-cell table:style-name="Table37.E2" office:value-type="string">
            <text:p text:style-name="P129"><text:span text:style-name="T76">m</text:span>ain <text:span text:style-name="T76">27</text:span></text:p>
          </table:table-cell>
        </table:table-row>
        <table:table-row>
          <table:table-cell table:style-name="Table37.A2" office:value-type="string">
            <text:p text:style-name="P129">29</text:p>
          </table:table-cell>
          <table:table-cell table:style-name="Table37.A2" office:value-type="string">
            <text:p text:style-name="P129">int</text:p>
          </table:table-cell>
          <table:table-cell table:style-name="Table37.A2" office:value-type="string">
            <text:p text:style-name="P129">school</text:p>
          </table:table-cell>
          <table:table-cell table:style-name="Table37.A2" office:value-type="string">
            <text:p text:style-name="P129">30 <text:s/><text:span text:style-name="T73">32</text:span></text:p>
          </table:table-cell>
          <table:table-cell table:style-name="Table37.E2" office:value-type="string">
            <text:p text:style-name="P129"><text:span text:style-name="T76">m</text:span>ain <text:span text:style-name="T76">27</text:span></text:p>
          </table:table-cell>
        </table:table-row>
        <table:table-row>
          <table:table-cell table:style-name="Table37.A2" office:value-type="string">
            <text:p text:style-name="P129">30</text:p>
          </table:table-cell>
          <table:table-cell table:style-name="Table37.A2" office:value-type="string">
            <text:p text:style-name="P129">int</text:p>
          </table:table-cell>
          <table:table-cell table:style-name="Table37.A2" office:value-type="string">
            <text:p text:style-name="P129">class</text:p>
          </table:table-cell>
          <table:table-cell table:style-name="Table37.A2" office:value-type="string">
            <text:p text:style-name="P132">32</text:p>
          </table:table-cell>
          <table:table-cell table:style-name="Table37.E2" office:value-type="string">
            <text:p text:style-name="P129">main</text:p>
          </table:table-cell>
        </table:table-row>
      </table:table>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1ae" officeooo:paragraph-rsid="001671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 ECOTE <text:s text:c="106"/>Ruben Romero <text:s text:c="13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1:05:35.296002827</meta:creation-date>
    <dc:date>2017-06-05T17:28:13.592274058</dc:date>
    <meta:editing-duration>P3DT1H24M58S</meta:editing-duration>
    <meta:editing-cycles>34</meta:editing-cycles>
    <meta:generator>LibreOffice/4.2.8.2$Linux_X86_64 LibreOffice_project/420m0$Build-2</meta:generator>
    <meta:document-statistic meta:table-count="28" meta:image-count="0" meta:object-count="0" meta:page-count="14" meta:paragraph-count="821" meta:word-count="2196" meta:character-count="12430" meta:non-whitespace-character-count="10468"/>
  </office:meta>
</office:document-meta>
</file>